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6F0000005DC9377B4EDE8A7A56.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style:font-charset="x-symbol"/>
    <style:font-face style:name="StarSymbol1" svg:font-family="StarSymbol, 'Arial Unicode MS'" style:font-charset="x-symbol"/>
    <style:font-face style:name="Symbol2" svg:font-family="Symbol" style:font-charset="x-symbol"/>
    <style:font-face style:name="Wingdings1" svg:font-family="Wingdings" style:font-charset="x-symbol"/>
    <style:font-face style:name="Wingdings 2" svg:font-family="'Wingdings 2'" style:font-charset="x-symbol"/>
    <style:font-face style:name="OpenSymbol2" svg:font-family="OpenSymbol" style:font-adornments="Regular" style:font-pitch="variable" style:font-charset="x-symbol"/>
    <style:font-face style:name="Wingdings" svg:font-family="Wingdings" style:font-pitch="variable" style:font-charset="x-symbol"/>
    <style:font-face style:name="0" svg:font-family="0"/>
    <style:font-face style:name="CCDIOC+Palatino-Roman" svg:font-family="CCDIOC+Palatino-Roman"/>
    <style:font-face style:name="Lohit Hindi2" svg:font-family="'Lohit Hindi'"/>
    <style:font-face style:name="OpenSymbol" svg:font-family="OpenSymbol, 'Arial Unicode MS'"/>
    <style:font-face style:name="StarSymbol" svg:font-family="StarSymbol, 'Arial Unicode MS'"/>
    <style:font-face style:name="Symbol1" svg:font-family="Symbol"/>
    <style:font-face style:name="Courier New" svg:font-family="'Courier New'" style:font-family-generic="modern"/>
    <style:font-face style:name="Courier New1" svg:font-family="'Courier New'" style:font-family-generic="modern" style:font-pitch="fixed"/>
    <style:font-face style:name="Arial3" svg:font-family="Arial" style:font-pitch="variable"/>
    <style:font-face style:name="Droid Sans Fallback2" svg:font-family="'Droid Sans Fallback'" style:font-pitch="variable"/>
    <style:font-face style:name="FreeSans1" svg:font-family="FreeSans" style:font-pitch="variable"/>
    <style:font-face style:name="Lohit Hindi1" svg:font-family="'Lohit Hindi'" style:font-pitch="variable"/>
    <style:font-face style:name="Arial1" svg:font-family="Arial"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2" svg:font-family="Wingdings" style:font-family-generic="roman" style:font-pitch="variable"/>
    <style:font-face style:name="Arial" svg:font-family="Arial" style:font-family-generic="swiss" style:font-pitch="variable"/>
    <style:font-face style:name="Arial2" svg:font-family="Arial" style:font-adornments="Negrita Cursiva" style:font-family-generic="swiss" style:font-pitch="variable"/>
    <style:font-face style:name="Droid Sans Fallback1" svg:font-family="'Droid Sans Fallback', 'Arial Unicode MS'" style:font-family-generic="swiss" style:font-pitch="variable"/>
    <style:font-face style:name="Liberation Sans" svg:font-family="'Liberation Sans', Arial" style:font-family-generic="swiss"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OpenSymbol4" svg:font-family="OpenSymbol" style:font-family-generic="system" style:font-pitch="variable"/>
    <style:font-face style:name="Wingdings3" svg:font-family="Wingdings" style:font-family-generic="system" style:font-pitch="variable"/>
  </office:font-face-decls>
  <office:automatic-styles>
    <style:style style:name="Tabla1" style:family="table">
      <style:table-properties style:width="13.61cm" fo:margin-left="2.055cm" table:align="left" style:writing-mode="lr-tb"/>
    </style:style>
    <style:style style:name="Tabla1.A" style:family="table-column">
      <style:table-column-properties style:column-width="13.61cm"/>
    </style:style>
    <style:style style:name="Tabla1.1" style:family="table-row">
      <style:table-row-properties fo:keep-together="auto"/>
    </style:style>
    <style:style style:name="Tabla1.A1" style:family="table-cell">
      <style:table-cell-properties style:vertical-align="top" fo:padding="0.097cm" fo:border="1pt solid #000000" style:writing-mode="lr-tb"/>
    </style:style>
    <style:style style:name="Tabla2" style:family="table">
      <style:table-properties style:width="17.004cm" table:align="left" style:writing-mode="lr-tb"/>
    </style:style>
    <style:style style:name="Tabla2.A" style:family="table-column">
      <style:table-column-properties style:column-width="0.949cm"/>
    </style:style>
    <style:style style:name="Tabla2.B" style:family="table-column">
      <style:table-column-properties style:column-width="10.702cm"/>
    </style:style>
    <style:style style:name="Tabla2.C" style:family="table-column">
      <style:table-column-properties style:column-width="2.674cm"/>
    </style:style>
    <style:style style:name="Tabla2.D" style:family="table-column">
      <style:table-column-properties style:column-width="2.679cm"/>
    </style:style>
    <style:style style:name="Tabla2.1" style:family="table-row">
      <style:table-row-properties fo:keep-together="auto"/>
    </style:style>
    <style:style style:name="Tabla2.A1" style:family="table-cell">
      <style:table-cell-properties style:vertical-align="top" fo:padding="0.097cm" fo:border-left="0.1pt solid #000000" fo:border-right="none" fo:border-top="0.1pt solid #000000" fo:border-bottom="0.1pt solid #000000" style:writing-mode="lr-tb"/>
    </style:style>
    <style:style style:name="Tabla2.D1" style:family="table-cell">
      <style:table-cell-properties style:vertical-align="top" fo:padding="0.097cm" fo:border="0.1pt solid #000000" style:writing-mode="lr-tb"/>
    </style:style>
    <style:style style:name="Tabla2.A2" style:family="table-cell">
      <style:table-cell-properties style:vertical-align="top" fo:padding="0.097cm" fo:border-left="0.1pt solid #000000" fo:border-right="none" fo:border-top="none" fo:border-bottom="0.1pt solid #000000" style:writing-mode="lr-tb"/>
    </style:style>
    <style:style style:name="Tabla2.D2" style:family="table-cell">
      <style:table-cell-properties style:vertical-align="middle" fo:padding="0.097cm" fo:border-left="0.1pt solid #000000" fo:border-right="0.1pt solid #000000" fo:border-top="none" fo:border-bottom="0.1pt solid #000000" style:writing-mode="tb-rl"/>
    </style:style>
    <style:style style:name="Tabla2.D11" style:family="table-cell">
      <style:table-cell-properties style:vertical-align="top" fo:padding="0.097cm" fo:border-left="0.1pt solid #000000" fo:border-right="0.1pt solid #000000" fo:border-top="none" fo:border-bottom="0.1pt solid #000000" style:writing-mode="lr-tb"/>
    </style:style>
    <style:style style:name="Tabla3" style:family="table">
      <style:table-properties style:width="17.004cm" table:align="left" style:writing-mode="lr-tb"/>
    </style:style>
    <style:style style:name="Tabla3.A" style:family="table-column">
      <style:table-column-properties style:column-width="17.004cm"/>
    </style:style>
    <style:style style:name="Tabla3.1" style:family="table-row">
      <style:table-row-properties fo:keep-together="auto"/>
    </style:style>
    <style:style style:name="Tabla3.A1" style:family="table-cell">
      <style:table-cell-properties style:vertical-align="top" fo:padding="0.097cm" fo:border="0.1pt solid #000000" style:writing-mode="lr-tb"/>
    </style:style>
    <style:style style:name="Tabla3.A2" style:family="table-cell">
      <style:table-cell-properties style:vertical-align="top" fo:padding="0.097cm" fo:border-left="0.1pt solid #000000" fo:border-right="0.1pt solid #000000" fo:border-top="none" fo:border-bottom="0.1pt solid #000000" style:writing-mode="lr-tb"/>
    </style:style>
    <style:style style:name="Tabla4" style:family="table">
      <style:table-properties style:width="17.004cm" table:align="left" style:writing-mode="lr-tb"/>
    </style:style>
    <style:style style:name="Tabla4.A" style:family="table-column">
      <style:table-column-properties style:column-width="17.004cm"/>
    </style:style>
    <style:style style:name="Tabla4.1" style:family="table-row">
      <style:table-row-properties fo:keep-together="auto"/>
    </style:style>
    <style:style style:name="Tabla4.A1" style:family="table-cell">
      <style:table-cell-properties style:vertical-align="top" fo:padding="0.097cm" fo:border="0.1pt solid #000000" style:writing-mode="lr-tb"/>
    </style:style>
    <style:style style:name="Tabla4.A2" style:family="table-cell">
      <style:table-cell-properties style:vertical-align="top" fo:padding="0.097cm" fo:border-left="0.1pt solid #000000" fo:border-right="0.1pt solid #000000" fo:border-top="none" fo:border-bottom="0.1pt solid #000000" style:writing-mode="lr-tb"/>
    </style:style>
    <style:style style:name="Tabla5" style:family="table">
      <style:table-properties style:width="17.004cm" table:align="left" style:writing-mode="lr-tb"/>
    </style:style>
    <style:style style:name="Tabla5.A" style:family="table-column">
      <style:table-column-properties style:column-width="17.004cm"/>
    </style:style>
    <style:style style:name="Tabla5.1" style:family="table-row">
      <style:table-row-properties fo:keep-together="auto"/>
    </style:style>
    <style:style style:name="Tabla5.A1" style:family="table-cell">
      <style:table-cell-properties style:vertical-align="top" fo:padding="0.097cm" fo:border="0.1pt solid #000000" style:writing-mode="lr-tb"/>
    </style:style>
    <style:style style:name="Tabla5.A2" style:family="table-cell">
      <style:table-cell-properties style:vertical-align="top" fo:padding="0.097cm" fo:border-left="0.1pt solid #000000" fo:border-right="0.1pt solid #000000" fo:border-top="none" fo:border-bottom="0.1pt solid #000000" style:writing-mode="lr-tb"/>
    </style:style>
    <style:style style:name="Tabla7" style:family="table">
      <style:table-properties style:width="17.004cm" table:align="left" style:writing-mode="lr-tb"/>
    </style:style>
    <style:style style:name="Tabla7.A" style:family="table-column">
      <style:table-column-properties style:column-width="17.004cm"/>
    </style:style>
    <style:style style:name="Tabla7.1" style:family="table-row">
      <style:table-row-properties fo:keep-together="auto"/>
    </style:style>
    <style:style style:name="Tabla7.A1" style:family="table-cell">
      <style:table-cell-properties style:vertical-align="top" fo:padding="0.097cm" fo:border="0.1pt solid #000000" style:writing-mode="lr-tb"/>
    </style:style>
    <style:style style:name="Tabla7.A2" style:family="table-cell">
      <style:table-cell-properties style:vertical-align="top" fo:padding="0.097cm" fo:border-left="0.1pt solid #000000" fo:border-right="0.1pt solid #000000" fo:border-top="none" fo:border-bottom="0.1pt solid #000000" style:writing-mode="lr-tb"/>
    </style:style>
    <style:style style:name="Tabla6" style:family="table">
      <style:table-properties style:width="17.004cm" table:align="left" style:writing-mode="lr-tb"/>
    </style:style>
    <style:style style:name="Tabla6.A" style:family="table-column">
      <style:table-column-properties style:column-width="17.004cm"/>
    </style:style>
    <style:style style:name="Tabla6.1" style:family="table-row">
      <style:table-row-properties fo:keep-together="auto"/>
    </style:style>
    <style:style style:name="Tabla6.A1" style:family="table-cell">
      <style:table-cell-properties style:vertical-align="top" fo:padding="0.097cm" fo:border="0.1pt solid #000000" style:writing-mode="lr-tb"/>
    </style:style>
    <style:style style:name="Tabla6.A2" style:family="table-cell">
      <style:table-cell-properties style:vertical-align="top" fo:padding="0.097cm" fo:border-left="0.1pt solid #000000" fo:border-right="0.1pt solid #000000" fo:border-top="none" fo:border-bottom="0.1pt solid #000000" style:writing-mode="lr-tb"/>
    </style:style>
    <style:style style:name="Tabla8" style:family="table">
      <style:table-properties style:width="17.004cm" table:align="left" style:writing-mode="lr-tb"/>
    </style:style>
    <style:style style:name="Tabla8.A" style:family="table-column">
      <style:table-column-properties style:column-width="17.004cm"/>
    </style:style>
    <style:style style:name="Tabla8.1" style:family="table-row">
      <style:table-row-properties fo:keep-together="auto"/>
    </style:style>
    <style:style style:name="Tabla8.A1" style:family="table-cell">
      <style:table-cell-properties style:vertical-align="top" fo:padding="0.097cm" fo:border="0.1pt solid #000000" style:writing-mode="lr-tb"/>
    </style:style>
    <style:style style:name="Tabla8.A2" style:family="table-cell">
      <style:table-cell-properties style:vertical-align="top" fo:padding="0.097cm" fo:border-left="0.1pt solid #000000" fo:border-right="0.1pt solid #000000" fo:border-top="none" fo:border-bottom="0.1pt solid #000000" style:writing-mode="lr-tb"/>
    </style:style>
    <style:style style:name="Tabla9" style:family="table">
      <style:table-properties style:width="17.004cm" table:align="left" style:writing-mode="lr-tb"/>
    </style:style>
    <style:style style:name="Tabla9.A" style:family="table-column">
      <style:table-column-properties style:column-width="17.004cm"/>
    </style:style>
    <style:style style:name="Tabla9.1" style:family="table-row">
      <style:table-row-properties fo:keep-together="auto"/>
    </style:style>
    <style:style style:name="Tabla9.A1" style:family="table-cell">
      <style:table-cell-properties style:vertical-align="top" fo:padding="0.097cm" fo:border="0.1pt solid #000000" style:writing-mode="lr-tb"/>
    </style:style>
    <style:style style:name="Tabla9.A2" style:family="table-cell">
      <style:table-cell-properties style:vertical-align="top" fo:padding="0.097cm" fo:border-left="0.1pt solid #000000" fo:border-right="0.1pt solid #000000" fo:border-top="none" fo:border-bottom="0.1pt solid #000000" style:writing-mode="lr-tb"/>
    </style:style>
    <style:style style:name="Tabla10" style:family="table">
      <style:table-properties style:width="17.004cm" table:align="left" style:writing-mode="lr-tb"/>
    </style:style>
    <style:style style:name="Tabla10.A" style:family="table-column">
      <style:table-column-properties style:column-width="17.004cm"/>
    </style:style>
    <style:style style:name="Tabla10.1" style:family="table-row">
      <style:table-row-properties fo:keep-together="auto"/>
    </style:style>
    <style:style style:name="Tabla10.A1" style:family="table-cell">
      <style:table-cell-properties style:vertical-align="top" fo:padding="0.097cm" fo:border="0.1pt solid #000000" style:writing-mode="lr-tb"/>
    </style:style>
    <style:style style:name="Tabla10.A2" style:family="table-cell">
      <style:table-cell-properties style:vertical-align="top" fo:padding="0.097cm" fo:border-left="0.1pt solid #000000" fo:border-right="0.1pt solid #000000" fo:border-top="none" fo:border-bottom="0.1pt solid #000000" style:writing-mode="lr-tb"/>
    </style:style>
    <style:style style:name="Tabla11" style:family="table">
      <style:table-properties style:width="17.004cm" table:align="left" style:writing-mode="lr-tb"/>
    </style:style>
    <style:style style:name="Tabla11.A" style:family="table-column">
      <style:table-column-properties style:column-width="17.004cm"/>
    </style:style>
    <style:style style:name="Tabla11.1" style:family="table-row">
      <style:table-row-properties fo:keep-together="auto"/>
    </style:style>
    <style:style style:name="Tabla11.A1" style:family="table-cell">
      <style:table-cell-properties style:vertical-align="top" fo:padding="0.097cm" fo:border="0.1pt solid #000000" style:writing-mode="lr-tb"/>
    </style:style>
    <style:style style:name="Tabla11.A2" style:family="table-cell">
      <style:table-cell-properties style:vertical-align="top" fo:padding="0.097cm" fo:border-left="0.1pt solid #000000" fo:border-right="0.1pt solid #000000" fo:border-top="none" fo:border-bottom="0.1pt solid #000000" style:writing-mode="lr-tb"/>
    </style:style>
    <style:style style:name="Tabla12" style:family="table">
      <style:table-properties style:width="17.004cm" table:align="left" style:writing-mode="lr-tb"/>
    </style:style>
    <style:style style:name="Tabla12.A" style:family="table-column">
      <style:table-column-properties style:column-width="3.579cm"/>
    </style:style>
    <style:style style:name="Tabla12.B" style:family="table-column">
      <style:table-column-properties style:column-width="1.677cm"/>
    </style:style>
    <style:style style:name="Tabla12.I" style:family="table-column">
      <style:table-column-properties style:column-width="1.683cm"/>
    </style:style>
    <style:style style:name="Tabla12.1" style:family="table-row">
      <style:table-row-properties fo:keep-together="auto"/>
    </style:style>
    <style:style style:name="Tabla12.A1" style:family="table-cell">
      <style:table-cell-properties style:vertical-align="top" fo:padding="0.097cm" fo:border-left="0.1pt solid #000000" fo:border-right="none" fo:border-top="0.1pt solid #000000" fo:border-bottom="0.1pt solid #000000" style:writing-mode="lr-tb"/>
    </style:style>
    <style:style style:name="Tabla12.B1" style:family="table-cell">
      <style:table-cell-properties style:vertical-align="middle" fo:padding="0.097cm" fo:border-left="0.1pt solid #000000" fo:border-right="none" fo:border-top="0.1pt solid #000000" fo:border-bottom="0.1pt solid #000000" style:writing-mode="lr-tb"/>
    </style:style>
    <style:style style:name="Tabla12.I1" style:family="table-cell">
      <style:table-cell-properties style:vertical-align="middle" fo:padding="0.097cm" fo:border="0.1pt solid #000000" style:writing-mode="lr-tb"/>
    </style:style>
    <style:style style:name="Tabla12.A2" style:family="table-cell">
      <style:table-cell-properties style:vertical-align="top" fo:padding="0.097cm" fo:border-left="0.1pt solid #000000" fo:border-right="none" fo:border-top="none" fo:border-bottom="0.1pt solid #000000" style:writing-mode="lr-tb"/>
    </style:style>
    <style:style style:name="Tabla12.I2" style:family="table-cell">
      <style:table-cell-properties style:vertical-align="top" fo:padding="0.097cm" fo:border-left="0.1pt solid #000000" fo:border-right="0.1pt solid #000000" fo:border-top="none" fo:border-bottom="0.1pt solid #000000" style:writing-mode="lr-tb"/>
    </style:style>
    <style:style style:name="P1" style:family="paragraph" style:parent-style-name="Table_20_Contents">
      <style:paragraph-properties style:snap-to-layout-grid="false"/>
    </style:style>
    <style:style style:name="P2" style:family="paragraph" style:parent-style-name="Table_20_Contents">
      <style:paragraph-properties fo:text-align="center" style:justify-single-word="false" style:snap-to-layout-grid="false"/>
      <style:text-properties style:font-name="Arial" fo:font-size="10pt" fo:font-weight="bold" style:font-size-asian="10pt" style:font-weight-asian="bold" style:font-name-complex="Arial" style:font-size-complex="10pt" style:font-weight-complex="bold"/>
    </style:style>
    <style:style style:name="P3" style:family="paragraph" style:parent-style-name="Table_20_Contents">
      <style:paragraph-properties fo:text-align="center" style:justify-single-word="false"/>
      <style:text-properties style:font-name="Arial" fo:font-size="16pt" fo:font-weight="bold" style:font-size-asian="16pt" style:font-weight-asian="bold" style:font-name-complex="Arial" style:font-size-complex="16pt" style:font-weight-complex="bold"/>
    </style:style>
    <style:style style:name="P4" style:family="paragraph" style:parent-style-name="Table_20_Contents">
      <style:paragraph-properties fo:text-align="center" style:justify-single-word="false"/>
      <style:text-properties style:font-name="Arial" fo:font-weight="bold" style:font-weight-asian="bold" style:font-name-complex="Arial" style:font-weight-complex="bold"/>
    </style:style>
    <style:style style:name="P5" style:family="paragraph" style:parent-style-name="Table_20_Contents">
      <style:paragraph-properties fo:text-align="center" style:justify-single-word="false" style:snap-to-layout-grid="false"/>
      <style:text-properties style:font-name="Arial" fo:font-weight="bold" style:font-weight-asian="bold" style:font-name-complex="Arial" style:font-weight-complex="bold"/>
    </style:style>
    <style:style style:name="P6" style:family="paragraph" style:parent-style-name="Table_20_Contents">
      <style:paragraph-properties fo:text-align="end" style:justify-single-word="false"/>
      <style:text-properties style:font-name="Arial" fo:font-weight="bold" style:font-weight-asian="bold" style:font-name-complex="Arial" style:font-weight-complex="bold"/>
    </style:style>
    <style:style style:name="P7" style:family="paragraph" style:parent-style-name="Table_20_Contents">
      <style:text-properties style:font-name="Arial" style:font-name-complex="Arial"/>
    </style:style>
    <style:style style:name="P8" style:family="paragraph" style:parent-style-name="Table_20_Contents">
      <style:paragraph-properties fo:text-align="center" style:justify-single-word="false"/>
      <style:text-properties style:font-name="Arial" style:font-name-complex="Arial"/>
    </style:style>
    <style:style style:name="P9" style:family="paragraph" style:parent-style-name="Table_20_Contents">
      <style:paragraph-properties fo:text-align="center" style:justify-single-word="false" style:snap-to-layout-grid="false"/>
      <style:text-properties style:font-name="Arial" style:font-name-complex="Arial"/>
    </style:style>
    <style:style style:name="P10" style:family="paragraph" style:parent-style-name="Table_20_Contents">
      <style:text-properties style:font-name="Arial" officeooo:paragraph-rsid="00103a67" style:font-name-complex="Arial"/>
    </style:style>
    <style:style style:name="P11" style:family="paragraph" style:parent-style-name="Table_20_Contents">
      <style:paragraph-properties fo:text-align="center" style:justify-single-word="false"/>
    </style:style>
    <style:style style:name="P12" style:family="paragraph" style:parent-style-name="Standard">
      <style:paragraph-properties style:snap-to-layout-grid="false"/>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P13" style:family="paragraph" style:parent-style-name="Standard">
      <style:paragraph-properties fo:line-height="150%" fo:orphans="0" fo:widows="0" fo:hyphenation-ladder-count="no-limit">
        <style:tab-stops>
          <style:tab-stop style:position="1.552cm"/>
        </style:tab-stops>
      </style:paragraph-properties>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fo:hyphenate="false" fo:hyphenation-remain-char-count="2" fo:hyphenation-push-char-count="2"/>
    </style:style>
    <style:style style:name="P14" style:family="paragraph" style:parent-style-name="Standard">
      <style:paragraph-properties fo:text-align="justify" style:justify-single-word="false" style:snap-to-layout-grid="false"/>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P15" style:family="paragraph" style:parent-style-name="Standard">
      <style:paragraph-properties fo:text-align="justify" style:justify-single-word="false" style:snap-to-layout-grid="false"/>
      <style:text-properties style:use-window-font-color="true" style:font-name="Arial" fo:font-size="12pt" fo:language="es" fo:country="ES" fo:font-weight="normal" style:font-name-asian="Times New Roman" style:font-size-asian="12pt" style:language-asian="zxx" style:country-asian="none" style:font-weight-asian="normal" style:font-name-complex="Arial" style:font-size-complex="12pt" style:language-complex="ar" style:country-complex="SA" style:font-weight-complex="normal"/>
    </style:style>
    <style:style style:name="P16" style:family="paragraph" style:parent-style-name="Standard">
      <style:paragraph-properties style:snap-to-layout-grid="false"/>
    </style:style>
    <style:style style:name="P17" style:family="paragraph" style:parent-style-name="Standard">
      <style:paragraph-properties fo:line-height="150%"/>
      <style:text-properties style:font-name="Arial" fo:language="es" fo:country="ES" style:font-name-complex="Arial"/>
    </style:style>
    <style:style style:name="P18" style:family="paragraph" style:parent-style-name="Standard">
      <style:paragraph-properties fo:line-height="150%"/>
      <style:text-properties style:font-name="Arial" fo:language="es" fo:country="ES" fo:font-weight="bold" style:font-weight-asian="bold" style:font-name-complex="Arial" style:font-weight-complex="bold"/>
    </style:style>
    <style:style style:name="P19" style:family="paragraph" style:parent-style-name="Standard">
      <style:paragraph-properties fo:line-height="150%"/>
    </style:style>
    <style:style style:name="P20" style:family="paragraph" style:parent-style-name="Standard">
      <style:paragraph-properties fo:line-height="150%" fo:orphans="0" fo:widows="0" fo:hyphenation-ladder-count="no-limit">
        <style:tab-stops>
          <style:tab-stop style:position="1.552cm"/>
        </style:tab-stops>
      </style:paragraph-properties>
      <style:text-properties fo:hyphenate="false" fo:hyphenation-remain-char-count="2" fo:hyphenation-push-char-count="2"/>
    </style:style>
    <style:style style:name="P21" style:family="paragraph" style:parent-style-name="Standard">
      <style:text-properties officeooo:paragraph-rsid="00103a67"/>
    </style:style>
    <style:style style:name="P22" style:family="paragraph" style:parent-style-name="Standard">
      <style:paragraph-properties fo:margin-left="0.829cm" fo:margin-right="0.018cm" fo:line-height="150%" fo:text-align="justify" style:justify-single-word="false" fo:orphans="0" fo:widows="0" fo:hyphenation-ladder-count="no-limit" fo:text-indent="0cm" style:auto-text-indent="false">
        <style:tab-stops>
          <style:tab-stop style:position="2.487cm"/>
        </style:tab-stops>
      </style:paragraph-properties>
      <style:text-properties style:use-window-font-color="true" style:font-name="Arial" fo:font-size="12pt" fo:language="es" fo:country="ES" style:font-name-asian="Times New Roman" style:font-size-asian="12pt" style:language-asian="ar" style:country-asian="SA" style:font-name-complex="Arial" style:font-size-complex="12pt" style:language-complex="ar" style:country-complex="SA" fo:hyphenate="false" fo:hyphenation-remain-char-count="2" fo:hyphenation-push-char-count="2"/>
    </style:style>
    <style:style style:name="P23" style:family="paragraph" style:parent-style-name="Standard">
      <style:paragraph-properties fo:margin-left="0.088cm" fo:margin-right="0.018cm" fo:line-height="150%" fo:text-align="justify" style:justify-single-word="false" fo:orphans="0" fo:widows="0" fo:hyphenation-ladder-count="no-limit" fo:text-indent="0cm" style:auto-text-indent="false">
        <style:tab-stops>
          <style:tab-stop style:position="0.265cm"/>
        </style:tab-stops>
      </style:paragraph-properties>
      <style:text-properties fo:hyphenate="false" fo:hyphenation-remain-char-count="2" fo:hyphenation-push-char-count="2"/>
    </style:style>
    <style:style style:name="P24" style:family="paragraph" style:parent-style-name="Text_20_body">
      <style:paragraph-properties fo:line-height="150%"/>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P25" style:family="paragraph" style:parent-style-name="Text_20_body">
      <style:text-properties style:use-window-font-color="true" style:font-name="Arial" fo:font-size="12pt" fo:language="es" fo:country="ES" fo:font-weight="bold" style:font-name-asian="Times New Roman" style:font-size-asian="12pt" style:language-asian="zxx" style:country-asian="none" style:font-weight-asian="bold" style:font-name-complex="Arial" style:font-size-complex="12pt" style:language-complex="ar" style:country-complex="SA" style:font-weight-complex="bold"/>
    </style:style>
    <style:style style:name="P26" style:family="paragraph" style:parent-style-name="Text_20_body">
      <style:paragraph-properties style:snap-to-layout-grid="false"/>
      <style:text-properties style:use-window-font-color="true" style:font-name="Arial" fo:font-size="12pt" fo:language="es" fo:country="ES" style:font-name-asian="Arial" style:font-size-asian="12pt" style:language-asian="zxx" style:country-asian="none" style:font-name-complex="Arial" style:font-size-complex="12pt" style:language-complex="ar" style:country-complex="SA"/>
    </style:style>
    <style:style style:name="P27" style:family="paragraph" style:parent-style-name="Text_20_body">
      <style:paragraph-properties fo:line-height="150%"/>
    </style:style>
    <style:style style:name="P28" style:family="paragraph" style:parent-style-name="Text_20_body">
      <style:text-properties fo:font-size="12pt" fo:language="es" fo:country="ES" fo:font-weight="normal" style:font-size-asian="12pt" style:font-weight-asian="normal" style:font-size-complex="12pt" style:font-weight-complex="normal"/>
    </style:style>
    <style:style style:name="P29" style:family="paragraph" style:parent-style-name="Text_20_body">
      <style:text-properties fo:font-size="12pt" fo:language="en" fo:country="US" fo:font-weight="normal" style:font-size-asian="12pt" style:font-weight-asian="normal" style:font-size-complex="12pt" style:font-weight-complex="normal"/>
    </style:style>
    <style:style style:name="P30" style:family="paragraph" style:parent-style-name="Text_20_body">
      <style:text-properties officeooo:paragraph-rsid="00103a67"/>
    </style:style>
    <style:style style:name="P31" style:family="paragraph" style:parent-style-name="Text_20_body">
      <style:text-properties officeooo:rsid="001a84e4" officeooo:paragraph-rsid="001a84e4"/>
    </style:style>
    <style:style style:name="P32" style:family="paragraph" style:parent-style-name="Text_20_body">
      <style:text-properties officeooo:paragraph-rsid="001a84e4"/>
    </style:style>
    <style:style style:name="P33" style:family="paragraph" style:parent-style-name="Text_20_body">
      <style:text-properties officeooo:paragraph-rsid="001c1d65"/>
    </style:style>
    <style:style style:name="P34" style:family="paragraph" style:parent-style-name="Text_20_body">
      <style:text-properties officeooo:rsid="001d87e4" officeooo:paragraph-rsid="001d87e4"/>
    </style:style>
    <style:style style:name="P35" style:family="paragraph" style:parent-style-name="Text_20_body">
      <style:text-properties officeooo:rsid="004fcd2c" officeooo:paragraph-rsid="002031ac"/>
    </style:style>
    <style:style style:name="P36" style:family="paragraph" style:parent-style-name="Text_20_body">
      <style:text-properties officeooo:rsid="0050a3f4" officeooo:paragraph-rsid="002031ac"/>
    </style:style>
    <style:style style:name="P37" style:family="paragraph" style:parent-style-name="Text_20_body">
      <style:paragraph-properties fo:margin-top="0cm" fo:margin-bottom="0.212cm" loext:contextual-spacing="false" fo:line-height="150%"/>
    </style:style>
    <style:style style:name="P38" style:family="paragraph" style:parent-style-name="Text_20_body">
      <style:paragraph-properties fo:margin-top="0cm" fo:margin-bottom="0.212cm" loext:contextual-spacing="false" fo:line-height="150%"/>
      <style:text-properties officeooo:paragraph-rsid="00103a67"/>
    </style:style>
    <style:style style:name="P39" style:family="paragraph" style:parent-style-name="Text_20_body">
      <style:paragraph-properties fo:margin-top="0cm" fo:margin-bottom="0.212cm" loext:contextual-spacing="false"/>
      <style:text-properties fo:font-weight="normal" style:font-weight-asian="normal" style:font-weight-complex="normal"/>
    </style:style>
    <style:style style:name="P40" style:family="paragraph" style:parent-style-name="Text_20_body">
      <style:paragraph-properties fo:margin-left="0cm" fo:margin-right="0cm" fo:line-height="150%" fo:text-indent="0cm" style:auto-text-indent="false"/>
    </style:style>
    <style:style style:name="P41" style:family="paragraph" style:parent-style-name="Normal_20__28_Web_29_">
      <style:paragraph-properties fo:margin-top="0cm" fo:margin-bottom="0cm" loext:contextual-spacing="false" style:snap-to-layout-grid="false"/>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P42" style:family="paragraph" style:parent-style-name="Normal_20__28_Web_29_">
      <style:paragraph-properties fo:margin-top="0cm" fo:margin-bottom="0cm" loext:contextual-spacing="false" fo:line-height="150%" style:snap-to-layout-grid="false"/>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P43" style:family="paragraph" style:parent-style-name="Normal_20__28_Web_29_">
      <style:paragraph-properties fo:margin-top="0.494cm" fo:margin-bottom="0cm" loext:contextual-spacing="false">
        <style:tab-stops>
          <style:tab-stop style:position="2.54cm"/>
        </style:tab-stops>
      </style:paragraph-properties>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P44" style:family="paragraph" style:parent-style-name="Normal_20__28_Web_29_">
      <style:paragraph-properties fo:margin-top="0.494cm" fo:margin-bottom="0cm" loext:contextual-spacing="false" fo:line-height="150%"/>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P45" style:family="paragraph" style:parent-style-name="Contents_20_Heading">
      <style:paragraph-properties fo:break-before="page"/>
    </style:style>
    <style:style style:name="P46" style:family="paragraph" style:parent-style-name="Standard" style:master-page-name="Standard">
      <style:paragraph-properties style:page-number="auto"/>
    </style:style>
    <style:style style:name="P47" style:family="paragraph" style:parent-style-name="Standard" style:list-style-name="WW8Num10">
      <style:paragraph-properties fo:text-align="justify" style:justify-single-word="false">
        <style:tab-stops>
          <style:tab-stop style:position="0.318cm"/>
        </style:tab-stops>
      </style:paragraph-properties>
      <style:text-properties style:font-name="Arial" fo:font-size="11pt" fo:font-style="italic" style:font-size-asian="11pt" style:font-style-asian="italic" style:font-name-complex="Arial" style:font-size-complex="10pt"/>
    </style:style>
    <style:style style:name="P48" style:family="paragraph" style:parent-style-name="Standard" style:list-style-name="WW8Num22">
      <style:text-properties style:font-name="Arial" style:font-name-complex="Arial"/>
    </style:style>
    <style:style style:name="P49" style:family="paragraph" style:parent-style-name="Standard" style:list-style-name="WW8Num26">
      <style:paragraph-properties fo:line-height="150%" fo:orphans="0" fo:widows="0" fo:hyphenation-ladder-count="no-limit">
        <style:tab-stops>
          <style:tab-stop style:position="1.552cm"/>
        </style:tab-stops>
      </style:paragraph-properties>
      <style:text-properties fo:hyphenate="false" fo:hyphenation-remain-char-count="2" fo:hyphenation-push-char-count="2"/>
    </style:style>
    <style:style style:name="P50" style:family="paragraph" style:parent-style-name="Standard" style:list-style-name="WW8Num29">
      <style:paragraph-properties fo:line-height="150%" fo:text-align="start" style:justify-single-word="false" fo:orphans="0" fo:widows="0" fo:hyphenation-ladder-count="no-limit">
        <style:tab-stops>
          <style:tab-stop style:position="2.54cm"/>
        </style:tab-stops>
      </style:paragraph-properties>
      <style:text-properties fo:hyphenate="false" fo:hyphenation-remain-char-count="2" fo:hyphenation-push-char-count="2"/>
    </style:style>
    <style:style style:name="P51" style:family="paragraph" style:parent-style-name="Standard" style:list-style-name="WW8Num29">
      <style:paragraph-properties fo:line-height="150%" fo:text-align="start" style:justify-single-word="false" fo:orphans="0" fo:widows="0" fo:hyphenation-ladder-count="no-limit">
        <style:tab-stops>
          <style:tab-stop style:position="2.54cm"/>
        </style:tab-stops>
      </style:paragraph-properties>
      <style:text-properties style:use-window-font-color="true" style:font-name="Arial" fo:font-size="12pt" fo:language="es" fo:country="ES" fo:font-weight="normal" style:font-name-asian="Times New Roman" style:font-size-asian="12pt" style:language-asian="ar" style:country-asian="SA" style:font-weight-asian="normal" style:font-name-complex="Arial" style:font-size-complex="12pt" style:language-complex="ar" style:country-complex="SA" style:font-weight-complex="normal" fo:hyphenate="false" fo:hyphenation-remain-char-count="2" fo:hyphenation-push-char-count="2"/>
    </style:style>
    <style:style style:name="P52" style:family="paragraph" style:parent-style-name="Standard" style:list-style-name="WW8Num29">
      <style:paragraph-properties fo:line-height="150%" fo:text-align="start" style:justify-single-word="false" fo:orphans="0" fo:widows="0" fo:hyphenation-ladder-count="no-limit">
        <style:tab-stops>
          <style:tab-stop style:position="2.54cm"/>
        </style:tab-stops>
      </style:paragraph-properties>
      <style:text-properties style:use-window-font-color="true" style:font-name="Arial" fo:font-size="12pt" fo:language="es" fo:country="ES" fo:font-weight="normal" officeooo:rsid="006f5c07" officeooo:paragraph-rsid="0031e94b" style:font-name-asian="Times New Roman" style:font-size-asian="12pt" style:language-asian="ar" style:country-asian="SA" style:font-weight-asian="normal" style:font-name-complex="Arial" style:font-size-complex="12pt" style:language-complex="ar" style:country-complex="SA" style:font-weight-complex="normal" fo:hyphenate="false" fo:hyphenation-remain-char-count="2" fo:hyphenation-push-char-count="2"/>
    </style:style>
    <style:style style:name="P53" style:family="paragraph" style:parent-style-name="Standard">
      <style:paragraph-properties fo:text-align="justify" style:justify-single-word="false" style:snap-to-layout-grid="false"/>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P54" style:family="paragraph" style:parent-style-name="Standard" style:list-style-name="L1">
      <style:paragraph-properties fo:line-height="150%" fo:text-align="justify" style:justify-single-word="false" style:shadow="none"/>
      <style:text-properties style:font-name="Arial" fo:font-size="12pt" officeooo:paragraph-rsid="0024461e" style:font-size-asian="12pt" style:font-name-complex="Arial" style:font-size-complex="12pt"/>
    </style:style>
    <style:style style:name="P55" style:family="paragraph" style:parent-style-name="Standard" style:list-style-name="WW8Num1">
      <loext:graphic-properties draw:fill="none"/>
      <style:paragraph-properties fo:margin-left="2.3cm" fo:margin-right="0cm" fo:line-height="150%" fo:text-align="justify" style:justify-single-word="false" fo:orphans="0" fo:widows="0" fo:hyphenation-ladder-count="no-limit" fo:text-indent="-1.401cm" style:auto-text-indent="false" fo:background-color="transparent" style:text-autospace="none" style:punctuation-wrap="hanging" style:line-break="strict" style:writing-mode="lr-tb"/>
      <style:text-properties style:font-name="Arial" fo:font-weight="normal" officeooo:rsid="00171eec" officeooo:paragraph-rsid="0013b681" style:font-weight-asian="normal" style:font-name-complex="Arial" style:font-weight-complex="normal" fo:hyphenate="false" fo:hyphenation-remain-char-count="2" fo:hyphenation-push-char-count="2"/>
    </style:style>
    <style:style style:name="P56" style:family="paragraph" style:parent-style-name="Standard" style:list-style-name="WW8Num1" style:master-page-name="">
      <loext:graphic-properties draw:fill="none"/>
      <style:paragraph-properties fo:margin-left="2.3cm" fo:margin-right="0cm" fo:line-height="150%" fo:text-align="justify" style:justify-single-word="false" fo:orphans="0" fo:widows="0" fo:hyphenation-ladder-count="no-limit" fo:text-indent="-1.401cm" style:auto-text-indent="false" style:page-number="auto" fo:background-color="transparent" style:text-autospace="none" style:punctuation-wrap="hanging" style:line-break="strict" style:writing-mode="lr-tb"/>
      <style:text-properties style:font-name="Arial" fo:font-weight="normal" officeooo:rsid="00171eec" officeooo:paragraph-rsid="0013b681" style:font-weight-asian="normal" style:font-name-complex="Arial" style:font-weight-complex="normal" fo:hyphenate="false" fo:hyphenation-remain-char-count="2" fo:hyphenation-push-char-count="2"/>
    </style:style>
    <style:style style:name="P57" style:family="paragraph" style:parent-style-name="Standard" style:list-style-name="WW8Num5">
      <style:paragraph-properties fo:margin-left="1.27cm" fo:margin-right="0cm" fo:line-height="150%" fo:orphans="0" fo:widows="0" fo:hyphenation-ladder-count="no-limit" fo:text-indent="-0.635cm" style:auto-text-indent="false">
        <style:tab-stops>
          <style:tab-stop style:position="3.81cm"/>
        </style:tab-stops>
      </style:paragraph-properties>
      <style:text-properties fo:hyphenate="false" fo:hyphenation-remain-char-count="2" fo:hyphenation-push-char-count="2"/>
    </style:style>
    <style:style style:name="P58" style:family="paragraph" style:parent-style-name="Standard" style:list-style-name="WW8Num27">
      <style:paragraph-properties fo:margin-left="2.501cm" fo:margin-right="0cm" fo:line-height="150%" fo:text-align="justify" style:justify-single-word="false" fo:orphans="0" fo:widows="0" fo:hyphenation-ladder-count="no-limit" fo:text-indent="-0.635cm" style:auto-text-indent="false">
        <style:tab-stops>
          <style:tab-stop style:position="5.041cm"/>
        </style:tab-stops>
      </style:paragraph-properties>
      <style:text-properties fo:hyphenate="false" fo:hyphenation-remain-char-count="2" fo:hyphenation-push-char-count="2"/>
    </style:style>
    <style:style style:name="P59" style:family="paragraph" style:parent-style-name="Standard" style:list-style-name="WW8Num27">
      <style:paragraph-properties fo:margin-left="2.501cm" fo:margin-right="0cm" fo:line-height="150%" fo:text-align="justify" style:justify-single-word="false" fo:orphans="0" fo:widows="0" fo:hyphenation-ladder-count="no-limit" fo:text-indent="-0.635cm" style:auto-text-indent="false">
        <style:tab-stops>
          <style:tab-stop style:position="5.041cm"/>
        </style:tab-stops>
      </style:paragraph-properties>
      <style:text-properties style:use-window-font-color="true" style:font-name="Arial" fo:font-size="12pt" fo:language="es" fo:country="ES" style:font-name-asian="Times New Roman" style:font-size-asian="12pt" style:language-asian="ar" style:country-asian="SA" style:font-name-complex="Arial" style:font-size-complex="12pt" style:language-complex="ar" style:country-complex="SA" fo:hyphenate="false" fo:hyphenation-remain-char-count="2" fo:hyphenation-push-char-count="2"/>
    </style:style>
    <style:style style:name="P60" style:family="paragraph" style:parent-style-name="Standard" style:list-style-name="WW8Num1">
      <loext:graphic-properties draw:fill="none"/>
      <style:paragraph-properties fo:margin-left="0cm" fo:margin-right="0cm" fo:orphans="0" fo:widows="0" fo:hyphenation-ladder-count="no-limit" fo:text-indent="0cm" style:auto-text-indent="false" fo:background-color="transparent" style:text-autospace="ideograph-alpha" style:punctuation-wrap="hanging" style:line-break="strict" style:writing-mode="lr-tb"/>
      <style:text-properties style:font-name="Arial" fo:font-size="12pt" officeooo:paragraph-rsid="0031e94b" style:font-size-asian="12pt" style:font-size-complex="12pt" fo:hyphenate="false" fo:hyphenation-remain-char-count="2" fo:hyphenation-push-char-count="2"/>
    </style:style>
    <style:style style:name="P61" style:family="paragraph" style:parent-style-name="Standard" style:list-style-name="WW8Num1">
      <loext:graphic-properties draw:fill="none"/>
      <style:paragraph-properties fo:margin-left="0cm" fo:margin-right="0cm" fo:line-height="150%" fo:orphans="0" fo:widows="0" fo:hyphenation-ladder-count="no-limit" fo:text-indent="0cm" style:auto-text-indent="false" fo:background-color="transparent" style:shadow="none" style:text-autospace="ideograph-alpha" style:punctuation-wrap="hanging" style:line-break="strict" style:writing-mode="lr-tb"/>
      <style:text-properties style:font-name="Arial" fo:font-size="12pt" officeooo:paragraph-rsid="0031e94b" style:font-size-asian="12pt" style:font-size-complex="12pt" fo:hyphenate="false" fo:hyphenation-remain-char-count="2" fo:hyphenation-push-char-count="2"/>
    </style:style>
    <style:style style:name="P62" style:family="paragraph" style:parent-style-name="Text_20_body" style:list-style-name="WW8Num11"/>
    <style:style style:name="P63" style:family="paragraph" style:parent-style-name="Text_20_body" style:list-style-name="WW8Num12">
      <style:text-properties officeooo:paragraph-rsid="00103a67"/>
    </style:style>
    <style:style style:name="P64" style:family="paragraph" style:parent-style-name="Text_20_body" style:list-style-name="WW8Num12">
      <style:text-properties officeooo:rsid="0024184e" officeooo:paragraph-rsid="0024184e"/>
    </style:style>
    <style:style style:name="P65" style:family="paragraph" style:parent-style-name="Text_20_body" style:list-style-name="WW8Num12">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P66" style:family="paragraph" style:parent-style-name="Text_20_body" style:list-style-name="WW8Num24">
      <style:text-properties style:use-window-font-color="true" style:font-name="Arial" fo:font-size="12pt" fo:language="es" fo:country="ES" officeooo:paragraph-rsid="00309e0b" style:font-name-asian="CCDIOC+Palatino-Roman" style:font-size-asian="12pt" style:language-asian="zxx" style:country-asian="none" style:font-name-complex="Arial" style:font-size-complex="12pt" style:language-complex="ar" style:country-complex="SA"/>
    </style:style>
    <style:style style:name="P67" style:family="paragraph" style:parent-style-name="Text_20_body" style:list-style-name="WW8Num2"/>
    <style:style style:name="P68" style:family="paragraph" style:parent-style-name="Text_20_body" style:list-style-name="L2">
      <style:text-properties officeooo:paragraph-rsid="0019588a"/>
    </style:style>
    <style:style style:name="P69" style:family="paragraph" style:parent-style-name="Text_20_body" style:list-style-name="L2">
      <style:text-properties style:font-name="Arial" fo:font-size="12pt" fo:font-weight="normal" officeooo:rsid="0026d82e" officeooo:paragraph-rsid="0019588a" style:font-size-asian="12pt" style:font-weight-asian="normal" style:font-name-complex="Times New Roman" style:font-size-complex="12pt" style:font-weight-complex="normal"/>
    </style:style>
    <style:style style:name="P70" style:family="paragraph" style:parent-style-name="Text_20_body" style:list-style-name="WW8Num4">
      <style:text-properties style:font-name="Arial" fo:font-size="12pt" fo:font-weight="normal" style:font-size-asian="12pt" style:font-weight-asian="normal" style:font-name-complex="Arial" style:font-size-complex="12pt" style:font-weight-complex="normal"/>
    </style:style>
    <style:style style:name="P71" style:family="paragraph" style:parent-style-name="Text_20_body" style:list-style-name="WW8Num5">
      <style:text-properties style:font-name="Arial" fo:font-size="12pt" fo:font-weight="normal" style:font-size-asian="12pt" style:font-weight-asian="normal" style:font-name-complex="Arial" style:font-size-complex="12pt" style:font-weight-complex="normal"/>
    </style:style>
    <style:style style:name="P72" style:family="paragraph" style:parent-style-name="Text_20_body" style:list-style-name="WW8Num10">
      <style:text-properties style:font-name="Arial" fo:font-size="12pt" fo:font-weight="normal" style:font-size-asian="12pt" style:font-weight-asian="normal" style:font-name-complex="Arial" style:font-size-complex="12pt" style:font-weight-complex="normal"/>
    </style:style>
    <style:style style:name="P73" style:family="paragraph" style:parent-style-name="Text_20_body" style:list-style-name="WW8Num9">
      <style:text-properties style:font-name="Arial" fo:font-size="12pt" fo:font-weight="normal" style:font-size-asian="12pt" style:font-weight-asian="normal" style:font-name-complex="Arial" style:font-size-complex="12pt" style:font-weight-complex="normal"/>
    </style:style>
    <style:style style:name="P74" style:family="paragraph" style:parent-style-name="Text_20_body" style:list-style-name="WW8Num5">
      <style:text-properties style:font-name="Arial" fo:font-size="12pt" style:font-size-asian="12pt" style:font-name-complex="Arial" style:font-size-complex="12pt"/>
    </style:style>
    <style:style style:name="P75" style:family="paragraph" style:parent-style-name="Text_20_body" style:list-style-name="WW8Num4">
      <style:text-properties style:font-name="Arial" fo:font-size="12pt" style:font-size-asian="12pt" style:font-name-complex="Arial" style:font-size-complex="12pt"/>
    </style:style>
    <style:style style:name="P76" style:family="paragraph" style:parent-style-name="Text_20_body" style:list-style-name="WW8Num4">
      <style:text-properties style:font-name="Arial" fo:font-size="12pt" fo:font-style="italic" style:font-size-asian="12pt" style:font-style-asian="italic" style:font-name-complex="Arial" style:font-size-complex="12pt"/>
    </style:style>
    <style:style style:name="P77" style:family="paragraph" style:parent-style-name="Text_20_body" style:list-style-name="WW8Num2">
      <style:text-properties style:font-name="Arial" fo:font-size="12pt" fo:font-style="italic" style:font-size-asian="12pt" style:font-style-asian="italic" style:font-name-complex="Arial" style:font-size-complex="12pt"/>
    </style:style>
    <style:style style:name="P78" style:family="paragraph" style:parent-style-name="Text_20_body" style:list-style-name="WW8Num10">
      <style:text-properties style:font-name="Arial" fo:font-size="12pt" fo:font-style="italic" fo:font-weight="normal" style:font-size-asian="12pt" style:font-style-asian="italic" style:font-weight-asian="normal" style:font-name-complex="Arial" style:font-size-complex="12pt" style:font-weight-complex="normal"/>
    </style:style>
    <style:style style:name="P79" style:family="paragraph" style:parent-style-name="Text_20_body" style:list-style-name="WW8Num15"/>
    <style:style style:name="P80" style:family="paragraph" style:parent-style-name="Text_20_body" style:list-style-name="WW8Num5"/>
    <style:style style:name="P81" style:family="paragraph" style:parent-style-name="Text_20_body" style:list-style-name="WW8Num10"/>
    <style:style style:name="P82" style:family="paragraph" style:parent-style-name="Text_20_body" style:list-style-name="WW8Num18">
      <style:text-properties officeooo:paragraph-rsid="00103a67"/>
    </style:style>
    <style:style style:name="P83" style:family="paragraph" style:parent-style-name="Text_20_body" style:list-style-name="WW8Num19">
      <style:text-properties officeooo:paragraph-rsid="00103a67"/>
    </style:style>
    <style:style style:name="P84" style:family="paragraph" style:parent-style-name="Text_20_body" style:list-style-name="WW8Num20">
      <style:text-properties officeooo:paragraph-rsid="00103a67"/>
    </style:style>
    <style:style style:name="P85" style:family="paragraph" style:parent-style-name="Text_20_body" style:list-style-name="WW8Num21">
      <style:text-properties officeooo:paragraph-rsid="00103a67"/>
    </style:style>
    <style:style style:name="P86" style:family="paragraph" style:parent-style-name="Text_20_body" style:list-style-name="WW8Num9"/>
    <style:style style:name="P87" style:family="paragraph" style:parent-style-name="Text_20_body" style:list-style-name="WW8Num5">
      <style:text-properties fo:font-size="12pt" style:font-size-asian="12pt" style:font-size-complex="12pt"/>
    </style:style>
    <style:style style:name="P88" style:family="paragraph" style:parent-style-name="Text_20_body" style:list-style-name="WW8Num2">
      <style:text-properties fo:font-size="12pt" style:font-size-asian="12pt" style:font-size-complex="12pt"/>
    </style:style>
    <style:style style:name="P89" style:family="paragraph" style:parent-style-name="Text_20_body" style:list-style-name="WW8Num1">
      <style:text-properties fo:font-size="12pt" officeooo:paragraph-rsid="0031e94b" style:font-size-asian="12pt" style:font-size-complex="12pt"/>
    </style:style>
    <style:style style:name="P90" style:family="paragraph" style:parent-style-name="Text_20_body" style:list-style-name="WW8Num3">
      <style:text-properties officeooo:paragraph-rsid="00309e0b"/>
    </style:style>
    <style:style style:name="P91" style:family="paragraph" style:parent-style-name="Text_20_body" style:list-style-name="WW8Num22"/>
    <style:style style:name="P92" style:family="paragraph" style:parent-style-name="Text_20_body" style:list-style-name="WW8Num23"/>
    <style:style style:name="P93" style:family="paragraph" style:parent-style-name="Text_20_body" style:list-style-name="WW8Num24"/>
    <style:style style:name="P94" style:family="paragraph" style:parent-style-name="Text_20_body" style:list-style-name="WW8Num24">
      <style:text-properties officeooo:paragraph-rsid="00309e0b"/>
    </style:style>
    <style:style style:name="P95" style:family="paragraph" style:parent-style-name="Text_20_body" style:list-style-name="WW8Num25">
      <style:paragraph-properties fo:line-height="150%"/>
    </style:style>
    <style:style style:name="P96" style:family="paragraph" style:parent-style-name="Text_20_body" style:list-style-name="WW8Num25">
      <style:paragraph-properties fo:line-height="150%"/>
      <style:text-properties officeooo:paragraph-rsid="001e8e61"/>
    </style:style>
    <style:style style:name="P97" style:family="paragraph" style:parent-style-name="Text_20_body" style:list-style-name="WW8Num25">
      <style:paragraph-properties fo:line-height="150%"/>
      <style:text-properties officeooo:paragraph-rsid="00200315"/>
    </style:style>
    <style:style style:name="P98" style:family="paragraph" style:parent-style-name="Text_20_body" style:list-style-name="WW8Num28">
      <style:paragraph-properties fo:line-height="150%"/>
      <style:text-properties officeooo:paragraph-rsid="0031e94b"/>
    </style:style>
    <style:style style:name="P99" style:family="paragraph" style:parent-style-name="Text_20_body" style:list-style-name="WW8Num28">
      <style:paragraph-properties fo:line-height="150%"/>
      <style:text-properties officeooo:paragraph-rsid="0037c5bc"/>
    </style:style>
    <style:style style:name="P100" style:family="paragraph" style:parent-style-name="Text_20_body" style:list-style-name="WW8Num1">
      <style:paragraph-properties fo:line-height="150%"/>
    </style:style>
    <style:style style:name="P101" style:family="paragraph" style:parent-style-name="Text_20_body" style:list-style-name="WW8Num7"/>
    <style:style style:name="P102" style:family="paragraph" style:parent-style-name="Text_20_body" style:list-style-name="L3">
      <style:text-properties officeooo:rsid="004fcd2c" officeooo:paragraph-rsid="002031ac"/>
    </style:style>
    <style:style style:name="P103" style:family="paragraph" style:parent-style-name="Text_20_body">
      <style:text-properties officeooo:rsid="004fcd2c" officeooo:paragraph-rsid="002031ac"/>
    </style:style>
    <style:style style:name="P104" style:family="paragraph" style:parent-style-name="Text_20_body" style:list-style-name="">
      <style:text-properties officeooo:paragraph-rsid="00309e0b" style:font-name-complex="Arial"/>
    </style:style>
    <style:style style:name="P105" style:family="paragraph" style:parent-style-name="Text_20_body" style:list-style-name="WW8Num3">
      <style:text-properties officeooo:paragraph-rsid="00309e0b" style:font-name-complex="Arial"/>
    </style:style>
    <style:style style:name="P106" style:family="paragraph" style:parent-style-name="Text_20_body" style:list-style-name="">
      <style:text-properties officeooo:rsid="0076a5cb" officeooo:paragraph-rsid="00309e0b" style:font-name-complex="Arial"/>
    </style:style>
    <style:style style:name="P107" style:family="paragraph" style:parent-style-name="Text_20_body" style:list-style-name="L4">
      <style:text-properties officeooo:rsid="0076a5cb" officeooo:paragraph-rsid="00309e0b" style:font-name-complex="Arial"/>
    </style:style>
    <style:style style:name="P108" style:family="paragraph" style:parent-style-name="Text_20_body" style:list-style-name="L4">
      <style:text-properties officeooo:rsid="0077c4fa" officeooo:paragraph-rsid="00309e0b" style:font-name-complex="Arial"/>
    </style:style>
    <style:style style:name="P109" style:family="paragraph" style:parent-style-name="Text_20_body">
      <style:text-properties officeooo:paragraph-rsid="00309e0b" style:font-name-complex="Arial"/>
    </style:style>
    <style:style style:name="P110" style:family="paragraph" style:parent-style-name="Text_20_body" style:list-style-name="L4">
      <style:text-properties officeooo:paragraph-rsid="00309e0b"/>
    </style:style>
    <style:style style:name="P111" style:family="paragraph" style:parent-style-name="Text_20_body" style:list-style-name="L4">
      <style:text-properties officeooo:rsid="0077bc87" officeooo:paragraph-rsid="00309e0b"/>
    </style:style>
    <style:style style:name="P112" style:family="paragraph" style:parent-style-name="Text_20_body" style:list-style-name="WW8Num11">
      <style:paragraph-properties fo:margin-left="2.501cm" fo:margin-right="0cm" fo:text-indent="-0.635cm" style:auto-text-indent="false"/>
    </style:style>
    <style:style style:name="P113" style:family="paragraph" style:parent-style-name="Text_20_body" style:list-style-name="WW8Num1" style:master-page-name="">
      <loext:graphic-properties draw:fill="none"/>
      <style:paragraph-properties fo:margin-left="0cm" fo:margin-right="0cm" fo:margin-top="0cm" fo:margin-bottom="0.212cm" loext:contextual-spacing="false" fo:line-height="150%" fo:orphans="0" fo:widows="0" fo:hyphenation-ladder-count="no-limit" fo:text-indent="0cm" style:auto-text-indent="false" style:page-number="auto" fo:background-color="transparent" style:text-autospace="ideograph-alpha" style:punctuation-wrap="hanging" style:line-break="strict" style:writing-mode="lr-tb"/>
      <style:text-properties officeooo:rsid="00171eec" officeooo:paragraph-rsid="0013b681" style:font-name-complex="Arial" fo:hyphenate="false" fo:hyphenation-remain-char-count="2" fo:hyphenation-push-char-count="2"/>
    </style:style>
    <style:style style:name="P114" style:family="paragraph" style:parent-style-name="Text_20_body" style:list-style-name="WW8Num1">
      <loext:graphic-properties draw:fill="none"/>
      <style:paragraph-properties fo:margin-left="0cm" fo:margin-right="0cm" fo:margin-top="0cm" fo:margin-bottom="0.212cm" loext:contextual-spacing="false" fo:line-height="150%" fo:orphans="0" fo:widows="0" fo:hyphenation-ladder-count="no-limit" fo:text-indent="0cm" style:auto-text-indent="false" fo:background-color="transparent" style:text-autospace="ideograph-alpha" style:punctuation-wrap="hanging" style:line-break="strict" style:writing-mode="lr-tb"/>
      <style:text-properties officeooo:rsid="00171eec" officeooo:paragraph-rsid="0013b681" style:font-name-complex="Arial" fo:hyphenate="false" fo:hyphenation-remain-char-count="2" fo:hyphenation-push-char-count="2"/>
    </style:style>
    <style:style style:name="P115" style:family="paragraph" style:parent-style-name="Text_20_body" style:list-style-name="WW8Num1" style:master-page-name="">
      <loext:graphic-properties draw:fill="none"/>
      <style:paragraph-properties fo:margin-left="0cm" fo:margin-right="0cm" fo:line-height="150%" fo:orphans="0" fo:widows="0" fo:hyphenation-ladder-count="no-limit" fo:text-indent="0cm" style:auto-text-indent="false" style:page-number="auto" fo:background-color="transparent" style:text-autospace="ideograph-alpha" style:punctuation-wrap="hanging" style:line-break="strict" style:writing-mode="lr-tb"/>
      <style:text-properties style:font-name="Arial" fo:font-size="12pt" style:font-size-asian="12pt" style:font-size-complex="12pt" fo:hyphenate="false" fo:hyphenation-remain-char-count="2" fo:hyphenation-push-char-count="2"/>
    </style:style>
    <style:style style:name="P116" style:family="paragraph" style:parent-style-name="Text_20_body" style:list-style-name="WW8Num1">
      <loext:graphic-properties draw:fill="none"/>
      <style:paragraph-properties fo:margin-left="0cm" fo:margin-right="0cm" fo:line-height="150%" fo:orphans="0" fo:widows="0" fo:hyphenation-ladder-count="no-limit" fo:text-indent="0cm" style:auto-text-indent="false" fo:background-color="transparent" style:text-autospace="ideograph-alpha" style:punctuation-wrap="hanging" style:line-break="strict" style:writing-mode="lr-tb"/>
      <style:text-properties style:font-name="Arial" fo:font-size="12pt" style:font-size-asian="12pt" style:font-size-complex="12pt" fo:hyphenate="false" fo:hyphenation-remain-char-count="2" fo:hyphenation-push-char-count="2"/>
    </style:style>
    <style:style style:name="P117" style:family="paragraph" style:parent-style-name="Text_20_body" style:list-style-name="WW8Num5">
      <style:paragraph-properties fo:margin-top="0cm" fo:margin-bottom="0.212cm" loext:contextual-spacing="false"/>
      <style:text-properties style:font-name="Arial" fo:font-size="12pt" style:font-size-asian="12pt" style:font-name-complex="Arial" style:font-size-complex="12pt"/>
    </style:style>
    <style:style style:name="P118" style:family="paragraph" style:parent-style-name="Text_20_body" style:list-style-name="WW8Num21">
      <style:paragraph-properties fo:margin-top="0cm" fo:margin-bottom="0.212cm" loext:contextual-spacing="false"/>
      <style:text-properties officeooo:paragraph-rsid="00103a67"/>
    </style:style>
    <style:style style:name="P119" style:family="paragraph" style:parent-style-name="Text_20_body" style:list-style-name="WW8Num9">
      <style:paragraph-properties fo:margin-top="0cm" fo:margin-bottom="0.212cm" loext:contextual-spacing="false"/>
    </style:style>
    <style:style style:name="P120" style:family="paragraph" style:parent-style-name="Text_20_body" style:list-style-name="WW8Num2">
      <style:paragraph-properties fo:margin-top="0cm" fo:margin-bottom="0.212cm" loext:contextual-spacing="false"/>
    </style:style>
    <style:style style:name="P121" style:family="paragraph" style:parent-style-name="Text_20_body" style:list-style-name="WW8Num10">
      <style:paragraph-properties fo:margin-top="0cm" fo:margin-bottom="0.212cm" loext:contextual-spacing="false"/>
    </style:style>
    <style:style style:name="P122" style:family="paragraph" style:parent-style-name="Text_20_body" style:list-style-name="WWNum2">
      <style:paragraph-properties fo:margin-left="1.27cm" fo:margin-right="0cm" fo:line-height="150%" fo:text-indent="-0.635cm" style:auto-text-indent="false"/>
    </style:style>
    <style:style style:name="P123" style:family="paragraph" style:parent-style-name="Text_20_body" style:list-style-name="WWNum1">
      <style:paragraph-properties fo:margin-left="1.27cm" fo:margin-right="0cm" fo:line-height="150%" fo:text-indent="-0.635cm" style:auto-text-indent="false"/>
    </style:style>
    <style:style style:name="P124" style:family="paragraph" style:parent-style-name="List" style:list-style-name="WW8Num31">
      <style:paragraph-properties>
        <style:tab-stops>
          <style:tab-stop style:position="2.54cm"/>
        </style:tab-stops>
      </style:paragraph-properties>
      <style:text-properties style:font-name="Arial" fo:font-weight="normal" style:font-weight-asian="normal" style:font-name-complex="Arial" style:font-weight-complex="normal"/>
    </style:style>
    <style:style style:name="P125" style:family="paragraph" style:parent-style-name="List" style:list-style-name="WW8Num31">
      <style:paragraph-properties>
        <style:tab-stops>
          <style:tab-stop style:position="2.54cm"/>
        </style:tab-stops>
      </style:paragraph-properties>
    </style:style>
    <style:style style:name="P126" style:family="paragraph" style:parent-style-name="Heading_20_4">
      <style:text-properties officeooo:paragraph-rsid="00309e0b"/>
    </style:style>
    <style:style style:name="P127" style:family="paragraph" style:parent-style-name="Heading_20_5">
      <style:text-properties officeooo:paragraph-rsid="00103a67"/>
    </style:style>
    <style:style style:name="P128" style:family="paragraph" style:parent-style-name="Heading_20_2">
      <style:text-properties officeooo:paragraph-rsid="00103a67"/>
    </style:style>
    <style:style style:name="P129" style:family="paragraph" style:parent-style-name="Heading_20_2">
      <style:paragraph-properties fo:line-height="150%"/>
    </style:style>
    <style:style style:name="P130" style:family="paragraph" style:parent-style-name="Heading_20_3" style:list-style-name="WW8Num1">
      <style:text-properties officeooo:paragraph-rsid="0013b681"/>
    </style:style>
    <style:style style:name="P131" style:family="paragraph" style:parent-style-name="Heading_20_3" style:list-style-name="WW8Num1">
      <style:text-properties officeooo:paragraph-rsid="0013b681" style:font-name-complex="Arial"/>
    </style:style>
    <style:style style:name="P132" style:family="paragraph" style:parent-style-name="Heading_20_3">
      <style:text-properties officeooo:paragraph-rsid="00103a67"/>
    </style:style>
    <style:style style:name="P133" style:family="paragraph" style:parent-style-name="Heading_20_3">
      <style:paragraph-properties fo:line-height="150%"/>
    </style:style>
    <style:style style:name="P134" style:family="paragraph" style:parent-style-name="Heading_20_3">
      <style:text-properties officeooo:paragraph-rsid="002031ac"/>
    </style:style>
    <style:style style:name="P135" style:family="paragraph" style:parent-style-name="Contents_20_3">
      <style:paragraph-properties>
        <style:tab-stops>
          <style:tab-stop style:position="17cm" style:type="right" style:leader-style="dotted" style:leader-text="."/>
        </style:tab-stops>
      </style:paragraph-properties>
    </style:style>
    <style:style style:name="P136" style:family="paragraph" style:parent-style-name="Contents_20_2">
      <style:paragraph-properties>
        <style:tab-stops>
          <style:tab-stop style:position="17cm" style:type="right" style:leader-style="dotted" style:leader-text="."/>
        </style:tab-stops>
      </style:paragraph-properties>
    </style:style>
    <style:style style:name="P137" style:family="paragraph" style:parent-style-name="Contents_20_4">
      <style:paragraph-properties>
        <style:tab-stops>
          <style:tab-stop style:position="17cm" style:type="right" style:leader-style="dotted" style:leader-text="."/>
        </style:tab-stops>
      </style:paragraph-properties>
    </style:style>
    <style:style style:name="P138" style:family="paragraph" style:parent-style-name="Normal_20__28_Web_29_" style:list-style-name="WW8Num13">
      <style:paragraph-properties fo:margin-top="0.494cm" fo:margin-bottom="0cm" loext:contextual-spacing="false">
        <style:tab-stops>
          <style:tab-stop style:position="2.54cm"/>
        </style:tab-stops>
      </style:paragraph-properties>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T1" style:family="text">
      <style:text-properties style:font-name="Arial" fo:font-size="10pt" fo:font-weight="bold" style:font-size-asian="10pt" style:font-weight-asian="bold" style:font-name-complex="Arial" style:font-size-complex="10pt" style:font-weight-complex="bold"/>
    </style:style>
    <style:style style:name="T2" style:family="text">
      <style:text-properties style:font-name="Arial" fo:font-size="10pt" style:font-size-asian="10pt" style:font-name-complex="Arial" style:font-size-complex="10pt"/>
    </style:style>
    <style:style style:name="T3" style:family="text">
      <style:text-properties style:font-name="Arial" fo:font-size="10pt" officeooo:rsid="002329a2" style:font-size-asian="10pt" style:font-name-complex="Arial" style:font-size-complex="10pt"/>
    </style:style>
    <style:style style:name="T4" style:family="text">
      <style:text-properties style:font-name="Arial" fo:font-size="10pt" fo:font-weight="normal" style:font-size-asian="10pt" style:font-weight-asian="normal" style:font-name-complex="Arial" style:font-size-complex="10pt" style:font-weight-complex="normal"/>
    </style:style>
    <style:style style:name="T5" style:family="text">
      <style:text-properties style:font-name="Arial" fo:font-size="16pt" fo:font-weight="bold" style:font-size-asian="16pt" style:font-weight-asian="bold" style:font-name-complex="Arial" style:font-size-complex="16pt" style:font-weight-complex="bold"/>
    </style:style>
    <style:style style:name="T6" style:family="text">
      <style:text-properties style:font-name="Arial" fo:font-size="16pt" fo:font-weight="bold" officeooo:rsid="002329a2" style:font-size-asian="16pt" style:font-weight-asian="bold" style:font-name-complex="Arial" style:font-size-complex="16pt" style:font-weight-complex="bold"/>
    </style:style>
    <style:style style:name="T7" style:family="text">
      <style:text-properties style:font-name="Arial" fo:font-weight="bold" style:font-weight-asian="bold" style:font-name-complex="Arial" style:font-weight-complex="bold"/>
    </style:style>
    <style:style style:name="T8" style:family="text">
      <style:text-properties style:font-name="Arial" style:font-name-complex="Arial"/>
    </style:style>
    <style:style style:name="T9" style:family="text">
      <style:text-properties style:font-name="Arial" style:font-name-asian="Arial" style:font-name-complex="Arial"/>
    </style:style>
    <style:style style:name="T10" style:family="text">
      <style:text-properties style:font-name="Arial" fo:font-size="12pt" style:font-size-asian="12pt" style:font-name-complex="Arial" style:font-size-complex="12pt"/>
    </style:style>
    <style:style style:name="T11" style:family="text">
      <style:text-properties style:font-name="Arial" fo:font-size="12pt" fo:font-style="italic" style:font-size-asian="12pt" style:font-style-asian="italic" style:font-name-complex="Arial" style:font-size-complex="12pt"/>
    </style:style>
    <style:style style:name="T12" style:family="text">
      <style:text-properties style:font-name="Arial" fo:font-size="12pt" fo:font-style="italic" fo:font-weight="normal" style:font-size-asian="12pt" style:font-style-asian="italic" style:font-weight-asian="normal" style:font-name-complex="Arial" style:font-size-complex="12pt" style:font-weight-complex="normal"/>
    </style:style>
    <style:style style:name="T13" style:family="text">
      <style:text-properties style:font-name="Arial" fo:font-size="12pt" fo:font-weight="normal" style:font-size-asian="12pt" style:font-weight-asian="normal" style:font-name-complex="Arial" style:font-size-complex="12pt" style:font-weight-complex="normal"/>
    </style:style>
    <style:style style:name="T14" style:family="text">
      <style:text-properties style:font-name="Arial" fo:font-size="12pt" fo:font-weight="normal" style:font-size-asian="12pt" style:font-weight-asian="normal" style:font-name-complex="Times New Roman" style:font-size-complex="12pt" style:font-weight-complex="normal"/>
    </style:style>
    <style:style style:name="T15" style:family="text">
      <style:text-properties style:font-name="Arial" fo:font-size="12pt" fo:font-weight="normal" officeooo:rsid="00165045" style:font-size-asian="12pt" style:font-weight-asian="normal" style:font-name-complex="Times New Roman" style:font-size-complex="12pt" style:font-weight-complex="normal"/>
    </style:style>
    <style:style style:name="T16" style:family="text">
      <style:text-properties style:font-name="Arial" fo:font-size="12pt" fo:font-weight="normal" officeooo:rsid="0025435a" style:font-size-asian="12pt" style:font-weight-asian="normal" style:font-name-complex="Times New Roman" style:font-size-complex="12pt" style:font-weight-complex="normal"/>
    </style:style>
    <style:style style:name="T17" style:family="text">
      <style:text-properties style:font-name="Arial" fo:font-size="12pt" fo:font-weight="normal" officeooo:rsid="0026d82e" style:font-size-asian="12pt" style:font-weight-asian="normal" style:font-name-complex="Times New Roman" style:font-size-complex="12pt" style:font-weight-complex="normal"/>
    </style:style>
    <style:style style:name="T18" style:family="text">
      <style:text-properties style:font-name="Arial" fo:language="es" fo:country="ES" style:font-name-complex="Arial"/>
    </style:style>
    <style:style style:name="T19" style:family="text">
      <style:text-properties style:font-name="Arial" fo:language="es" fo:country="ES" fo:font-weight="bold" style:font-weight-asian="bold" style:font-name-complex="Arial" style:font-weight-complex="bold"/>
    </style:style>
    <style:style style:name="T20" style:family="text">
      <style:text-properties style:font-name="Arial" fo:font-weight="normal" style:font-weight-asian="normal" style:font-name-complex="Arial" style:font-weight-complex="normal"/>
    </style:style>
    <style:style style:name="T21" style:family="text">
      <style:text-properties fo:font-weight="bold" style:font-weight-asian="bold"/>
    </style:style>
    <style:style style:name="T22" style:family="text">
      <style:text-properties fo:font-weight="bold" style:font-weight-asian="bold" style:font-weight-complex="bold"/>
    </style:style>
    <style:style style:name="T23" style:family="text">
      <style:text-properties fo:font-weight="bold" officeooo:rsid="00200315" style:font-weight-asian="bold" style:font-weight-complex="bold"/>
    </style:style>
    <style:style style:name="T24" style:family="text">
      <style:text-properties fo:font-weight="bold" style:font-weight-asian="bold" style:font-name-complex="Arial" style:font-weight-complex="bold"/>
    </style:style>
    <style:style style:name="T25" style:family="text">
      <style:text-properties fo:font-weight="bold" officeooo:rsid="004e3646" style:font-weight-asian="bold" style:font-name-complex="Arial" style:font-weight-complex="bold"/>
    </style:style>
    <style:style style:name="T26" style:family="text">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T27" style:family="text">
      <style:text-properties style:use-window-font-color="true" style:font-name="Arial" fo:font-size="12pt" fo:language="es" fo:country="ES" officeooo:rsid="00120662" style:font-name-asian="Times New Roman" style:font-size-asian="12pt" style:language-asian="zxx" style:country-asian="none" style:font-name-complex="Arial" style:font-size-complex="12pt" style:language-complex="ar" style:country-complex="SA"/>
    </style:style>
    <style:style style:name="T28" style:family="text">
      <style:text-properties style:use-window-font-color="true" style:font-name="Arial" fo:font-size="12pt" fo:language="es" fo:country="ES" officeooo:rsid="0024184e" style:font-name-asian="Times New Roman" style:font-size-asian="12pt" style:language-asian="zxx" style:country-asian="none" style:font-name-complex="Arial" style:font-size-complex="12pt" style:language-complex="ar" style:country-complex="SA"/>
    </style:style>
    <style:style style:name="T29" style:family="text">
      <style:text-properties style:use-window-font-color="true" style:font-name="Arial" fo:font-size="12pt" fo:language="es" fo:country="ES" officeooo:rsid="00103a67" style:font-name-asian="Times New Roman" style:font-size-asian="12pt" style:language-asian="zxx" style:country-asian="none" style:font-name-complex="Arial" style:font-size-complex="12pt" style:language-complex="ar" style:country-complex="SA"/>
    </style:style>
    <style:style style:name="T30" style:family="text">
      <style:text-properties style:use-window-font-color="true" style:font-name="Arial" fo:font-size="12pt" fo:language="es" fo:country="ES" style:font-name-asian="Times New Roman" style:font-size-asian="12pt" style:language-asian="ar" style:country-asian="SA" style:font-name-complex="Arial" style:font-size-complex="12pt" style:language-complex="ar" style:country-complex="SA"/>
    </style:style>
    <style:style style:name="T31" style:family="text">
      <style:text-properties style:use-window-font-color="true" style:font-name="Arial" fo:font-size="12pt" fo:language="es" fo:country="ES" officeooo:rsid="006b85d0" style:font-name-asian="Times New Roman" style:font-size-asian="12pt" style:language-asian="ar" style:country-asian="SA" style:font-name-complex="Arial" style:font-size-complex="12pt" style:language-complex="ar" style:country-complex="SA"/>
    </style:style>
    <style:style style:name="T32" style:family="text">
      <style:text-properties style:use-window-font-color="true" style:font-name="Arial" fo:font-size="12pt" fo:language="es" fo:country="ES" officeooo:rsid="0069fdc1" style:font-name-asian="Times New Roman" style:font-size-asian="12pt" style:language-asian="ar" style:country-asian="SA" style:font-name-complex="Arial" style:font-size-complex="12pt" style:language-complex="ar" style:country-complex="SA"/>
    </style:style>
    <style:style style:name="T33" style:family="text">
      <style:text-properties style:use-window-font-color="true" style:font-name="Arial" fo:font-size="12pt" fo:language="es" fo:country="ES" style:font-name-asian="CCDIOC+Palatino-Roman" style:font-size-asian="12pt" style:language-asian="zxx" style:country-asian="none" style:font-name-complex="Arial" style:font-size-complex="12pt" style:language-complex="ar" style:country-complex="SA"/>
    </style:style>
    <style:style style:name="T34" style:family="text">
      <style:text-properties style:use-window-font-color="true" style:font-name="Arial" fo:font-size="12pt" fo:language="es" fo:country="ES" fo:font-weight="bold" style:font-name-asian="Times New Roman" style:font-size-asian="12pt" style:language-asian="zxx" style:country-asian="none" style:font-weight-asian="bold" style:font-name-complex="Arial" style:font-size-complex="12pt" style:language-complex="ar" style:country-complex="SA" style:font-weight-complex="bold"/>
    </style:style>
    <style:style style:name="T35" style:family="text">
      <style:text-properties style:use-window-font-color="true" style:font-name="Arial" fo:font-size="12pt" fo:language="es" fo:country="ES" fo:font-weight="bold" style:font-name-asian="Times New Roman" style:font-size-asian="12pt" style:language-asian="ar" style:country-asian="SA" style:font-weight-asian="bold" style:font-name-complex="Arial" style:font-size-complex="12pt" style:language-complex="ar" style:country-complex="SA" style:font-weight-complex="bold"/>
    </style:style>
    <style:style style:name="T36" style:family="text">
      <style:text-properties style:use-window-font-color="true" style:font-name="Arial" fo:font-size="12pt" fo:language="es" fo:country="ES" fo:font-weight="bold" style:font-name-asian="CCDIOC+Palatino-Roman" style:font-size-asian="12pt" style:language-asian="zxx" style:country-asian="none" style:font-weight-asian="bold" style:font-name-complex="Arial" style:font-size-complex="12pt" style:language-complex="ar" style:country-complex="SA" style:font-weight-complex="bold"/>
    </style:style>
    <style:style style:name="T37" style:family="text">
      <style:text-properties style:use-window-font-color="true" style:font-name="Arial" fo:font-size="12pt" fo:language="es" fo:country="ES" fo:font-weight="normal" style:font-name-asian="Times New Roman" style:font-size-asian="12pt" style:language-asian="zxx" style:country-asian="none" style:font-weight-asian="normal" style:font-name-complex="Arial" style:font-size-complex="12pt" style:language-complex="ar" style:country-complex="SA" style:font-weight-complex="normal"/>
    </style:style>
    <style:style style:name="T38" style:family="text">
      <style:text-properties style:use-window-font-color="true" style:font-name="Arial" fo:font-size="12pt" fo:language="es" fo:country="ES" fo:font-weight="normal" style:font-name-asian="Times New Roman" style:font-size-asian="12pt" style:language-asian="ar" style:country-asian="SA" style:font-weight-asian="normal" style:font-name-complex="Arial" style:font-size-complex="12pt" style:language-complex="ar" style:country-complex="SA" style:font-weight-complex="normal"/>
    </style:style>
    <style:style style:name="T39" style:family="text">
      <style:text-properties style:use-window-font-color="true" style:font-name="Arial" fo:font-size="12pt" fo:language="es" fo:country="ES" fo:font-weight="normal" officeooo:rsid="0037c5bc" style:font-name-asian="Times New Roman" style:font-size-asian="12pt" style:language-asian="ar" style:country-asian="SA" style:font-weight-asian="normal" style:font-name-complex="Arial" style:font-size-complex="12pt" style:language-complex="ar" style:country-complex="SA" style:font-weight-complex="normal"/>
    </style:style>
    <style:style style:name="T40" style:family="text">
      <style:text-properties style:use-window-font-color="true" style:font-name="Arial" fo:font-size="12pt" fo:language="es" fo:country="ES" fo:font-style="italic" style:font-name-asian="Times New Roman" style:font-size-asian="12pt" style:language-asian="ar" style:country-asian="SA" style:font-style-asian="italic" style:font-name-complex="Arial" style:font-size-complex="12pt" style:language-complex="ar" style:country-complex="SA"/>
    </style:style>
    <style:style style:name="T41" style:family="text">
      <style:text-properties style:use-window-font-color="true" style:font-name="Arial" fo:font-size="10pt" fo:language="es" fo:country="ES" style:font-name-asian="Times New Roman" style:font-size-asian="10pt" style:language-asian="zxx" style:country-asian="none" style:font-name-complex="Arial" style:font-size-complex="10pt" style:language-complex="ar" style:country-complex="SA"/>
    </style:style>
    <style:style style:name="T42" style:family="text">
      <style:text-properties fo:font-weight="normal" style:font-weight-asian="normal" style:font-name-complex="Arial" style:font-weight-complex="normal"/>
    </style:style>
    <style:style style:name="T43" style:family="text">
      <style:text-properties fo:font-weight="normal" officeooo:rsid="004e3646" style:font-weight-asian="normal" style:font-name-complex="Arial" style:font-weight-complex="normal"/>
    </style:style>
    <style:style style:name="T44" style:family="text">
      <style:text-properties officeooo:rsid="00103a67"/>
    </style:style>
    <style:style style:name="T45" style:family="text">
      <style:text-properties officeooo:rsid="0013b681"/>
    </style:style>
    <style:style style:name="T46" style:family="text">
      <style:text-properties officeooo:rsid="00165045"/>
    </style:style>
    <style:style style:name="T47" style:family="text">
      <style:text-properties officeooo:rsid="001a84e4"/>
    </style:style>
    <style:style style:name="T48" style:family="text">
      <style:text-properties officeooo:rsid="001e8e61"/>
    </style:style>
    <style:style style:name="T49" style:family="text">
      <style:text-properties style:font-name-complex="Arial"/>
    </style:style>
    <style:style style:name="T50" style:family="text">
      <style:text-properties officeooo:rsid="004fcd2c" style:font-name-complex="Arial"/>
    </style:style>
    <style:style style:name="T51" style:family="text">
      <style:text-properties officeooo:rsid="0077bc87" style:font-name-complex="Arial"/>
    </style:style>
    <style:style style:name="T52" style:family="text">
      <style:text-properties officeooo:rsid="0076a5cb" style:font-name-complex="Arial"/>
    </style:style>
    <style:style style:name="T53" style:family="text">
      <style:text-properties officeooo:rsid="0077c4fa" style:font-name-complex="Arial"/>
    </style:style>
    <style:style style:name="T54" style:family="text">
      <style:text-properties officeooo:rsid="0050a3f4"/>
    </style:style>
    <style:style style:name="T55" style:family="text">
      <style:text-properties officeooo:rsid="002031ac"/>
    </style:style>
    <style:style style:name="T56" style:family="text">
      <style:text-properties officeooo:rsid="0024184e"/>
    </style:style>
    <style:style style:name="T57" style:family="text">
      <style:text-properties officeooo:rsid="0025d21a"/>
    </style:style>
    <style:style style:name="T58" style:family="text">
      <style:text-properties officeooo:rsid="002f7ba1"/>
    </style:style>
    <style:style style:name="T59" style:family="text">
      <style:text-properties officeooo:rsid="0076a5cb"/>
    </style:style>
    <style:style style:name="T60" style:family="text">
      <style:text-properties officeooo:rsid="0077bc87"/>
    </style:style>
    <style:style style:name="T61" style:family="text">
      <style:text-properties officeooo:rsid="0077c4fa"/>
    </style:style>
    <style:style style:name="T62" style:family="text">
      <style:text-properties officeooo:rsid="007b6a0d"/>
    </style:style>
    <style:style style:name="T63" style:family="text">
      <style:text-properties officeooo:rsid="0031e94b"/>
    </style:style>
    <style:style style:name="T64" style:family="text">
      <style:text-properties style:font-name-asian="Arial" style:font-name-complex="Arial"/>
    </style:style>
    <style:style style:name="fr1" style:family="graphic" style:parent-style-name="Graphics">
      <style:graphic-properties fo:margin-left="0cm" fo:margin-right="0cm" style:vertical-pos="top" style:vertical-rel="baseline" fo:background-color="#ffffff" style:background-transparency="100%" draw:fill="solid" draw:fill-color="#ffffff" draw:opacity="0%"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a1" table:style-name="Tabla1">
        <table:table-column table:style-name="Tabla1.A"/>
        <table:table-row table:style-name="Tabla1.1">
          <table:table-cell table:style-name="Tabla1.A1" office:value-type="string">
            <text:p text:style-name="P3">PROGRAMACIÓN DIDÁCTICA</text:p>
            <text:p text:style-name="P3">SERVICIOS EN RED</text:p>
            <text:p text:style-name="P3"/>
            <text:p text:style-name="P3">Ciclo formativo</text:p>
            <text:p text:style-name="P3">Sistemas Microinformáticos y Redes</text:p>
            <text:p text:style-name="P3"/>
            <text:p text:style-name="P3">Curso:</text:p>
            <text:p text:style-name="P11"><text:span text:style-name="T5">201</text:span><text:span text:style-name="T6">7</text:span><text:span text:style-name="T5">-1</text:span><text:span text:style-name="T6">8</text:span></text:p>
            <text:p text:style-name="P3"/>
            <text:p text:style-name="P3">Profesor:</text:p>
            <text:p text:style-name="P3">Iván Chillón García</text:p>
          </table:table-cell>
        </table:table-row>
      </table:table>
      <text:p text:style-name="Standard"/>
      <text:p text:style-name="P45">Índice de contenido</text:p>
      <text:table-of-content text:style-name="Sect1" text:name="Sumario1">
        <text:table-of-content-source text:outline-level="4">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6"><text:a xlink:type="simple" xlink:href="#__RefHeading___Toc5677_1995269317" text:style-name="Index_20_Link" text:visited-style-name="Index_20_Link">1. INTRODUCCIÓN<text:tab/>3</text:a></text:p>
          <text:p text:style-name="P136"><text:a xlink:type="simple" xlink:href="#__RefHeading___Toc5679_1995269317" text:style-name="Index_20_Link" text:visited-style-name="Index_20_Link">2. LEGISLACIÓN APLICABLE<text:tab/>4</text:a></text:p>
          <text:p text:style-name="P136"><text:a xlink:type="simple" xlink:href="#__RefHeading___Toc5681_1995269317" text:style-name="Index_20_Link" text:visited-style-name="Index_20_Link">3. CARACTERÍSTICAS DEL GRUPO<text:tab/>5</text:a></text:p>
          <text:p text:style-name="P136"><text:a xlink:type="simple" xlink:href="#__RefHeading___Toc5683_1995269317" text:style-name="Index_20_Link" text:visited-style-name="Index_20_Link">4. INTERDISCIPLINARIEDAD<text:tab/>5</text:a></text:p>
          <text:p text:style-name="P136"><text:a xlink:type="simple" xlink:href="#__RefHeading___Toc5685_1995269317" text:style-name="Index_20_Link" text:visited-style-name="Index_20_Link">5. CAPACIDADES TERMINALES / RESULTADOS DE APRENDIZAJES<text:tab/>6</text:a></text:p>
          <text:p text:style-name="P135"><text:a xlink:type="simple" xlink:href="#__RefHeading___Toc5687_1995269317" text:style-name="Index_20_Link" text:visited-style-name="Index_20_Link">5.1. Objetivos estratégicos de la Consejería de Educación<text:tab/>6</text:a></text:p>
          <text:p text:style-name="P135"><text:a xlink:type="simple" xlink:href="#__RefHeading__24_79678282" text:style-name="Index_20_Link" text:visited-style-name="Index_20_Link">5.2. Concreción de objetivos y acciones contemplados en el Plan de Mejora del Centro para el curso 2017-18.<text:tab/>6</text:a></text:p>
          <text:p text:style-name="P135"><text:a xlink:type="simple" xlink:href="#__RefHeading___Toc5689_1995269317" text:style-name="Index_20_Link" text:visited-style-name="Index_20_Link">5.3. Objetivos comunes del ciclo formativo<text:tab/>7</text:a></text:p>
          <text:p text:style-name="P135"><text:a xlink:type="simple" xlink:href="#__RefHeading___Toc5691_1995269317" text:style-name="Index_20_Link" text:visited-style-name="Index_20_Link">5.4. Objetivos específicos del módulo<text:tab/>8</text:a></text:p>
          <text:p text:style-name="P135"><text:a xlink:type="simple" xlink:href="#__RefHeading___Toc5693_1995269317" text:style-name="Index_20_Link" text:visited-style-name="Index_20_Link">5.5. Propuestas de mejora extraídas del análisis de resultados del curso pasado<text:tab/>9</text:a></text:p>
          <text:p text:style-name="P136"><text:a xlink:type="simple" xlink:href="#__RefHeading___Toc5695_1995269317" text:style-name="Index_20_Link" text:visited-style-name="Index_20_Link">6. ORGANIZACIÓN DE CONTENIDOS<text:tab/>9</text:a></text:p>
          <text:p text:style-name="P135"><text:a xlink:type="simple" xlink:href="#__RefHeading___Toc5697_1995269317" text:style-name="Index_20_Link" text:visited-style-name="Index_20_Link">6.1. Contenido organizador<text:tab/>9</text:a></text:p>
          <text:p text:style-name="P135"><text:a xlink:type="simple" xlink:href="#__RefHeading___Toc5699_1995269317" text:style-name="Index_20_Link" text:visited-style-name="Index_20_Link">6.2. Relación secuenciada y temporalizada de unidades de trabajo<text:tab/>10</text:a></text:p>
          <text:p text:style-name="P136"><text:a xlink:type="simple" xlink:href="#__RefHeading___Toc5701_1995269317" text:style-name="Index_20_Link" text:visited-style-name="Index_20_Link">7. UNIDADES DE TRABAJO: ELEMENTOS CURRICULARES Y TEMPORALIZACIÓN<text:tab/>11</text:a></text:p>
          <text:p text:style-name="P135"><text:a xlink:type="simple" xlink:href="#__RefHeading___Toc5703_1995269317" text:style-name="Index_20_Link" text:visited-style-name="Index_20_Link">U.T. Nº0: Presentación y repaso de redes<text:tab/>11</text:a></text:p>
          <text:p text:style-name="P135"><text:a xlink:type="simple" xlink:href="#__RefHeading___Toc5705_1995269317" text:style-name="Index_20_Link" text:visited-style-name="Index_20_Link">U.T. Nº1: Servicios de configuración dinámica de sistemas. DHCP<text:tab/>12</text:a></text:p>
          <text:p text:style-name="P135"><text:a xlink:type="simple" xlink:href="#__RefHeading___Toc5707_1995269317" text:style-name="Index_20_Link" text:visited-style-name="Index_20_Link">U.T. Nº2: Servicios de resolución de nombres . DNS<text:tab/>12</text:a></text:p>
          <text:p text:style-name="P135"><text:a xlink:type="simple" xlink:href="#__RefHeading___Toc5709_1995269317" text:style-name="Index_20_Link" text:visited-style-name="Index_20_Link">U.T. Nº3: Gestión de servidores web<text:tab/>14</text:a></text:p>
          <text:p text:style-name="P135"><text:a xlink:type="simple" xlink:href="#__RefHeading___Toc5711_1995269317" text:style-name="Index_20_Link" text:visited-style-name="Index_20_Link">U.T. Nº3: Gestión de acceso remoto<text:tab/>16</text:a></text:p>
          <text:p text:style-name="P135"><text:a xlink:type="simple" xlink:href="#__RefHeading___Toc5713_1995269317" text:style-name="Index_20_Link" text:visited-style-name="Index_20_Link">U.T. Nº5: Servicios de correo electrónico<text:tab/>17</text:a></text:p>
          <text:p text:style-name="P135"><text:a xlink:type="simple" xlink:href="#__RefHeading___Toc5715_1995269317" text:style-name="Index_20_Link" text:visited-style-name="Index_20_Link">U.T. Nº6: Servicios de transferencia de ficheros . FTP<text:tab/>19</text:a></text:p>
          <text:p text:style-name="P135"><text:a xlink:type="simple" xlink:href="#__RefHeading___Toc5717_1995269317" text:style-name="Index_20_Link" text:visited-style-name="Index_20_Link">U.T. Nº7: Despliegue de redes inalámbricas<text:tab/>21</text:a></text:p>
          <text:p text:style-name="P135"><text:a xlink:type="simple" xlink:href="#__RefHeading___Toc5719_1995269317" text:style-name="Index_20_Link" text:visited-style-name="Index_20_Link">U.T. Nº8: Interconexión de redes privadas con redes públicas<text:tab/>22</text:a></text:p>
          <text:p text:style-name="P136"><text:a xlink:type="simple" xlink:href="#__RefHeading___Toc5721_1995269317" text:style-name="Index_20_Link" text:visited-style-name="Index_20_Link">8. CONCORDANCIA DE LAS UNIDADES DE TRABAJO CON LAS CAPACIDADES TERMINALES / RESULTADOS DE APRENDIZAJE<text:tab/>23</text:a></text:p>
          <text:p text:style-name="P136"><text:a xlink:type="simple" xlink:href="#__RefHeading___Toc5723_1995269317" text:style-name="Index_20_Link" text:visited-style-name="Index_20_Link">9. METODOLOGÍA<text:tab/>25</text:a></text:p>
          <text:p text:style-name="P135"><text:a xlink:type="simple" xlink:href="#__RefHeading___Toc5725_1995269317" text:style-name="Index_20_Link" text:visited-style-name="Index_20_Link">9.1. Criterios metodológicos<text:tab/>25</text:a></text:p>
          <text:p text:style-name="P137"><text:a xlink:type="simple" xlink:href="#__RefHeading___Toc5727_1995269317" text:style-name="Index_20_Link" text:visited-style-name="Index_20_Link">9.1.1. Tipos de actividades relacionadas con los conceptos<text:tab/>26</text:a></text:p>
          <text:p text:style-name="P137"><text:a xlink:type="simple" xlink:href="#__RefHeading___Toc5729_1995269317" text:style-name="Index_20_Link" text:visited-style-name="Index_20_Link">9.1.2. Tipo de actividades relacionadas con los procedimientos<text:tab/>27</text:a></text:p>
          <text:p text:style-name="P137"><text:a xlink:type="simple" xlink:href="#__RefHeading___Toc5731_1995269317" text:style-name="Index_20_Link" text:visited-style-name="Index_20_Link">9.1.3. Tipo de actividades relacionadas con las actitudes<text:tab/>27</text:a></text:p>
          <text:p text:style-name="P137"><text:a xlink:type="simple" xlink:href="#__RefHeading___Toc6417_1995269317" text:style-name="Index_20_Link" text:visited-style-name="Index_20_Link">9.1.4. Tipo de actividades de evaluación y de recuperación<text:tab/>28</text:a></text:p>
          <text:p text:style-name="P137"><text:a xlink:type="simple" xlink:href="#__RefHeading___Toc9013_3264736061" text:style-name="Index_20_Link" text:visited-style-name="Index_20_Link">9.1.5. Tipo de actividades de refuerzo<text:tab/>28</text:a></text:p>
          <text:p text:style-name="P137"><text:a xlink:type="simple" xlink:href="#__RefHeading___Toc9015_3264736061" text:style-name="Index_20_Link" text:visited-style-name="Index_20_Link">9.1.6. Tipo de actividades de ampliación<text:tab/>28</text:a></text:p>
          <text:p text:style-name="P135"><text:a xlink:type="simple" xlink:href="#__RefHeading___Toc5733_1995269317" text:style-name="Index_20_Link" text:visited-style-name="Index_20_Link">9.2. Recursos didácticos<text:tab/>28</text:a></text:p>
          <text:p text:style-name="P135"><text:a xlink:type="simple" xlink:href="#__RefHeading___Toc5735_1995269317" text:style-name="Index_20_Link" text:visited-style-name="Index_20_Link">9.3. Recursos tecnológicos<text:tab/>29</text:a></text:p>
          <text:p text:style-name="P135"><text:a xlink:type="simple" xlink:href="#__RefHeading___Toc5737_1995269317" text:style-name="Index_20_Link" text:visited-style-name="Index_20_Link">9.4. Recursos bibliográficos<text:tab/>30</text:a></text:p>
          <text:p text:style-name="P136"><text:a xlink:type="simple" xlink:href="#__RefHeading___Toc5739_1995269317" text:style-name="Index_20_Link" text:visited-style-name="Index_20_Link">10. MEDIDAS DE ATENCIÓN A LA DIVERSIDAD<text:tab/>30</text:a></text:p>
          <text:p text:style-name="P136"><text:a xlink:type="simple" xlink:href="#__RefHeading___Toc5741_1995269317" text:style-name="Index_20_Link" text:visited-style-name="Index_20_Link">11. EVALUACIÓN Y CALIFICACIÓN<text:tab/>31</text:a></text:p>
          <text:p text:style-name="P135"><text:a xlink:type="simple" xlink:href="#__RefHeading___Toc5743_1995269317" text:style-name="Index_20_Link" text:visited-style-name="Index_20_Link">11.1. Procedimientos de evaluación<text:tab/>31</text:a></text:p>
          <text:p text:style-name="P135"><text:a xlink:type="simple" xlink:href="#__RefHeading___Toc5745_1995269317" text:style-name="Index_20_Link" text:visited-style-name="Index_20_Link">11.2. Instrumentos de evaluación<text:tab/>32</text:a></text:p>
          <text:p text:style-name="P135"><text:a xlink:type="simple" xlink:href="#__RefHeading___Toc5747_1995269317" text:style-name="Index_20_Link" text:visited-style-name="Index_20_Link">11.3. Criterios de calificación<text:tab/>33</text:a></text:p>
          <text:p text:style-name="P135"><text:a xlink:type="simple" xlink:href="#__RefHeading___Toc5749_1995269317" text:style-name="Index_20_Link" text:visited-style-name="Index_20_Link">11.4. Contenidos mínimos y criterios de recuperación<text:tab/>34</text:a></text:p>
          <text:p text:style-name="P135"><text:a xlink:type="simple" xlink:href="#__RefHeading___Toc5751_1995269317" text:style-name="Index_20_Link" text:visited-style-name="Index_20_Link">11.5. Fugas o faltas injustificadas<text:tab/>35</text:a></text:p>
          <text:p text:style-name="P135"><text:a xlink:type="simple" xlink:href="#__RefHeading___Toc5753_1995269317" text:style-name="Index_20_Link" text:visited-style-name="Index_20_Link">11.6. Contenidos mínimos y criterios de recuperación<text:tab/>35</text:a></text:p>
          <text:p text:style-name="P135"><text:a xlink:type="simple" xlink:href="#__RefHeading___Toc5755_1995269317" text:style-name="Index_20_Link" text:visited-style-name="Index_20_Link">11.6. Pérdida de la evaluación continua<text:tab/>36</text:a></text:p>
          <text:p text:style-name="P137"><text:soft-page-break/><text:a xlink:type="simple" xlink:href="#__RefHeading___Toc5757_1995269317" text:style-name="Index_20_Link" text:visited-style-name="Index_20_Link">11.6.1. Procedimiento de notificación de la pérdida de la evaluación continua<text:tab/>36</text:a></text:p>
          <text:p text:style-name="P137"><text:a xlink:type="simple" xlink:href="#__RefHeading___Toc5759_1995269317" text:style-name="Index_20_Link" text:visited-style-name="Index_20_Link">11.6.2. Sistemas e instrumentos de evaluación para los alumnos que han perdido el derecho a la evaluación continua<text:tab/>36</text:a></text:p>
          <text:p text:style-name="P135"><text:a xlink:type="simple" xlink:href="#__RefHeading___Toc5761_1995269317" text:style-name="Index_20_Link" text:visited-style-name="Index_20_Link">11.7. Autoevaluación del profesorado<text:tab/>37</text:a></text:p>
          <text:p text:style-name="P135"><text:a xlink:type="simple" xlink:href="#__RefHeading___Toc5763_1995269317" text:style-name="Index_20_Link" text:visited-style-name="Index_20_Link">11.8. Evaluación de la programación<text:tab/>37</text:a></text:p>
          <text:p text:style-name="P136"><text:a xlink:type="simple" xlink:href="#__RefHeading___Toc5765_1995269317" text:style-name="Index_20_Link" text:visited-style-name="Index_20_Link">12. ACTIVIDADES COMPLEMENTARIAS Y EXTRAESCOLARES<text:tab/>38</text:a></text:p>
        </text:index-body>
      </text:table-of-content>
      <text:p text:style-name="Contents_20_Heading"/>
      <text:list xml:id="list3276287105" text:style-name="WW8Num1">
        <text:list-item>
          <text:list>
            <text:list-item>
              <text:h text:style-name="Heading_20_2" text:outline-level="2"/>
            </text:list-item>
            <text:list-item>
              <text:h text:style-name="Heading_20_2" text:outline-level="2"><text:bookmark-start text:name="__RefHeading___Toc5677_1995269317"/>1. INTRODUCCIÓN<text:bookmark-end text:name="__RefHeading___Toc5677_1995269317"/></text:h>
            </text:list-item>
          </text:list>
        </text:list-item>
      </text:list>
      <text:p text:style-name="Text_20_body"/>
      <text:p text:style-name="Text_20_body">La formación profesional está orientada tanto al desarrollo y satisfacción personal del alumno como a la obtención de unos conocimientos de tipo técnico y/o humanístico que han de ser preparatorios para el mundo laboral o la Universidad. </text:p>
      <text:p text:style-name="Text_20_body">La reforma educativa promulgada por la L.O.G.S.E. (Ley Orgánica de Ordenación General del Sistema Educativo) supuso un cambio radical en el sistema educativo existente hasta entonces. La Formación Profesional tradicional pasó a denominarse Ciclos Formativos, quedando estructurada en familias y niveles. Así, los Ciclos Formativos de Grado Medio permiten obtener el título de Técnico, mientras que los Ciclos Formativos de Grado Superior permiten obtener el título de Técnico Superior. </text:p>
      <text:p text:style-name="Text_20_body">Posteriormente, la L.O.E. (Ley Orgánica de la Educación) estableció una nueva ordenación de los ciclos formativos, estableciendo el nuevo catálogo de la formación profesional, las unidades de competencia y los módulos formativos asociados del Catálogo Modular de Formación Profesional. Este nuevo marco formativo no hace sino acercar la formación profesional a las necesidades actuales de la sociedad del conocimiento, donde la movilidad laboral, las nuevas tecnologías, la cohesión e inserción laboral exigen un nuevo planteamiento del mercado laboral. Así pues se pretende proporcionar a las personas la formación requerida por el sistema productivo y de acercar los títulos de formación profesional a la realidad del mercado laboral. Los Ciclos Formativos ofertados por la LOE están separados por familias, siendo una de ellas la Informática y Comunicaciones. </text:p>
      <text:p text:style-name="Text_20_body">Durante el curso 2011/2012 se implantan de forma completa los ciclos formativos L.O.E. y se proporciona mecanismos de recuperación a las antiguas enseñanzas L.O.G.S.E.</text:p>
      <text:p text:style-name="Text_20_body">Dado el extraordinario auge de la informática, y su gran implantación en la gran mayoría <text:soft-page-break/>de trabajos actualmente, no es de extrañar que estos ciclos formativos sean considerados por los alumnos como una buena alternativa profesional para su futuro. Para la inserción de los alumnos en el mundo laboral de modo rápido y eficaz, el alumno debe aprender las técnicas y métodos más adecuados que garanticen la adquisición de los conocimientos y destrezas para desenvolverse en el sector informático. </text:p>
      <text:list xml:id="list234827978157315" text:continue-numbering="true" text:style-name="WW8Num1">
        <text:list-item>
          <text:list>
            <text:list-item>
              <text:h text:style-name="Heading_20_2" text:outline-level="2"><text:bookmark-start text:name="__RefHeading___Toc5679_1995269317"/>2. LEGISLACIÓN APLICABLE<text:bookmark-end text:name="__RefHeading___Toc5679_1995269317"/></text:h>
            </text:list-item>
          </text:list>
        </text:list-item>
      </text:list>
      <text:p text:style-name="Text_20_body">La legislación en la que se basa esta programación didáctica es la siguiente: </text:p>
      <text:list xml:id="list3279674274" text:style-name="WW8Num11">
        <text:list-item>
          <text:p text:style-name="P62">Ley 5/2002, de 19 de junio, donde se establece el sistema integral de la formación profesional. </text:p>
        </text:list-item>
        <text:list-item>
          <text:p text:style-name="P62">Ley Orgánica 2/2006, de 3 de mayo, donde se regula la Formación Profesional en el sistema educativo, organizándola en ciclos formativos de grado medio y grado superior. </text:p>
        </text:list-item>
        <text:list-item>
          <text:p text:style-name="P62">Real Decreto 1538/2006, de 15 de diciembre, por el que se establece la ordenación general de la formación profesional del sistema educativo, incluyendo los aspectos básicos de la evaluación y efectos de los títulos de formación profesional. </text:p>
        </text:list-item>
        <text:list-item text:start-value="1">
          <text:p text:style-name="P62">Real Decreto 1691/2007, de 14 de diciembre, por el que se establece el título de Técnico en Sistemas Microinformáticos y Redes y se fijan sus enseñanzas mínimas (B.O.E. de 17 de enero del 2008). </text:p>
        </text:list-item>
        <text:list-item>
          <text:p text:style-name="P62">A falta del desarrollo del currículo canario de la titulación se usa como referencia normativa el currículo LOE del Ministerio de Educación desarrollado en la Orden EDU/2187/2009, de 3 de julio, por la que se establece el currículo del ciclo formativo de Grado Medio correspondiente al título de Técnico en Sistemas Microinformáticos y Redes.</text:p>
        </text:list-item>
        <text:list-item>
          <text:p text:style-name="P62">Ley Orgánica de Mejora de la Calidad Educativa (LOMCE) del 28 de noviembre de 2013. </text:p>
        </text:list-item>
        <text:list-item>
          <text:p text:style-name="P62">Propuesta de Decreto de la Consejería de Educación del Gobierno de Canarias pendientes de aprobación y publicación en BOC donde se da Información genérica sobre los nuevos currículos LOE de FP en Canarias:</text:p>
        </text:list-item>
        <text:list-item>
          <text:p text:style-name="P112"><text:a xlink:type="simple" xlink:href="http://www.gobiernodecanarias.org/educacion/webfp/Docs/CFLOE/2010/Horario_LOE_Sistemas_Microinformaticos_y_Redes.pdf" text:style-name="Internet_20_link" text:visited-style-name="Visited_20_Internet_20_Link"><text:span text:style-name="Internet_20_link">Horarios de los módulos</text:span></text:a></text:p>
        </text:list-item>
        <text:list-item>
          <text:p text:style-name="P112"><text:soft-page-break/><text:a xlink:type="simple" xlink:href="http://www.gobiernodecanarias.org/educacion/webfp/Docs/CFLOE/2011/V2_Informacion_Generica_DEFINITIVA_Nuevos_curriculos.pdf" text:style-name="Internet_20_link" text:visited-style-name="Visited_20_Internet_20_Link"><text:span text:style-name="Internet_20_link">Información genérica de Funcionamiento</text:span></text:a></text:p>
        </text:list-item>
        <text:list-item>
          <text:p text:style-name="P112"><text:a xlink:type="simple" xlink:href="http://www.gobiernodecanarias.org/educacion/webfp/Scripts/documentosCfLOE.asp" text:style-name="Internet_20_link" text:visited-style-name="Visited_20_Internet_20_Link"><text:span text:style-name="Internet_20_link">Documentos Institucionales</text:span></text:a></text:p>
        </text:list-item>
        <text:list-item>
          <text:p text:style-name="P112"><text:a xlink:type="simple" xlink:href="http://www.gobiernodecanarias.org/educacion/webfp/Docs/CFLOE/2010/20101004/InformacionGenericaTransitoriedad.pdf" text:style-name="Internet_20_link" text:visited-style-name="Visited_20_Internet_20_Link"><text:span text:style-name="Internet_20_link">Información sobre Transitopriedad LOGSE-LOE</text:span></text:a></text:p>
        </text:list-item>
        <text:list-item>
          <text:p text:style-name="P112"><text:a xlink:type="simple" xlink:href="http://www.educacion.es/educacion/que-estudiar/formacion-profesional/que-puedo-estudiar/nuevos-titulos/ultimos-titulos.html" text:style-name="Internet_20_link" text:visited-style-name="Visited_20_Internet_20_Link"><text:span text:style-name="Internet_20_link">Información Genérica sobre los nuevos Títulos y Currículos LOE de FP en el </text:span></text:a><text:a xlink:type="simple" xlink:href="http://www.educacion.es/educacion/que-estudiar/formacion-profesional/que-puedo-estudiar/nuevos-titulos/ultimos-titulos.html" text:style-name="Internet_20_link" text:visited-style-name="Visited_20_Internet_20_Link"><text:span text:style-name="Internet_20_link">MEC</text:span></text:a></text:p>
        </text:list-item>
      </text:list>
      <text:list xml:id="list234827211245322" text:continue-list="list234827978157315" text:style-name="WW8Num1">
        <text:list-item>
          <text:list>
            <text:list-item>
              <text:h text:style-name="Heading_20_2" text:outline-level="2"><text:bookmark-start text:name="__RefHeading___Toc5681_1995269317"/>3. CARACTERÍSTICAS DEL GRUPO<text:bookmark-end text:name="__RefHeading___Toc5681_1995269317"/></text:h>
            </text:list-item>
          </text:list>
        </text:list-item>
      </text:list>
      <text:p text:style-name="P12">La presente Programación va dirigida al alumnado matriculado en segundo curso del Ciclo. </text:p>
      <text:p text:style-name="P12"/>
      <text:p text:style-name="P16"><text:span text:style-name="T26">El grupo está formado por 1</text:span><text:span text:style-name="T28">4</text:span><text:span text:style-name="T26"> alumnos </text:span><text:span text:style-name="T28">y alumnas</text:span><text:span text:style-name="T26"> :</text:span></text:p>
      <text:p text:style-name="P12"/>
      <text:list xml:id="list1492987237" text:style-name="WW8Num12">
        <text:list-item>
          <text:p text:style-name="P64"><text:span text:style-name="T29">S</text:span><text:span text:style-name="T26">e trata 13 alumnos y una alumna.</text:span></text:p>
        </text:list-item>
        <text:list-item>
          <text:p text:style-name="P63"><text:span text:style-name="T29">Uno de los alumnos </text:span><text:span text:style-name="T27">se encuentra repitiendo</text:span></text:p>
        </text:list-item>
        <text:list-item>
          <text:p text:style-name="P65">La mayoría de los alumnos no residen en el municipio y se desplazan al Centro en transporte público o mediante vehículo propio</text:p>
        </text:list-item>
        <text:list-item>
          <text:p text:style-name="P65">Los conocimientos previos de los alumnos sobre el módulo y el ciclo en general son diversos, observándose buen nivel de conocimientos previos adquiridos el curso pasado, salvo <text:span text:style-name="T45">cuatro alumnos que promocionan con módulos pendientes.</text:span></text:p>
        </text:list-item>
      </text:list>
      <text:p text:style-name="Text_20_body">La edad media de la mayoría de los alumnos está comprendida entre los 17 y 2<text:span text:style-name="T56">7</text:span> años por lo que su desarrollo psicoeducativo se corresponde al final de la juventud e inicio de la etapa adulta. </text:p>
      <text:p text:style-name="Text_20_body">De entre los alumnos existe un grupo que muestra grandes capacidades lógicas e interés por los módulos, aunque obviamente su interés puede ser superior por algún módulo en concreto.</text:p>
      <text:p text:style-name="Text_20_body">Dentro de los alumnos se observa un grupo que han pasado a segundo curso con gran dificultad y esfuerzo.</text:p>
      <text:list xml:id="list234828057001356" text:continue-list="list234827211245322" text:style-name="WW8Num1">
        <text:list-item>
          <text:list>
            <text:list-item>
              <text:h text:style-name="Heading_20_2" text:outline-level="2"><text:bookmark-start text:name="__RefHeading___Toc5683_1995269317"/>4. INTERDISCIPLINARIEDAD<text:bookmark-end text:name="__RefHeading___Toc5683_1995269317"/></text:h>
            </text:list-item>
          </text:list>
        </text:list-item>
      </text:list>
      <text:p text:style-name="P41">Son prerrequisito para este módulo los módulos de primer curso de:</text:p>
      <text:p text:style-name="P41"/>
      <text:list xml:id="list4246881371" text:style-name="WW8Num2">
        <text:list-item>
          <text:p text:style-name="P67">Redes de área local</text:p>
        </text:list-item>
        <text:list-item>
          <text:p text:style-name="P67">Sistemas operativos monopuesto.</text:p>
        </text:list-item>
        <text:list-item>
          <text:p text:style-name="P67"><text:soft-page-break/>Aplicaciones ofimáticas</text:p>
        </text:list-item>
      </text:list>
      <text:p text:style-name="P43">Además ha de existir una coordinación a la hora de impartir el módulo con los módulos de segundo curso de:</text:p>
      <text:list xml:id="list2144057636" text:style-name="WW8Num13">
        <text:list-item>
          <text:p text:style-name="P138">Sistemas operativos en red. <text:s/>Para evitar que se solapen y se repitan los contenidos impartidos y para sincronizar la impartición de los mismos.</text:p>
        </text:list-item>
        <text:list-item>
          <text:p text:style-name="P138">Seguridad informática. Sincronizar el servicio que se está impartiendo con contenidos relacionados con el mismo servicio en el módulo de seguridad</text:p>
        </text:list-item>
      </text:list>
      <text:list xml:id="list234827151728035" text:continue-list="list234828057001356" text:style-name="WW8Num1">
        <text:list-item>
          <text:list>
            <text:list-item>
              <text:h text:style-name="Heading_20_2" text:outline-level="2"/>
            </text:list-item>
            <text:list-item>
              <text:h text:style-name="Heading_20_2" text:outline-level="2"><text:bookmark-start text:name="__RefHeading___Toc5685_1995269317"/>5. CAPACIDADES TERMINALES / RESULTADOS DE APRENDIZAJES<text:bookmark-end text:name="__RefHeading___Toc5685_1995269317"/></text:h>
              <text:list>
                <text:list-item>
                  <text:h text:style-name="P130" text:outline-level="3"><text:span text:style-name="T49"/></text:h>
                </text:list-item>
                <text:list-item>
                  <text:h text:style-name="P130" text:outline-level="3"><text:bookmark-start text:name="__RefHeading___Toc5687_1995269317"/><text:span text:style-name="T49">5.1. Objetivos estratégicos de la Consejería de Educación</text:span><text:bookmark-end text:name="__RefHeading___Toc5687_1995269317"/></text:h>
                </text:list-item>
              </text:list>
            </text:list-item>
          </text:list>
        </text:list-item>
      </text:list>
      <text:list xml:id="list1185016036" text:style-name="L1">
        <text:list-item>
          <text:p text:style-name="P54">Adecuación del sistema educativo a las nuevas circunstancias sociales.</text:p>
        </text:list-item>
        <text:list-item>
          <text:p text:style-name="P54">Mejora de los resultados del rendimiento escolar.</text:p>
        </text:list-item>
        <text:list-item>
          <text:p text:style-name="P54">Mejora de las tasas de titulación e idoneidad.</text:p>
        </text:list-item>
        <text:list-item>
          <text:p text:style-name="P54">Reducción del absentismo y abandono escolar.</text:p>
        </text:list-item>
        <text:list-item>
          <text:p text:style-name="P54">Refuerzo del uso de las nuevas tecnologías y los espacios virtuales.</text:p>
        </text:list-item>
        <text:list-item>
          <text:p text:style-name="P54">Adquisición de las competencias por parte del alumnado.</text:p>
        </text:list-item>
        <text:list-item>
          <text:p text:style-name="P54">Mejora de la competencia lingüística en la lengua castellana y lengua extranjera.</text:p>
        </text:list-item>
        <text:list-item>
          <text:p text:style-name="P54">Mayor presencia de los contenidos canarios en los currículos.</text:p>
        </text:list-item>
        <text:list-item>
          <text:p text:style-name="P54">Potenciación de la mejora de un clima de convivencia positiva en los centros educativos.</text:p>
        </text:list-item>
        <text:list-item>
          <text:p text:style-name="P54">Implementación <text:s text:c="2"/>un <text:s text:c="2"/>modelo <text:s text:c="2"/>de <text:s text:c="2"/>atención <text:s text:c="2"/>a <text:s text:c="2"/>la <text:s text:c="2"/>diversidad <text:s text:c="2"/>que <text:s text:c="2"/>incentive <text:s text:c="2"/>y <text:s text:c="2"/>permita <text:s text:c="2"/>la permanencia del alumnado en el sistema educativo.</text:p>
        </text:list-item>
        <text:list-item>
          <text:p text:style-name="P54">Potenciación de la participación de las familias en el proceso educativo.</text:p>
        </text:list-item>
        <text:list-item>
          <text:p text:style-name="P54">Internacionalización de la educación.</text:p>
        </text:list-item>
      </text:list>
      <text:list xml:id="list234829147569222" text:continue-list="list234827151728035" text:style-name="WW8Num1">
        <text:list-item>
          <text:list>
            <text:list-item>
              <text:list>
                <text:list-item>
                  <text:h text:style-name="P131" text:outline-level="3"/>
                </text:list-item>
                <text:list-item>
                  <text:h text:style-name="P131" text:outline-level="3"><text:bookmark-start text:name="__RefHeading__24_79678282"/>5.2. Concreción de objetivos y acciones contemplados en el Plan de Mejora del Centro para el curso 201<text:span text:style-name="T57">7</text:span>-1<text:span text:style-name="T57">8</text:span>.<text:bookmark-end text:name="__RefHeading__24_79678282"/></text:h>
                </text:list-item>
              </text:list>
            </text:list-item>
          </text:list>
        </text:list-item>
        <text:list-item>
          <text:p text:style-name="P113"/>
        </text:list-item>
        <text:list-item>
          <text:p text:style-name="P114">A partir de los objetivos estratégicos de la Consejería de Educación para este curso <text:s/>el Centro propone el Plan de Mejora del mismo que incluye medidas detalladas para los siguientes apartados:</text:p>
          <text:list>
            <text:list-item>
              <text:list>
                <text:list-item>
                  <text:list>
                    <text:list-item>
                      <text:list>
                        <text:list-item>
                          <text:list>
                            <text:list-item>
                              <text:list>
                                <text:list-item>
                                  <text:p text:style-name="P56">Mejora del absentismo y abandono escolar.</text:p>
                                </text:list-item>
                                <text:list-item>
                                  <text:p text:style-name="P55"><text:soft-page-break/>Mejora del rendimiento escolar.</text:p>
                                </text:list-item>
                                <text:list-item>
                                  <text:p text:style-name="P55">Evaluación del proceso de mejora</text:p>
                                </text:list-item>
                              </text:list>
                            </text:list-item>
                          </text:list>
                        </text:list-item>
                        <text:list-item>
                          <text:h text:style-name="Heading_20_3" text:outline-level="3"/>
                        </text:list-item>
                      </text:list>
                    </text:list-item>
                  </text:list>
                </text:list-item>
                <text:list-item>
                  <text:h text:style-name="Heading_20_3" text:outline-level="3"><text:bookmark-start text:name="__RefHeading___Toc5689_1995269317"/>5.3. Objetivos comunes del ciclo formativo<text:bookmark-end text:name="__RefHeading___Toc5689_1995269317"/></text:h>
                </text:list-item>
              </text:list>
            </text:list-item>
          </text:list>
        </text:list-item>
      </text:list>
      <text:p text:style-name="Text_20_body">Adicionalmente, los objetivos comunes para este ciclo formativo son los </text:p>
      <text:p text:style-name="Text_20_body">descritos en el Real Decreto 1691/2007: </text:p>
      <text:p text:style-name="Text_20_body">1. Organizar los componentes físicos y lógicos que forman un sistema microinformático, interpretando su documentación técnica, para aplicar los medios y métodos adecuados a su instalación, montaje y mantenimiento. </text:p>
      <text:p text:style-name="Text_20_body">2. Identificar, ensamblar y conectar componentes y periféricos utilizando las herramientas adecuadas, aplicando procedimientos, normas y protocolos de calidad y seguridad, para montar y configurar ordenadores y periféricos. </text:p>
      <text:p text:style-name="Text_20_body">3. Reconocer y ejecutar los procedimientos de instalación de sistemas operativos y programas de aplicación, aplicando protocolos de calidad, para instalar y configurar sistemas microinformáticos. </text:p>
      <text:p text:style-name="Text_20_body">4. Representar la posición de los equipos, líneas de transmisión y demás elementos de una red local, analizando la morfología, condiciones y características del despliegue, para replantear el cableado y la electrónica de la red. </text:p>
      <text:p text:style-name="Text_20_body">5. Ubicar y fijar equipos, líneas, canalizaciones y demás elementos de una red local cableada, inalámbrica o mixta, aplicando procedimientos de montaje y protocolos de calidad y seguridad, para instalar y configurar redes locales. </text:p>
      <text:p text:style-name="Text_20_body">6. Interconectar equipos informáticos, dispositivos de red local y de conexión con redes de área extensa, ejecutando los procedimientos para instalar y configurar redes locales. </text:p>
      <text:p text:style-name="Text_20_body">7. Localizar y reparar averías y disfunciones en los componentes físicos y lógicos para mantener sistemas microinformáticos y redes locales. </text:p>
      <text:p text:style-name="Text_20_body">8. Sustituir y ajustar componentes físicos y lógicos para mantener sistemas microinformáticos y redes locales. </text:p>
      <text:p text:style-name="Text_20_body">9. Interpretar y seleccionar información para elaborar documentación técnica y administrativa. </text:p>
      <text:p text:style-name="Text_20_body"><text:soft-page-break/>10. Valorar el coste de los componentes físicos, lógicos y la mano de obra, para elaborar presupuestos. </text:p>
      <text:p text:style-name="Text_20_body">11. Reconocer características y posibilidades de los componentes físicos y lógicos, para asesorar y asistir a clientes. </text:p>
      <text:p text:style-name="Text_20_body">12. Detectar y analizar cambios tecnológicos para elegir nuevas alternativas y mantenerse actualizado dentro del sector. </text:p>
      <text:p text:style-name="Text_20_body">13. Reconocer y valorar incidencias, determinando sus causas y describiendo las acciones correctoras para resolverlas. </text:p>
      <text:p text:style-name="Text_20_body">14. Analizar y describir procedimientos de calidad, prevención de riesgos laborales y medioambientales, señalando las acciones a realizar en los casos definidos para actuar de acuerdo con las normas estandarizadas.</text:p>
      <text:p text:style-name="Text_20_body">15. Valorar las actividades de trabajo en un proceso productivo, identificando su aportación al proceso global para conseguir los objetivos de la producción. </text:p>
      <text:p text:style-name="Text_20_body">16. Identificar y valorar las oportunidades de aprendizaje y empleo, analizando las ofertas y demandas del mercado laboral para gestionar su carrera profesional. </text:p>
      <text:p text:style-name="Text_20_body">17. Reconocer las oportunidades de negocio, identificando y analizando demandas del </text:p>
      <text:p text:style-name="Text_20_body">mercado para crear y gestionar una pequeña empresa. </text:p>
      <text:p text:style-name="Text_20_body">18. Reconocer sus derechos y deberes como agente activo en la sociedad, analizando el marco legal que regula las condiciones sociales y laborales para participar como ciudadano democrático. </text:p>
      <text:list xml:id="list234828103207538" text:continue-numbering="true" text:style-name="WW8Num1">
        <text:list-item>
          <text:list>
            <text:list-item>
              <text:list>
                <text:list-item>
                  <text:h text:style-name="Heading_20_3" text:outline-level="3"><text:bookmark-start text:name="__RefHeading___Toc5691_1995269317"/>5.4. Objetivos específicos del módulo<text:bookmark-end text:name="__RefHeading___Toc5691_1995269317"/></text:h>
                </text:list-item>
              </text:list>
            </text:list-item>
          </text:list>
        </text:list-item>
      </text:list>
      <text:p text:style-name="Text_20_body"/>
      <text:p text:style-name="Text_20_body">Como objetivos específicos de este modulo podemos seleccionar los siguientes objetivos generales: 1, 7, 8, 9, 11, 12 y 13, descritos en el punto anterior. </text:p>
      <text:p text:style-name="Text_20_body">Además incluiremos los siguientes objetivos específicos para este módulo: </text:p>
      <text:p text:style-name="Text_20_body">1. Instala servicios de configuración dinámica, describiendo sus características y aplicaciones. </text:p>
      <text:p text:style-name="Text_20_body">2. Instala servicios de resolución de nombres, describiendo sus características y <text:soft-page-break/>aplicaciones. </text:p>
      <text:p text:style-name="Text_20_body">3. Instala servicios de transferencia de ficheros, describiendo sus características y aplicaciones. </text:p>
      <text:p text:style-name="Text_20_body">4. Gestiona servidores de correo electrónico identificando requerimientos de utilización y aplicando criterios de configuración. </text:p>
      <text:p text:style-name="Text_20_body">5. Gestiona servidores web identificando requerimientos de utilización y aplicando criterios de configuración. </text:p>
      <text:p text:style-name="Text_20_body">6. Gestiona métodos de acceso remoto describiendo sus características e instalando los servicios correspondientes. </text:p>
      <text:p text:style-name="Text_20_body">7. Despliega redes inalámbricas seguras justificando la configuración elegida y describiendo los procedimientos de implantación. </text:p>
      <text:p text:style-name="Text_20_body">8. Establece el acceso desde redes locales a redes públicas identificando posibles escenarios y aplicando software específico.</text:p>
      <text:list xml:id="list234828831002445" text:continue-numbering="true" text:style-name="WW8Num1">
        <text:list-item>
          <text:list>
            <text:list-item>
              <text:h text:style-name="Heading_20_3" text:outline-level="3"><text:bookmark-start text:name="__RefHeading___Toc5693_1995269317"/>5.5. <text:span text:style-name="T46">Propuestas de mejora extraídas del análisis de resultados del curso pasado</text:span><text:bookmark-end text:name="__RefHeading___Toc5693_1995269317"/></text:h>
            </text:list-item>
          </text:list>
        </text:list-item>
      </text:list>
      <text:p text:style-name="Text_20_body"/>
      <text:list xml:id="list3928501673" text:style-name="L2">
        <text:list-item>
          <text:p text:style-name="P68"><text:span text:style-name="T15">P</text:span><text:span text:style-name="T14">roporcionar a los alumnos máquinas virtuales online que permitan crear toda la infraestructura de servicios en Internet </text:span><text:span text:style-name="T16">de forma real </text:span><text:span text:style-name="T14">y no sólo de forma simulada en la red local. </text:span><text:span text:style-name="T17">Mayor utilización de otros sistemas operativos en la realización de prácticas.</text:span></text:p>
        </text:list-item>
        <text:list-item>
          <text:p text:style-name="P69">Mejorar nivel de inglés del alumnado realizando actividades de forma transversal.</text:p>
        </text:list-item>
        <text:list-item>
          <text:p text:style-name="P69">Trabajar desde principio de curso los contenidos de las pruebas skills de este curso de cara a la posible participación en las mismas. </text:p>
        </text:list-item>
        <text:list-item>
          <text:p text:style-name="P69">Realizar visitas a empresas del sector.</text:p>
        </text:list-item>
        <text:list-item>
          <text:p text:style-name="P69">Continuar el desarrollo del “Taller informático”.</text:p>
        </text:list-item>
      </text:list>
      <text:list xml:id="list234827116919357" text:continue-list="list234828831002445" text:style-name="WW8Num1">
        <text:list-item>
          <text:list>
            <text:list-item>
              <text:h text:style-name="Heading_20_2" text:outline-level="2"><text:bookmark-start text:name="__RefHeading___Toc5695_1995269317"/>6. ORGANIZACIÓN DE CONTENIDOS<text:bookmark-end text:name="__RefHeading___Toc5695_1995269317"/></text:h>
              <text:list>
                <text:list-item>
                  <text:h text:style-name="Heading_20_3" text:outline-level="3"/>
                </text:list-item>
                <text:list-item>
                  <text:h text:style-name="Heading_20_3" text:outline-level="3"><text:bookmark-start text:name="__RefHeading___Toc5697_1995269317"/>6.1. Contenido organizador<text:bookmark-end text:name="__RefHeading___Toc5697_1995269317"/></text:h>
                </text:list-item>
              </text:list>
            </text:list-item>
          </text:list>
        </text:list-item>
      </text:list>
      <text:p text:style-name="Text_20_body">El contenido organizador es el punto de partida para la secuenciación de contenidos y la elaboración de unidades de trabajo. </text:p>
      <text:p text:style-name="Text_20_body"><text:soft-page-break/><text:span text:style-name="T33">La Competencia General del Título consiste en “instalar, configurar y mantener sistemas microinformáticos, aislados o en red, así como redes locales en pequeños entornos, asegurando su funcionalidad y aplicando los protocolos de calidad, seguridad y respeto al medio ambiente establecidos.”. Está formulada en infinitivo, en base a las realizaciones que el alumno debería alcanzar al obtener la titulación. </text:span><text:span text:style-name="T26">Por lo tanto, el </text:span><text:span text:style-name="T34">conten</text:span><text:span text:style-name="T36">ido organizador</text:span><text:span text:style-name="T33"> para la enseñanza del módulo serán los procedimientos organizados en base a las unidades de competencia asociadas al módulo: </text:span><text:span text:style-name="T34">UC0955_2: Monitorizar los </text:span></text:p>
      <text:p text:style-name="P25">procesos de comunicaciones de la red local y UC0956_2: Realizar los pro- </text:p>
      <text:p text:style-name="Text_20_body"><text:span text:style-name="T34">cesos de conexión entre <text:s/>redes privadas y redes <text:s/>públicas. </text:span><text:span text:style-name="T41"><text:s/></text:span><text:span text:style-name="T33">El resto de contenidos, actitudes y conceptos, harán de </text:span><text:span text:style-name="T36">soporte</text:span><text:span text:style-name="T33"> en el diseño de la programación.</text:span></text:p>
      <text:list xml:id="list234829124428713" text:continue-numbering="true" text:style-name="WW8Num1">
        <text:list-item>
          <text:list>
            <text:list-item>
              <text:list>
                <text:list-item>
                  <text:h text:style-name="Heading_20_3" text:outline-level="3"><text:bookmark-start text:name="__RefHeading___Toc5699_1995269317"/>6.2. <text:s/>Relación secuenciada y temporalizada de unidades de trabajo<text:bookmark-end text:name="__RefHeading___Toc5699_1995269317"/></text:h>
                </text:list-item>
              </text:list>
            </text:list-item>
          </text:list>
        </text:list-item>
      </text:list>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4">UT</text:p>
          </table:table-cell>
          <table:table-cell table:style-name="Tabla2.A1" office:value-type="string">
            <text:p text:style-name="P4">Título</text:p>
          </table:table-cell>
          <table:table-cell table:style-name="Tabla2.A1" office:value-type="string">
            <text:p text:style-name="P4">Horas</text:p>
          </table:table-cell>
          <table:table-cell table:style-name="Tabla2.D1" office:value-type="string">
            <text:p text:style-name="P5"/>
          </table:table-cell>
        </table:table-row>
        <table:table-row table:style-name="Tabla2.1">
          <table:table-cell table:style-name="Tabla2.A2" office:value-type="string">
            <text:p text:style-name="P8">0</text:p>
          </table:table-cell>
          <table:table-cell table:style-name="Tabla2.A2" office:value-type="string">
            <text:p text:style-name="P7">Presentación <text:span text:style-name="T47">y repaso de redes</text:span></text:p>
          </table:table-cell>
          <table:table-cell table:style-name="Tabla2.A2" office:value-type="string">
            <text:p text:style-name="P8">6</text:p>
          </table:table-cell>
          <table:table-cell table:style-name="Tabla2.D2" table:number-rows-spanned="5" office:value-type="string">
            <text:p text:style-name="P8">1º trimestre</text:p>
          </table:table-cell>
        </table:table-row>
        <table:table-row table:style-name="Tabla2.1">
          <table:table-cell table:style-name="Tabla2.A2" office:value-type="string">
            <text:p text:style-name="P8">1</text:p>
          </table:table-cell>
          <table:table-cell table:style-name="Tabla2.A2" office:value-type="string">
            <text:p text:style-name="P7">Servicios de configuración dinámica de sistemas. DHCP </text:p>
          </table:table-cell>
          <table:table-cell table:style-name="Tabla2.A2" office:value-type="string">
            <text:p text:style-name="P8">20</text:p>
          </table:table-cell>
          <table:covered-table-cell/>
        </table:table-row>
        <table:table-row table:style-name="Tabla2.1">
          <table:table-cell table:style-name="Tabla2.A2" office:value-type="string">
            <text:p text:style-name="P8">2</text:p>
          </table:table-cell>
          <table:table-cell table:style-name="Tabla2.A2" office:value-type="string">
            <text:p text:style-name="P7">Servicios de resolución de nombres . DNS</text:p>
          </table:table-cell>
          <table:table-cell table:style-name="Tabla2.A2" office:value-type="string">
            <text:p text:style-name="P8">26</text:p>
          </table:table-cell>
          <table:covered-table-cell/>
        </table:table-row>
        <table:table-row table:style-name="Tabla2.1">
          <table:table-cell table:style-name="Tabla2.A2" office:value-type="string">
            <text:p text:style-name="P8">3</text:p>
          </table:table-cell>
          <table:table-cell table:style-name="Tabla2.A2" office:value-type="string">
            <text:p text:style-name="P10">Gestión de servidores web</text:p>
          </table:table-cell>
          <table:table-cell table:style-name="Tabla2.A2" office:value-type="string">
            <text:p text:style-name="P8">18</text:p>
          </table:table-cell>
          <table:covered-table-cell/>
        </table:table-row>
        <table:table-row table:style-name="Tabla2.1">
          <table:table-cell table:style-name="Tabla2.A2" office:value-type="string">
            <text:p text:style-name="P8">4</text:p>
          </table:table-cell>
          <table:table-cell table:style-name="Tabla2.A2" office:value-type="string">
            <text:p text:style-name="P10">Gestión de acceso remotos</text:p>
          </table:table-cell>
          <table:table-cell table:style-name="Tabla2.A2" office:value-type="string">
            <text:p text:style-name="P8">18</text:p>
          </table:table-cell>
          <table:covered-table-cell/>
        </table:table-row>
        <table:table-row table:style-name="Tabla2.1">
          <table:table-cell table:style-name="Tabla2.A2" office:value-type="string">
            <text:p text:style-name="P8">5</text:p>
          </table:table-cell>
          <table:table-cell table:style-name="Tabla2.A2" office:value-type="string">
            <text:p text:style-name="P7">Servicios de correo electrónico </text:p>
          </table:table-cell>
          <table:table-cell table:style-name="Tabla2.A2" office:value-type="string">
            <text:p text:style-name="P8">24</text:p>
          </table:table-cell>
          <table:table-cell table:style-name="Tabla2.D2" table:number-rows-spanned="4" office:value-type="string">
            <text:p text:style-name="P8">2º trimestre</text:p>
          </table:table-cell>
        </table:table-row>
        <table:table-row table:style-name="Tabla2.1">
          <table:table-cell table:style-name="Tabla2.A2" office:value-type="string">
            <text:p text:style-name="P8">6</text:p>
          </table:table-cell>
          <table:table-cell table:style-name="Tabla2.A2" office:value-type="string">
            <text:p text:style-name="Table_20_Contents"><text:span text:style-name="T9"><text:s/></text:span><text:span text:style-name="T8">servicios de transferencia de ficheros. FTP</text:span></text:p>
          </table:table-cell>
          <table:table-cell table:style-name="Tabla2.A2" office:value-type="string">
            <text:p text:style-name="P8">18</text:p>
          </table:table-cell>
          <table:covered-table-cell/>
        </table:table-row>
        <table:table-row table:style-name="Tabla2.1">
          <table:table-cell table:style-name="Tabla2.A2" office:value-type="string">
            <text:p text:style-name="P8">7</text:p>
          </table:table-cell>
          <table:table-cell table:style-name="Tabla2.A2" office:value-type="string">
            <text:p text:style-name="P7">Despliegue de redes inalámbricas </text:p>
          </table:table-cell>
          <table:table-cell table:style-name="Tabla2.A2" office:value-type="string">
            <text:p text:style-name="P8">20</text:p>
          </table:table-cell>
          <table:covered-table-cell/>
        </table:table-row>
        <table:table-row table:style-name="Tabla2.1">
          <table:table-cell table:style-name="Tabla2.A2" office:value-type="string">
            <text:p text:style-name="P8">8</text:p>
          </table:table-cell>
          <table:table-cell table:style-name="Tabla2.A2" office:value-type="string">
            <text:p text:style-name="P7">Interconexión de redes privadas con redes públicas </text:p>
          </table:table-cell>
          <table:table-cell table:style-name="Tabla2.A2" office:value-type="string">
            <text:p text:style-name="P8">18</text:p>
          </table:table-cell>
          <table:covered-table-cell/>
        </table:table-row>
        <table:table-row table:style-name="Tabla2.1">
          <table:table-cell table:style-name="Tabla2.A2" table:number-columns-spanned="2" office:value-type="string">
            <text:p text:style-name="P6">Total</text:p>
          </table:table-cell>
          <table:covered-table-cell/>
          <table:table-cell table:style-name="Tabla2.A2" office:value-type="string">
            <text:p text:style-name="P8">168</text:p>
          </table:table-cell>
          <table:table-cell table:style-name="Tabla2.D11" office:value-type="string">
            <text:p text:style-name="P9"/>
          </table:table-cell>
        </table:table-row>
      </table:table>
      <text:p text:style-name="Text_20_body"/>
      <text:p text:style-name="Text_20_body">Consideraciones:</text:p>
      <text:list xml:id="list1345550647" text:style-name="WW8Num15">
        <text:list-item>
          <text:p text:style-name="P79">La UT0 no se impartirá en bloque al principio del curso sino que se desarrollara de forma transversal durante el desarrollo del resto de unidades.</text:p>
        </text:list-item>
        <text:list-item>
          <text:p text:style-name="P79">El primer trimestre está previsto, con el calendario del presente curso permitirá realizar 96 sesiones de clase mientras que el segundo se darán 72. Por tanto la UT5 se empezará en el primer trimestre y se prevé impartir 8 sesiones de esta unidad. Las 16 restantes se impartirán en el segundo trimestre.</text:p>
        </text:list-item>
      </text:list>
      <text:list xml:id="list234828831355242" text:continue-list="list234829124428713" text:style-name="WW8Num1">
        <text:list-item>
          <text:list>
            <text:list-item>
              <text:h text:style-name="Heading_20_2" text:outline-level="2"><text:bookmark-start text:name="__RefHeading___Toc5701_1995269317"/><text:soft-page-break/>7. UNIDADES DE TRABAJO: ELEMENTOS CURRICULARES Y TEMPORALIZACIÓN<text:bookmark-end text:name="__RefHeading___Toc5701_1995269317"/></text:h>
            </text:list-item>
          </text:list>
        </text:list-item>
      </text:list>
      <text:p text:style-name="Text_20_body">A continuación se enumeran los tipos de actividades que se llevarán a cabo en cada unidad. En el apartado <text:span text:style-name="T58">9</text:span>.1 criterios metodológicos se profundiza en como se desarrollarán las mismas. </text:p>
      <table:table table:name="Tabla3" table:style-name="Tabla3">
        <table:table-column table:style-name="Tabla3.A"/>
        <table:table-row table:style-name="Tabla3.1">
          <table:table-cell table:style-name="Tabla3.A1" office:value-type="string">
            <text:list xml:id="list234827913183269" text:continue-numbering="true" text:style-name="WW8Num1">
              <text:list-item>
                <text:list>
                  <text:list-item>
                    <text:list>
                      <text:list-item>
                        <text:h text:style-name="Heading_20_3" text:outline-level="3"><text:bookmark-start text:name="__RefHeading___Toc5703_1995269317"/>U.T. Nº0: <text:span text:style-name="T47">Presentación y repaso de redes</text:span><text:bookmark-end text:name="__RefHeading___Toc5703_1995269317"/></text:h>
                      </text:list-item>
                    </text:list>
                  </text:list-item>
                </text:list>
              </text:list-item>
            </text:list>
          </table:table-cell>
        </table:table-row>
        <table:table-row table:style-name="Tabla3.1">
          <table:table-cell table:style-name="Tabla3.A2" office:value-type="string">
            <text:list xml:id="list234829155631201" text:continue-numbering="true" text:style-name="WW8Num1">
              <text:list-item>
                <text:list>
                  <text:list-item>
                    <text:list>
                      <text:list-item>
                        <text:list>
                          <text:list-item>
                            <text:list>
                              <text:list-item>
                                <text:h text:style-name="Heading_20_5" text:outline-level="5">Horas: 6</text:h>
                              </text:list-item>
                            </text:list>
                          </text:list-item>
                        </text:list>
                      </text:list-item>
                    </text:list>
                  </text:list-item>
                </text:list>
              </text:list-item>
            </text:list>
          </table:table-cell>
        </table:table-row>
        <table:table-row table:style-name="Tabla3.1">
          <table:table-cell table:style-name="Tabla3.A2" office:value-type="string">
            <text:list xml:id="list234827427538321" text:continue-numbering="true" text:style-name="WW8Num1">
              <text:list-item>
                <text:list>
                  <text:list-item>
                    <text:list>
                      <text:list-item>
                        <text:list>
                          <text:list-item>
                            <text:list>
                              <text:list-item>
                                <text:h text:style-name="Heading_20_5" text:outline-level="5">Criterios de evaluación</text:h>
                              </text:list-item>
                            </text:list>
                          </text:list-item>
                        </text:list>
                      </text:list-item>
                    </text:list>
                  </text:list-item>
                </text:list>
              </text:list-item>
            </text:list>
          </table:table-cell>
        </table:table-row>
        <table:table-row table:style-name="Tabla3.1">
          <table:table-cell table:style-name="Tabla3.A2" office:value-type="string">
            <text:p text:style-name="P32">a) Se <text:span text:style-name="T47">instalan y configuran máquinas virtuales utilizando sistemas operativos de servidor configurando el hardware de red en las diferentes opciones que ofrece la herramienta de virtualización.</text:span></text:p>
            <text:p text:style-name="P32">b) <text:span text:style-name="T47">Se configura la red de forma manual y por DHCP utilizando diferentes herrramientas y servicios</text:span></text:p>
            <text:p text:style-name="P31">c) Se accede de forma remota a las máquinas virtuales para su administración. Se ejecutan descargas de Internet desde la línea de comandos y se transfieren archivos entre maquínas huesped e invitado.</text:p>
            <text:p text:style-name="P31">d) Se configura redireccionamiento de puertos para el acceso a servicios internos desde la re local.</text:p>
            <text:p text:style-name="P31">e) Se utilizan herramientas de consulta de registros de DNS</text:p>
          </table:table-cell>
        </table:table-row>
        <table:table-row table:style-name="Tabla3.1">
          <table:table-cell table:style-name="Tabla3.A2" office:value-type="string">
            <text:list xml:id="list234827925312806" text:continue-numbering="true" text:style-name="WW8Num1">
              <text:list-item>
                <text:list>
                  <text:list-item>
                    <text:list>
                      <text:list-item>
                        <text:list>
                          <text:list-item>
                            <text:list>
                              <text:list-item>
                                <text:h text:style-name="Heading_20_5" text:outline-level="5">Contenidos soporte</text:h>
                              </text:list-item>
                            </text:list>
                          </text:list-item>
                        </text:list>
                      </text:list-item>
                    </text:list>
                  </text:list-item>
                </text:list>
              </text:list-item>
            </text:list>
          </table:table-cell>
        </table:table-row>
        <table:table-row table:style-name="Tabla3.1">
          <table:table-cell table:style-name="Tabla3.A2" office:value-type="string">
            <text:p text:style-name="P34">Direccionamiento IPv4</text:p>
            <text:p text:style-name="P34">Parámetros de configuración de red</text:p>
            <text:p text:style-name="P34">Herramientas de acceso remoto</text:p>
            <text:p text:style-name="P34">SNAT y DNAT</text:p>
            <text:p text:style-name="P34">Tipos de registros de DNS</text:p>
          </table:table-cell>
        </table:table-row>
        <table:table-row table:style-name="Tabla3.1">
          <table:table-cell table:style-name="Tabla3.A2" office:value-type="string">
            <text:list xml:id="list234827539922231" text:continue-numbering="true" text:style-name="WW8Num1">
              <text:list-item>
                <text:list>
                  <text:list-item>
                    <text:list>
                      <text:list-item>
                        <text:list>
                          <text:list-item>
                            <text:list>
                              <text:list-item>
                                <text:h text:style-name="Heading_20_5" text:outline-level="5">Contenidos organizadores:</text:h>
                              </text:list-item>
                            </text:list>
                          </text:list-item>
                        </text:list>
                      </text:list-item>
                    </text:list>
                  </text:list-item>
                </text:list>
              </text:list-item>
            </text:list>
          </table:table-cell>
        </table:table-row>
        <table:table-row table:style-name="Tabla3.1">
          <table:table-cell table:style-name="Tabla3.A2" office:value-type="string">
            <text:p text:style-name="P34">Utilidades para transferencia y descargade archivos por red</text:p>
            <text:p text:style-name="P34">Configuración de redireccionamiento de puertos</text:p>
          </table:table-cell>
        </table:table-row>
      </table:table>
      <text:p text:style-name="Text_20_body"/>
      <text:p text:style-name="Text_20_body"><text:soft-page-break/></text:p>
      <table:table table:name="Tabla4" table:style-name="Tabla4">
        <table:table-column table:style-name="Tabla4.A"/>
        <table:table-row table:style-name="Tabla4.1">
          <table:table-cell table:style-name="Tabla4.A1" office:value-type="string">
            <text:list xml:id="list234829045841669" text:continue-numbering="true" text:style-name="WW8Num1">
              <text:list-item>
                <text:list>
                  <text:list-item>
                    <text:list>
                      <text:list-item>
                        <text:h text:style-name="Heading_20_3" text:outline-level="3"><text:bookmark-start text:name="__RefHeading___Toc5705_1995269317"/>U.T. Nº1: <text:span text:style-name="T8">Servicios de configuración dinámica de sistemas. DHCP </text:span><text:bookmark-end text:name="__RefHeading___Toc5705_1995269317"/></text:h>
                      </text:list-item>
                    </text:list>
                  </text:list-item>
                </text:list>
              </text:list-item>
            </text:list>
          </table:table-cell>
        </table:table-row>
        <table:table-row table:style-name="Tabla4.1">
          <table:table-cell table:style-name="Tabla4.A2" office:value-type="string">
            <text:list xml:id="list234827367646069" text:continue-numbering="true" text:style-name="WW8Num1">
              <text:list-item>
                <text:list>
                  <text:list-item>
                    <text:list>
                      <text:list-item>
                        <text:list>
                          <text:list-item>
                            <text:list>
                              <text:list-item>
                                <text:h text:style-name="Heading_20_5" text:outline-level="5">Horas: 20</text:h>
                              </text:list-item>
                            </text:list>
                          </text:list-item>
                        </text:list>
                      </text:list-item>
                    </text:list>
                  </text:list-item>
                </text:list>
              </text:list-item>
            </text:list>
          </table:table-cell>
        </table:table-row>
        <table:table-row table:style-name="Tabla4.1">
          <table:table-cell table:style-name="Tabla4.A2" office:value-type="string">
            <text:list xml:id="list234829258183528" text:continue-numbering="true" text:style-name="WW8Num1">
              <text:list-item>
                <text:list>
                  <text:list-item>
                    <text:list>
                      <text:list-item>
                        <text:list>
                          <text:list-item>
                            <text:list>
                              <text:list-item>
                                <text:h text:style-name="Heading_20_5" text:outline-level="5">Criterios de evaluación</text:h>
                              </text:list-item>
                            </text:list>
                          </text:list-item>
                        </text:list>
                      </text:list-item>
                    </text:list>
                  </text:list-item>
                </text:list>
              </text:list-item>
            </text:list>
          </table:table-cell>
        </table:table-row>
        <table:table-row table:style-name="Tabla4.1">
          <table:table-cell table:style-name="Tabla4.A2" office:value-type="string">
            <text:p text:style-name="P33">a) Se ha reconocido el funcionamiento de los mecanismos automatizados de configuración de los parámetros de red. </text:p>
            <text:p text:style-name="P33">b) Se han identificado las ventajas que proporcionan. </text:p>
            <text:p text:style-name="P33">c) Se han ilustrado los procedimientos y pautas que intervienen en una solicitud de configuración de los parámetros de red. </text:p>
            <text:p text:style-name="Text_20_body">d) Se ha instalado un servicio de configuración dinámica de los parámetros de red. </text:p>
            <text:p text:style-name="Text_20_body">e) Se ha preparado el servicio para asignar la configuración básica a los sistemas de una red local. </text:p>
            <text:p text:style-name="Text_20_body">f) Se han realizado asignaciones dinámicas y estáticas. </text:p>
            <text:p text:style-name="Text_20_body">g) Se han integrado en el servicio opciones adicionales de configuración. </text:p>
            <text:p text:style-name="P37">h) Se ha verificando la correcta asignación de los parámetros. </text:p>
          </table:table-cell>
        </table:table-row>
        <table:table-row table:style-name="Tabla4.1">
          <table:table-cell table:style-name="Tabla4.A2" office:value-type="string">
            <text:list xml:id="list234829094917982" text:continue-numbering="true" text:style-name="WW8Num1">
              <text:list-item>
                <text:list>
                  <text:list-item>
                    <text:list>
                      <text:list-item>
                        <text:list>
                          <text:list-item>
                            <text:list>
                              <text:list-item>
                                <text:h text:style-name="Heading_20_5" text:outline-level="5">Contenidos soporte</text:h>
                              </text:list-item>
                            </text:list>
                          </text:list-item>
                        </text:list>
                      </text:list-item>
                    </text:list>
                  </text:list-item>
                </text:list>
              </text:list-item>
            </text:list>
          </table:table-cell>
        </table:table-row>
        <table:table-row table:style-name="Tabla4.1">
          <table:table-cell table:style-name="Tabla4.A2" office:value-type="string">
            <text:p text:style-name="P28">Protocolo y dirección IP, mascara de red, servidor de DNS y puerta de enlace.</text:p>
            <text:p text:style-name="P29">DHCP (Dynamic Host Client Configuration Protocol)</text:p>
            <text:p text:style-name="P28">Servidores DHCP en sistemas operativos libres y propietarios</text:p>
            <text:p text:style-name="P39">Clientes DHCP en sistemas operativos libre y propietarios</text:p>
          </table:table-cell>
        </table:table-row>
        <table:table-row table:style-name="Tabla4.1">
          <table:table-cell table:style-name="Tabla4.A2" office:value-type="string">
            <text:list xml:id="list234827563815889" text:continue-numbering="true" text:style-name="WW8Num1">
              <text:list-item>
                <text:list>
                  <text:list-item>
                    <text:list>
                      <text:list-item>
                        <text:list>
                          <text:list-item>
                            <text:list>
                              <text:list-item>
                                <text:h text:style-name="Heading_20_5" text:outline-level="5">Contenidos organizadores:</text:h>
                              </text:list-item>
                            </text:list>
                          </text:list-item>
                        </text:list>
                      </text:list-item>
                    </text:list>
                  </text:list-item>
                </text:list>
              </text:list-item>
            </text:list>
          </table:table-cell>
        </table:table-row>
        <table:table-row table:style-name="Tabla4.1">
          <table:table-cell table:style-name="Tabla4.A2" office:value-type="string">
            <text:p text:style-name="Text_20_body">Configuración y comprobación de servidores de DHCP en sistemas operativos libres y propietarios</text:p>
            <text:p text:style-name="P37">Configuración y prueba de clientes de DHCP en sistemas operativos libres y propietarios</text:p>
          </table:table-cell>
        </table:table-row>
      </table:table>
      <text:p text:style-name="Standard"/>
      <table:table table:name="Tabla5" table:style-name="Tabla5">
        <table:table-column table:style-name="Tabla5.A"/>
        <table:table-row table:style-name="Tabla5.1">
          <table:table-cell table:style-name="Tabla5.A1" office:value-type="string">
            <text:list xml:id="list234828804688784" text:continue-numbering="true" text:style-name="WW8Num1">
              <text:list-item>
                <text:list>
                  <text:list-item>
                    <text:list>
                      <text:list-item>
                        <text:h text:style-name="Heading_20_3" text:outline-level="3"><text:bookmark-start text:name="__RefHeading___Toc5707_1995269317"/>U.T. Nº2: <text:span text:style-name="T8">Servicios de resolución de nombres . DNS</text:span><text:bookmark-end text:name="__RefHeading___Toc5707_1995269317"/></text:h>
                      </text:list-item>
                    </text:list>
                  </text:list-item>
                </text:list>
              </text:list-item>
            </text:list>
          </table:table-cell>
        </table:table-row>
        <table:table-row table:style-name="Tabla5.1">
          <table:table-cell table:style-name="Tabla5.A2" office:value-type="string">
            <text:list xml:id="list234828338888803" text:continue-numbering="true" text:style-name="WW8Num1">
              <text:list-item>
                <text:list>
                  <text:list-item>
                    <text:list>
                      <text:list-item>
                        <text:list>
                          <text:list-item>
                            <text:list>
                              <text:list-item>
                                <text:h text:style-name="Heading_20_5" text:outline-level="5">Horas: 26</text:h>
                              </text:list-item>
                            </text:list>
                          </text:list-item>
                        </text:list>
                      </text:list-item>
                    </text:list>
                  </text:list-item>
                </text:list>
              </text:list-item>
            </text:list>
          </table:table-cell>
        </table:table-row>
        <table:table-row table:style-name="Tabla5.1">
          <table:table-cell table:style-name="Tabla5.A2" office:value-type="string">
            <text:list xml:id="list234829042510951" text:continue-numbering="true" text:style-name="WW8Num1">
              <text:list-item>
                <text:list>
                  <text:list-item>
                    <text:list>
                      <text:list-item>
                        <text:list>
                          <text:list-item>
                            <text:list>
                              <text:list-item>
                                <text:h text:style-name="Heading_20_5" text:outline-level="5">Criterios de evaluación</text:h>
                              </text:list-item>
                            </text:list>
                          </text:list-item>
                        </text:list>
                      </text:list-item>
                    </text:list>
                  </text:list-item>
                </text:list>
              </text:list-item>
            </text:list>
          </table:table-cell>
        </table:table-row>
        <table:table-row table:style-name="Tabla5.1">
          <table:table-cell table:style-name="Tabla5.A2" office:value-type="string">
            <text:p text:style-name="Text_20_body">a) Se han identificado y descrito escenarios en los que surge la necesidad de un servicio <text:soft-page-break/>de resolución de nombres. </text:p>
            <text:p text:style-name="Text_20_body">b) Se han clasificado los principales mecanismos de resolución de nombres. </text:p>
            <text:p text:style-name="Text_20_body">c) Se ha descrito la estructura, nomenclatura y funcionalidad de los sistemas de nombres jerárquicos. </text:p>
            <text:p text:style-name="Text_20_body">d) Se ha instalado un servicio jerárquico de resolución de nombres. </text:p>
            <text:p text:style-name="Text_20_body">e) Se ha preparado el servicio para almacenar las respuestas procedentes de servidores de redes públicas y servirlas a los equipos de la red local. </text:p>
            <text:p text:style-name="Text_20_body">f) Se han añadido registros de nombres correspondientes a una zona nueva, con opciones relativas a servidores de correo y alias. </text:p>
            <text:p text:style-name="Text_20_body">g) Se ha trabajado en grupo para realizar transferencias de zona entre dos o más servidores. </text:p>
            <text:p text:style-name="P37">h) Se ha comprobado el funcionamiento correcto del servidor. </text:p>
          </table:table-cell>
        </table:table-row>
        <table:table-row table:style-name="Tabla5.1">
          <table:table-cell table:style-name="Tabla5.A2" office:value-type="string">
            <text:list xml:id="list234828523295802" text:continue-numbering="true" text:style-name="WW8Num1">
              <text:list-item>
                <text:list>
                  <text:list-item>
                    <text:list>
                      <text:list-item>
                        <text:list>
                          <text:list-item>
                            <text:list>
                              <text:list-item>
                                <text:h text:style-name="Heading_20_5" text:outline-level="5">Contenidos soporte</text:h>
                              </text:list-item>
                            </text:list>
                          </text:list-item>
                        </text:list>
                      </text:list-item>
                    </text:list>
                  </text:list-item>
                </text:list>
              </text:list-item>
            </text:list>
          </table:table-cell>
        </table:table-row>
        <table:table-row table:style-name="Tabla5.1">
          <table:table-cell table:style-name="Tabla5.A2" office:value-type="string">
            <text:list xml:id="list3143003090" text:style-name="WW8Num5">
              <text:list-item>
                <text:p text:style-name="P74">Sistemas de nombres planos y jerárquicos</text:p>
              </text:list-item>
              <text:list-item>
                <text:p text:style-name="P74">Espacio de nombres de dominio</text:p>
              </text:list-item>
              <text:list-item>
                <text:p text:style-name="P74">Dominios genéricos</text:p>
              </text:list-item>
              <text:list-item>
                <text:p text:style-name="P74">Delegación</text:p>
              </text:list-item>
              <text:list-item>
                <text:p text:style-name="P74">Funcionamiento DNS (Domain Name Service)</text:p>
              </text:list-item>
            </text:list>
            <text:list xml:id="list360818187" text:style-name="WW8Num4">
              <text:list-item>
                <text:list>
                  <text:list-item>
                    <text:p text:style-name="P75">Consultas DNS</text:p>
                  </text:list-item>
                  <text:list-item>
                    <text:p text:style-name="P75">Consultas recursivas e iterativas</text:p>
                  </text:list-item>
                  <text:list-item>
                    <text:p text:style-name="P75">Resolución inversa</text:p>
                  </text:list-item>
                </text:list>
              </text:list-item>
            </text:list>
            <text:list xml:id="list234827943744374" text:continue-list="list3143003090" text:style-name="WW8Num5">
              <text:list-item>
                <text:p text:style-name="P74">Servidores de nombres</text:p>
              </text:list-item>
            </text:list>
            <text:list xml:id="list234827195641872" text:continue-list="list360818187" text:style-name="WW8Num4">
              <text:list-item>
                <text:list>
                  <text:list-item>
                    <text:p text:style-name="P75">Características</text:p>
                  </text:list-item>
                  <text:list-item>
                    <text:p text:style-name="P76">Tipos (primario, secundario, cache, reenviador)</text:p>
                  </text:list-item>
                </text:list>
              </text:list-item>
            </text:list>
            <text:list xml:id="list234829106921776" text:continue-list="list234827943744374" text:style-name="WW8Num5">
              <text:list-item>
                <text:p text:style-name="P74">Zonas primarias y secundarias</text:p>
              </text:list-item>
            </text:list>
            <text:list xml:id="list234828875288197" text:continue-list="list234827195641872" text:style-name="WW8Num4">
              <text:list-item>
                <text:list>
                  <text:list-item>
                    <text:p text:style-name="P75">Transferencia de zonas</text:p>
                  </text:list-item>
                </text:list>
              </text:list-item>
            </text:list>
            <text:list xml:id="list234828958336307" text:continue-list="list234829106921776" text:style-name="WW8Num5">
              <text:list-item>
                <text:p text:style-name="P74"><text:soft-page-break/>Base de datos DNS</text:p>
              </text:list-item>
            </text:list>
            <text:list xml:id="list234829196012346" text:continue-list="list234828875288197" text:style-name="WW8Num4">
              <text:list-item>
                <text:list>
                  <text:list-item>
                    <text:p text:style-name="P75">Estructura</text:p>
                  </text:list-item>
                  <text:list-item>
                    <text:p text:style-name="P70">Tipos de registros</text:p>
                  </text:list-item>
                </text:list>
              </text:list-item>
            </text:list>
            <text:list xml:id="list234827899885826" text:continue-list="list234828958336307" text:style-name="WW8Num5">
              <text:list-item>
                <text:p text:style-name="P74">DNS dinámico</text:p>
              </text:list-item>
              <text:list-item>
                <text:p text:style-name="P80"><text:span text:style-name="T10">Clientes DNS </text:span><text:span text:style-name="T11">(resolvers)</text:span><text:span text:style-name="T10"> en sistemas operativos libres y propietarios</text:span></text:p>
              </text:list-item>
            </text:list>
            <text:list xml:id="list234828425873104" text:continue-list="list234829196012346" text:style-name="WW8Num4">
              <text:list-item>
                <text:list>
                  <text:list-item>
                    <text:p text:style-name="P75">Configuración</text:p>
                  </text:list-item>
                </text:list>
              </text:list-item>
            </text:list>
            <text:list xml:id="list234828957087531" text:continue-list="list234827899885826" text:style-name="WW8Num5">
              <text:list-item>
                <text:p text:style-name="P74">Servidores DNS en sistemas operativos libres y propietarios</text:p>
              </text:list-item>
            </text:list>
            <text:list xml:id="list234827925205601" text:continue-list="list234828425873104" text:style-name="WW8Num4">
              <text:list-item>
                <text:list>
                  <text:list-item>
                    <text:p text:style-name="P75">Instalación</text:p>
                  </text:list-item>
                  <text:list-item>
                    <text:p text:style-name="P75">Arranque y parada</text:p>
                  </text:list-item>
                  <text:list-item>
                    <text:p text:style-name="P75">Ficheros y parámetros de configuración básica</text:p>
                  </text:list-item>
                  <text:list-item>
                    <text:p text:style-name="P75">Archivos de zona</text:p>
                  </text:list-item>
                  <text:list-item>
                    <text:p text:style-name="P75">Configurar servidores primarios, secundarios y caches</text:p>
                  </text:list-item>
                </text:list>
              </text:list-item>
            </text:list>
            <text:list xml:id="list234828507875385" text:continue-list="list234828957087531" text:style-name="WW8Num5">
              <text:list-item>
                <text:p text:style-name="P117">Herramientas para consultar un servidor DNS</text:p>
              </text:list-item>
            </text:list>
          </table:table-cell>
        </table:table-row>
        <table:table-row table:style-name="Tabla5.1">
          <table:table-cell table:style-name="Tabla5.A2" office:value-type="string">
            <text:p text:style-name="P37">Contenidos organizadores:</text:p>
          </table:table-cell>
        </table:table-row>
        <table:table-row table:style-name="Tabla5.1">
          <table:table-cell table:style-name="Tabla5.A2" office:value-type="string">
            <text:p text:style-name="Text_20_body">Clientes DNS en sistemas operativos libres y propietarios</text:p>
            <text:p text:style-name="Text_20_body">Servidores DNS en sistemas operativos libres y propietarios</text:p>
            <text:p text:style-name="P37">Herramientas para consultar a un servidor DNS.</text:p>
          </table:table-cell>
        </table:table-row>
      </table:table>
      <text:p text:style-name="Standard"/>
      <text:list xml:id="list234828620649484" text:continue-list="list234828523295802" text:style-name="WW8Num1">
        <text:list-item>
          <text:list>
            <text:list-item>
              <text:h text:style-name="Heading_20_2" text:outline-level="2"/>
            </text:list-item>
          </text:list>
        </text:list-item>
      </text:list>
      <text:p text:style-name="Standard"/>
      <table:table table:name="Tabla7" table:style-name="Tabla7">
        <table:table-column table:style-name="Tabla7.A"/>
        <table:table-row table:style-name="Tabla7.1">
          <table:table-cell table:style-name="Tabla7.A1" office:value-type="string">
            <text:list xml:id="list234828692326626" text:continue-numbering="true" text:style-name="WW8Num1">
              <text:list-item>
                <text:list>
                  <text:list-item>
                    <text:list>
                      <text:list-item>
                        <text:h text:style-name="Heading_20_3" text:outline-level="3"><text:bookmark-start text:name="__RefHeading___Toc5709_1995269317"/>U.T. Nº<text:span text:style-name="T44">3</text:span>: <text:span text:style-name="T8">Gestión de servidores web</text:span><text:bookmark-end text:name="__RefHeading___Toc5709_1995269317"/></text:h>
                      </text:list-item>
                    </text:list>
                  </text:list-item>
                </text:list>
              </text:list-item>
            </text:list>
          </table:table-cell>
        </table:table-row>
        <table:table-row table:style-name="Tabla7.1">
          <table:table-cell table:style-name="Tabla7.A2" office:value-type="string">
            <text:list xml:id="list234828624383906" text:continue-numbering="true" text:style-name="WW8Num1">
              <text:list-item>
                <text:list>
                  <text:list-item>
                    <text:list>
                      <text:list-item>
                        <text:list>
                          <text:list-item>
                            <text:list>
                              <text:list-item>
                                <text:h text:style-name="Heading_20_5" text:outline-level="5">Horas: 18</text:h>
                              </text:list-item>
                            </text:list>
                          </text:list-item>
                        </text:list>
                      </text:list-item>
                    </text:list>
                  </text:list-item>
                </text:list>
              </text:list-item>
            </text:list>
          </table:table-cell>
        </table:table-row>
        <table:table-row table:style-name="Tabla7.1">
          <table:table-cell table:style-name="Tabla7.A2" office:value-type="string">
            <text:list xml:id="list234828269571915" text:continue-numbering="true" text:style-name="WW8Num1">
              <text:list-item>
                <text:list>
                  <text:list-item>
                    <text:list>
                      <text:list-item>
                        <text:list>
                          <text:list-item>
                            <text:list>
                              <text:list-item>
                                <text:h text:style-name="Heading_20_5" text:outline-level="5">Criterios de evaluación</text:h>
                              </text:list-item>
                            </text:list>
                          </text:list-item>
                        </text:list>
                      </text:list-item>
                    </text:list>
                  </text:list-item>
                </text:list>
              </text:list-item>
            </text:list>
          </table:table-cell>
        </table:table-row>
        <table:table-row table:style-name="Tabla7.1">
          <table:table-cell table:style-name="Tabla7.A2" office:value-type="string">
            <text:p text:style-name="Text_20_body">a) Se han descrito los fundamentos y protocolos en los que se basa el funcionamiento de un servidor web. </text:p>
            <text:p text:style-name="Text_20_body">b) Se ha instalado un servidor web. </text:p>
            <text:p text:style-name="Text_20_body">c) Se han creado sitios virtuales. </text:p>
            <text:p text:style-name="Text_20_body"><text:soft-page-break/>d) Se han verificado las posibilidades existentes para discriminar el sitio destino del tráfico entrante al servidor. </text:p>
            <text:p text:style-name="Text_20_body">e) Se ha configurado la seguridad del servidor. </text:p>
            <text:p text:style-name="Text_20_body">f) Se ha comprobando el acceso de los usuarios al servidor. </text:p>
            <text:p text:style-name="Text_20_body">g) Se ha diferenciado y probado la ejecución de código en el servidor y en el cliente. </text:p>
            <text:p text:style-name="Text_20_body">h) Se han instalado módulos sobre el servidor. </text:p>
            <text:p text:style-name="P37">i) Se han establecido mecanismos para asegurar las comunicaciones entre el cliente y el servidor. </text:p>
          </table:table-cell>
        </table:table-row>
        <table:table-row table:style-name="Tabla7.1">
          <table:table-cell table:style-name="Tabla7.A2" office:value-type="string">
            <text:list xml:id="list234828461283290" text:continue-numbering="true" text:style-name="WW8Num1">
              <text:list-item>
                <text:list>
                  <text:list-item>
                    <text:list>
                      <text:list-item>
                        <text:list>
                          <text:list-item>
                            <text:list>
                              <text:list-item>
                                <text:h text:style-name="Heading_20_5" text:outline-level="5">Contenidos soporte</text:h>
                              </text:list-item>
                            </text:list>
                          </text:list-item>
                        </text:list>
                      </text:list-item>
                    </text:list>
                  </text:list-item>
                </text:list>
              </text:list-item>
            </text:list>
          </table:table-cell>
        </table:table-row>
        <table:table-row table:style-name="Tabla7.1">
          <table:table-cell table:style-name="Tabla7.A2" office:value-type="string">
            <text:list xml:id="list234827384243175" text:continue-list="list234828507875385" text:style-name="WW8Num5">
              <text:list-item>
                <text:p text:style-name="P80"><text:span text:style-name="T12">Estructura de la </text:span><text:span text:style-name="T13">World Wide Web</text:span><text:span text:style-name="T12"> (WWW)</text:span></text:p>
              </text:list-item>
              <text:list-item>
                <text:p text:style-name="P80"><text:span text:style-name="T12">Direcciones URL </text:span><text:span text:style-name="T13">(Uniform Resource Locator)</text:span></text:p>
              </text:list-item>
              <text:list-item>
                <text:p text:style-name="P71">Protocolo HTTP</text:p>
              </text:list-item>
            </text:list>
            <text:list xml:id="list3102819549" text:style-name="WW8Num10">
              <text:list-item>
                <text:list>
                  <text:list-item>
                    <text:p text:style-name="P72">Formato de los mensajes</text:p>
                  </text:list-item>
                  <text:list-item>
                    <text:p text:style-name="P72">Códigos de estado</text:p>
                  </text:list-item>
                  <text:list-item>
                    <text:p text:style-name="P72">Cookies</text:p>
                  </text:list-item>
                </text:list>
              </text:list-item>
            </text:list>
            <text:list xml:id="list234827278066015" text:continue-list="list234827384243175" text:style-name="WW8Num5">
              <text:list-item>
                <text:p text:style-name="P80"><text:span text:style-name="T12">Protocolo HTTPS </text:span><text:span text:style-name="T13">(HyperText Transfer Protocol Secure)</text:span></text:p>
              </text:list-item>
              <text:list-item>
                <text:p text:style-name="P71">Aplicaciones web</text:p>
              </text:list-item>
            </text:list>
            <text:list xml:id="list234827486006268" text:continue-list="list3102819549" text:style-name="WW8Num10">
              <text:list-item>
                <text:list>
                  <text:list-item>
                    <text:p text:style-name="P72">Estructura y funcionamiento</text:p>
                  </text:list-item>
                </text:list>
              </text:list-item>
            </text:list>
            <text:list xml:id="list234828048131752" text:continue-list="list234827278066015" text:style-name="WW8Num5">
              <text:list-item>
                <text:p text:style-name="P71">Servidores web en sistemas operativos libres y propietarios</text:p>
              </text:list-item>
            </text:list>
            <text:list xml:id="list234828675703185" text:continue-list="list234827486006268" text:style-name="WW8Num10">
              <text:list-item>
                <text:list>
                  <text:list-item>
                    <text:p text:style-name="P72">Instalación</text:p>
                  </text:list-item>
                  <text:list-item>
                    <text:p text:style-name="P72">Arranque y parada</text:p>
                  </text:list-item>
                  <text:list-item>
                    <text:p text:style-name="P72">Ficheros y parámetros de configuración</text:p>
                  </text:list-item>
                  <text:list-item>
                    <text:p text:style-name="P72">Servidores virtuales</text:p>
                  </text:list-item>
                  <text:list-item>
                    <text:p text:style-name="P72">Acceso anónimo y autentificado</text:p>
                  </text:list-item>
                  <text:list-item>
                    <text:p text:style-name="P72">Ejecución de código</text:p>
                  </text:list-item>
                  <text:list-item>
                    <text:p text:style-name="P72"><text:soft-page-break/>Monitorización y logs</text:p>
                  </text:list-item>
                  <text:list-item>
                    <text:p text:style-name="P72">Establecimiento de conexiones seguras (HTTPS)</text:p>
                  </text:list-item>
                </text:list>
              </text:list-item>
            </text:list>
            <text:list xml:id="list234827338589666" text:continue-list="list234828048131752" text:style-name="WW8Num5">
              <text:list-item>
                <text:p text:style-name="P71">Navegadores web</text:p>
              </text:list-item>
            </text:list>
            <text:list xml:id="list234827277211698" text:continue-list="list234828675703185" text:style-name="WW8Num10">
              <text:list-item>
                <text:list>
                  <text:list-item>
                    <text:p text:style-name="P81"><text:span text:style-name="T13">Parámetros de c</text:span>onfiguración</text:p>
                  </text:list-item>
                  <text:list-item>
                    <text:p text:style-name="P47">Complementos</text:p>
                  </text:list-item>
                </text:list>
              </text:list-item>
            </text:list>
          </table:table-cell>
        </table:table-row>
        <table:table-row table:style-name="Tabla7.1">
          <table:table-cell table:style-name="Tabla7.A2" office:value-type="string">
            <text:list xml:id="list234827185492742" text:continue-list="list234828461283290" text:style-name="WW8Num1">
              <text:list-item>
                <text:list>
                  <text:list-item>
                    <text:list>
                      <text:list-item>
                        <text:list>
                          <text:list-item>
                            <text:list>
                              <text:list-item>
                                <text:h text:style-name="Heading_20_5" text:outline-level="5">Contenidos organizadores:</text:h>
                              </text:list-item>
                            </text:list>
                          </text:list-item>
                        </text:list>
                      </text:list-item>
                    </text:list>
                  </text:list-item>
                </text:list>
              </text:list-item>
            </text:list>
          </table:table-cell>
        </table:table-row>
        <table:table-row table:style-name="Tabla7.1">
          <table:table-cell table:style-name="Tabla7.A2" office:value-type="string">
            <text:p text:style-name="Text_20_body">Instalación, configuración y prueba de sitios virtuales</text:p>
            <text:p text:style-name="Text_20_body">Configuración de los parámetros de un servidor web</text:p>
            <text:p text:style-name="P37">Configuración de complementos de cliente en los navegadores web</text:p>
          </table:table-cell>
        </table:table-row>
      </table:table>
      <text:list xml:id="list234828893093884" text:continue-numbering="true" text:style-name="WW8Num1">
        <text:list-item>
          <text:list>
            <text:list-item>
              <text:h text:style-name="P128" text:outline-level="2"/>
            </text:list-item>
          </text:list>
        </text:list-item>
      </text:list>
      <table:table table:name="Tabla6" table:style-name="Tabla6">
        <table:table-column table:style-name="Tabla6.A"/>
        <table:table-row table:style-name="Tabla6.1">
          <table:table-cell table:style-name="Tabla6.A1" office:value-type="string">
            <text:list xml:id="list234828275371409" text:continue-numbering="true" text:style-name="WW8Num1">
              <text:list-item>
                <text:list>
                  <text:list-item>
                    <text:list>
                      <text:list-item>
                        <text:h text:style-name="P132" text:outline-level="3"><text:bookmark-start text:name="__RefHeading___Toc5711_1995269317"/>U.T. Nº3: <text:span text:style-name="T8">Gestión de acceso remoto </text:span><text:bookmark-end text:name="__RefHeading___Toc5711_1995269317"/></text:h>
                      </text:list-item>
                    </text:list>
                  </text:list-item>
                </text:list>
              </text:list-item>
            </text:list>
          </table:table-cell>
        </table:table-row>
        <table:table-row table:style-name="Tabla6.1">
          <table:table-cell table:style-name="Tabla6.A2" office:value-type="string">
            <text:list xml:id="list234828591065888" text:continue-numbering="true" text:style-name="WW8Num1">
              <text:list-item>
                <text:list>
                  <text:list-item>
                    <text:list>
                      <text:list-item>
                        <text:list>
                          <text:list-item>
                            <text:list>
                              <text:list-item>
                                <text:h text:style-name="P127" text:outline-level="5">Horas: 18</text:h>
                              </text:list-item>
                            </text:list>
                          </text:list-item>
                        </text:list>
                      </text:list-item>
                    </text:list>
                  </text:list-item>
                </text:list>
              </text:list-item>
            </text:list>
          </table:table-cell>
        </table:table-row>
        <table:table-row table:style-name="Tabla6.1">
          <table:table-cell table:style-name="Tabla6.A2" office:value-type="string">
            <text:list xml:id="list234827909572583" text:continue-numbering="true" text:style-name="WW8Num1">
              <text:list-item>
                <text:list>
                  <text:list-item>
                    <text:list>
                      <text:list-item>
                        <text:list>
                          <text:list-item>
                            <text:list>
                              <text:list-item>
                                <text:h text:style-name="P127" text:outline-level="5">Criterios de evaluación</text:h>
                              </text:list-item>
                            </text:list>
                          </text:list-item>
                        </text:list>
                      </text:list-item>
                    </text:list>
                  </text:list-item>
                </text:list>
              </text:list-item>
            </text:list>
          </table:table-cell>
        </table:table-row>
        <table:table-row table:style-name="Tabla6.1">
          <table:table-cell table:style-name="Tabla6.A2" office:value-type="string">
            <text:p text:style-name="P30">a) Se han descrito métodos de acceso y administración remota de sistemas. </text:p>
            <text:p text:style-name="P30">b) Se ha instalado un servicio de acceso remoto en línea de comandos. </text:p>
            <text:p text:style-name="P30">c) Se ha instalado un servicio de acceso remoto en modo gráfico. </text:p>
            <text:p text:style-name="P30">d) Se ha comprobado el funcionamiento de ambos métodos. </text:p>
            <text:p text:style-name="P30">e) Se han identificado las principales ventajas y deficiencias de cada uno. </text:p>
            <text:p text:style-name="P30">f) Se han realizado pruebas de acceso remoto entre sistemas de distinta naturaleza. </text:p>
            <text:p text:style-name="P38">g) Se han realizado pruebas de administración remota entre sistemas de distinta naturaleza. </text:p>
          </table:table-cell>
        </table:table-row>
        <table:table-row table:style-name="Tabla6.1">
          <table:table-cell table:style-name="Tabla6.A2" office:value-type="string">
            <text:list xml:id="list234827666693569" text:continue-numbering="true" text:style-name="WW8Num1">
              <text:list-item>
                <text:list>
                  <text:list-item>
                    <text:list>
                      <text:list-item>
                        <text:list>
                          <text:list-item>
                            <text:list>
                              <text:list-item>
                                <text:h text:style-name="P127" text:outline-level="5">Contenidos soporte</text:h>
                              </text:list-item>
                            </text:list>
                          </text:list-item>
                        </text:list>
                      </text:list-item>
                    </text:list>
                  </text:list-item>
                </text:list>
              </text:list-item>
            </text:list>
          </table:table-cell>
        </table:table-row>
        <table:table-row table:style-name="Tabla6.1">
          <table:table-cell table:style-name="Tabla6.A2" office:value-type="string">
            <text:p text:style-name="P30">Terminales en modo texto</text:p>
            <text:list xml:id="list2627380100" text:style-name="WW8Num18">
              <text:list-item>
                <text:p text:style-name="P82">Telnet</text:p>
              </text:list-item>
              <text:list-item>
                <text:p text:style-name="P82">SSH (Secure Shell)</text:p>
              </text:list-item>
              <text:list-item>
                <text:p text:style-name="P82">Clientes SSH</text:p>
              </text:list-item>
              <text:list-item>
                <text:p text:style-name="P82">Modo texto</text:p>
              </text:list-item>
              <text:list-item>
                <text:p text:style-name="P82"><text:soft-page-break/>Modo gráfico</text:p>
              </text:list-item>
              <text:list-item>
                <text:p text:style-name="P82">Servidores SSH</text:p>
              </text:list-item>
            </text:list>
            <text:p text:style-name="P30">Terminales en modo gráfico: escritorio remoto</text:p>
            <text:list xml:id="list2269976692" text:style-name="WW8Num19">
              <text:list-item>
                <text:p text:style-name="P83">Protocolo RDP (Remote Desktop Protocol)</text:p>
              </text:list-item>
              <text:list-item>
                <text:p text:style-name="P83">Clientes de escritorio remoto</text:p>
              </text:list-item>
              <text:list-item>
                <text:p text:style-name="P83">Instalación y conexiones</text:p>
              </text:list-item>
              <text:list-item>
                <text:p text:style-name="P83">Servidores de escritorio remoto</text:p>
              </text:list-item>
              <text:list-item>
                <text:p text:style-name="P83">Instalación y configuración básica</text:p>
              </text:list-item>
            </text:list>
            <text:p text:style-name="P30">VNC (Vitual Network Computing)</text:p>
            <text:list xml:id="list4224620551" text:style-name="WW8Num20">
              <text:list-item>
                <text:p text:style-name="P84">Funcionamiento y características</text:p>
              </text:list-item>
              <text:list-item>
                <text:p text:style-name="P84">Clientes VNC</text:p>
              </text:list-item>
              <text:list-item>
                <text:p text:style-name="P84">Servidores VNC</text:p>
              </text:list-item>
            </text:list>
            <text:p text:style-name="P30">NX</text:p>
            <text:list xml:id="list2456513963" text:style-name="WW8Num21">
              <text:list-item>
                <text:p text:style-name="P85">Funcionamiento y características</text:p>
              </text:list-item>
              <text:list-item>
                <text:p text:style-name="P85">Clientes NX</text:p>
              </text:list-item>
              <text:list-item>
                <text:p text:style-name="P85">Servidores NX</text:p>
              </text:list-item>
              <text:list-item>
                <text:p text:style-name="P118">NX sobre SSH</text:p>
              </text:list-item>
            </text:list>
          </table:table-cell>
        </table:table-row>
        <table:table-row table:style-name="Tabla6.1">
          <table:table-cell table:style-name="Tabla6.A2" office:value-type="string">
            <text:list xml:id="list234827881920733" text:continue-list="list234827666693569" text:style-name="WW8Num1">
              <text:list-item>
                <text:list>
                  <text:list-item>
                    <text:list>
                      <text:list-item>
                        <text:list>
                          <text:list-item>
                            <text:list>
                              <text:list-item>
                                <text:h text:style-name="P127" text:outline-level="5">Contenidos organizadores:</text:h>
                              </text:list-item>
                            </text:list>
                          </text:list-item>
                        </text:list>
                      </text:list-item>
                    </text:list>
                  </text:list-item>
                </text:list>
              </text:list-item>
            </text:list>
          </table:table-cell>
        </table:table-row>
        <table:table-row table:style-name="Tabla6.1">
          <table:table-cell table:style-name="Tabla6.A2" office:value-type="string">
            <text:p text:style-name="P30">Instalación y configuración básica de clentes y servidores para acceso remoto</text:p>
            <text:p text:style-name="P30">Instalación, configuración y prueba de servidores y clientes en módo gráfico para acceso a escritorio remoto en sistemas operativos libres y propietarios</text:p>
            <text:p text:style-name="P30">Instalación, configuración y prueba de servidores y clientes VNC</text:p>
            <text:p text:style-name="P38">Instalación, configuración y prueba de servidores y clientes NX</text:p>
          </table:table-cell>
        </table:table-row>
      </table:table>
      <text:p text:style-name="P21"/>
      <text:p text:style-name="Standard"/>
      <table:table table:name="Tabla8" table:style-name="Tabla8">
        <table:table-column table:style-name="Tabla8.A"/>
        <table:table-row table:style-name="Tabla8.1">
          <table:table-cell table:style-name="Tabla8.A1" office:value-type="string">
            <text:list xml:id="list234827846528401" text:continue-numbering="true" text:style-name="WW8Num1">
              <text:list-item>
                <text:list>
                  <text:list-item>
                    <text:list>
                      <text:list-item>
                        <text:h text:style-name="Heading_20_3" text:outline-level="3"><text:bookmark-start text:name="__RefHeading___Toc5713_1995269317"/>U.T. Nº5: <text:span text:style-name="T8">Servicios de correo electrónico</text:span><text:bookmark-end text:name="__RefHeading___Toc5713_1995269317"/></text:h>
                      </text:list-item>
                    </text:list>
                  </text:list-item>
                </text:list>
              </text:list-item>
            </text:list>
          </table:table-cell>
        </table:table-row>
        <table:table-row table:style-name="Tabla8.1">
          <table:table-cell table:style-name="Tabla8.A2" office:value-type="string">
            <text:list xml:id="list234828830393554" text:continue-numbering="true" text:style-name="WW8Num1">
              <text:list-item>
                <text:list>
                  <text:list-item>
                    <text:list>
                      <text:list-item>
                        <text:list>
                          <text:list-item>
                            <text:list>
                              <text:list-item>
                                <text:h text:style-name="Heading_20_5" text:outline-level="5">Horas: 24</text:h>
                              </text:list-item>
                            </text:list>
                          </text:list-item>
                        </text:list>
                      </text:list-item>
                    </text:list>
                  </text:list-item>
                </text:list>
              </text:list-item>
            </text:list>
          </table:table-cell>
        </table:table-row>
        <text:soft-page-break/>
        <table:table-row table:style-name="Tabla8.1">
          <table:table-cell table:style-name="Tabla8.A2" office:value-type="string">
            <text:list xml:id="list234827239960579" text:continue-numbering="true" text:style-name="WW8Num1">
              <text:list-item>
                <text:list>
                  <text:list-item>
                    <text:list>
                      <text:list-item>
                        <text:list>
                          <text:list-item>
                            <text:list>
                              <text:list-item>
                                <text:h text:style-name="Heading_20_5" text:outline-level="5">Criterios de evaluación</text:h>
                              </text:list-item>
                            </text:list>
                          </text:list-item>
                        </text:list>
                      </text:list-item>
                    </text:list>
                  </text:list-item>
                </text:list>
              </text:list-item>
            </text:list>
          </table:table-cell>
        </table:table-row>
        <table:table-row table:style-name="Tabla8.1">
          <table:table-cell table:style-name="Tabla8.A2" office:value-type="string">
            <text:p text:style-name="Text_20_body">a) Se han descrito los diferentes protocolos que intervienen en el envío y recogida del correo electrónico. </text:p>
            <text:p text:style-name="Text_20_body">b) Se ha instalado un servidor de correo electrónico. </text:p>
            <text:p text:style-name="Text_20_body">c) Se han creado cuentas de usuario y verificado el acceso de las mismas. </text:p>
            <text:p text:style-name="Text_20_body">d) Se han definido alias para las cuentas de correo. </text:p>
            <text:p text:style-name="Text_20_body">e) Se han aplicado métodos para impedir usos indebidos del servidor de correo electrónico. </text:p>
            <text:p text:style-name="Text_20_body">f) Se han instalado servicios para permitir la recogida remota del correo existente en los buzones de usuario. </text:p>
            <text:p text:style-name="P37">g) Se han usado clientes de correo electrónico para enviar y recibir correo. </text:p>
          </table:table-cell>
        </table:table-row>
        <table:table-row table:style-name="Tabla8.1">
          <table:table-cell table:style-name="Tabla8.A2" office:value-type="string">
            <text:list xml:id="list234828396714738" text:continue-numbering="true" text:style-name="WW8Num1">
              <text:list-item>
                <text:list>
                  <text:list-item>
                    <text:list>
                      <text:list-item>
                        <text:list>
                          <text:list-item>
                            <text:list>
                              <text:list-item>
                                <text:h text:style-name="Heading_20_5" text:outline-level="5">Contenidos soporte</text:h>
                              </text:list-item>
                            </text:list>
                          </text:list-item>
                        </text:list>
                      </text:list-item>
                    </text:list>
                  </text:list-item>
                </text:list>
              </text:list-item>
            </text:list>
          </table:table-cell>
        </table:table-row>
        <table:table-row table:style-name="Tabla8.1">
          <table:table-cell table:style-name="Tabla8.A2" office:value-type="string">
            <text:list xml:id="list2946857451" text:style-name="WW8Num9">
              <text:list-item>
                <text:p text:style-name="P86">Cuentas de correo, alias y buzones de usuario</text:p>
                <text:list>
                  <text:list-item>
                    <text:p text:style-name="P86">Cuentas de correo</text:p>
                  </text:list-item>
                  <text:list-item>
                    <text:p text:style-name="P86">Alias de buzón</text:p>
                  </text:list-item>
                  <text:list-item>
                    <text:p text:style-name="P86">Buzones de usuario</text:p>
                  </text:list-item>
                </text:list>
              </text:list-item>
              <text:list-item>
                <text:p text:style-name="P86">Elementos del servicio de correo electrónico</text:p>
              </text:list-item>
              <text:list-item>
                <text:p text:style-name="P86">Formato de los mensajes de correo electrónico</text:p>
              </text:list-item>
              <text:list-item>
                <text:p text:style-name="P86">Protocolos y servicios de descarga de correo electrónico</text:p>
              </text:list-item>
              <text:list-item>
                <text:p text:style-name="P86">Protocolos y servicios de envío de correo electrónico</text:p>
              </text:list-item>
              <text:list-item>
                <text:p text:style-name="P86">Tipos MIME</text:p>
              </text:list-item>
              <text:list-item>
                <text:p text:style-name="P86">Vulnerabilidades de los servicios de correo electrónico</text:p>
                <text:list>
                  <text:list-item>
                    <text:p text:style-name="P86">Tipos de spam</text:p>
                  </text:list-item>
                  <text:list-item>
                    <text:p text:style-name="P86">Precauciones</text:p>
                  </text:list-item>
                </text:list>
              </text:list-item>
              <text:list-item>
                <text:p text:style-name="P86">Clientes de correo electrónico</text:p>
                <text:list>
                  <text:list-item>
                    <text:p text:style-name="P86">Linux</text:p>
                  </text:list-item>
                  <text:list-item>
                    <text:p text:style-name="P86"><text:soft-page-break/>Windows</text:p>
                  </text:list-item>
                </text:list>
              </text:list-item>
              <text:list-item>
                <text:p text:style-name="P86">Servidores de correo electrónico</text:p>
                <text:list>
                  <text:list-item>
                    <text:p text:style-name="P86">Configuración de alias</text:p>
                  </text:list-item>
                  <text:list-item>
                    <text:p text:style-name="P86">Usos indebidos</text:p>
                  </text:list-item>
                </text:list>
              </text:list-item>
              <text:list-item>
                <text:p text:style-name="P86">Correo seguro</text:p>
                <text:list>
                  <text:list-item>
                    <text:p text:style-name="P86">Firma digital</text:p>
                  </text:list-item>
                  <text:list-item>
                    <text:p text:style-name="P86">Cifrado de mensajes</text:p>
                  </text:list-item>
                </text:list>
              </text:list-item>
              <text:list-item>
                <text:p text:style-name="P119">Webmail</text:p>
              </text:list-item>
            </text:list>
          </table:table-cell>
        </table:table-row>
        <table:table-row table:style-name="Tabla8.1">
          <table:table-cell table:style-name="Tabla8.A2" office:value-type="string">
            <text:list xml:id="list234827623631565" text:continue-list="list234828396714738" text:style-name="WW8Num1">
              <text:list-item>
                <text:list>
                  <text:list-item>
                    <text:list>
                      <text:list-item>
                        <text:list>
                          <text:list-item>
                            <text:list>
                              <text:list-item>
                                <text:h text:style-name="Heading_20_5" text:outline-level="5">Contenidos organizadores:</text:h>
                              </text:list-item>
                            </text:list>
                          </text:list-item>
                        </text:list>
                      </text:list-item>
                    </text:list>
                  </text:list-item>
                </text:list>
              </text:list-item>
            </text:list>
          </table:table-cell>
        </table:table-row>
        <table:table-row table:style-name="Tabla8.1">
          <table:table-cell table:style-name="Tabla8.A2" office:value-type="string">
            <text:p text:style-name="Text_20_body">Utilización de clientes de webmail</text:p>
            <text:p text:style-name="Text_20_body">Instalación y configuración de clientes de correo</text:p>
            <text:p text:style-name="Text_20_body">Instalación y configuración de servidores de correo</text:p>
            <text:p text:style-name="Text_20_body">Configuración de usuarios y verificación de acceso</text:p>
            <text:p text:style-name="P37">Configuración de alias para correo electrónico.</text:p>
          </table:table-cell>
        </table:table-row>
      </table:table>
      <text:p text:style-name="Standard"/>
      <text:p text:style-name="Standard"/>
      <text:p text:style-name="Standard"/>
      <table:table table:name="Tabla9" table:style-name="Tabla9">
        <table:table-column table:style-name="Tabla9.A"/>
        <table:table-row table:style-name="Tabla9.1">
          <table:table-cell table:style-name="Tabla9.A1" office:value-type="string">
            <text:list xml:id="list234828080754155" text:continue-numbering="true" text:style-name="WW8Num1">
              <text:list-item>
                <text:list>
                  <text:list-item>
                    <text:list>
                      <text:list-item>
                        <text:h text:style-name="Heading_20_3" text:outline-level="3"><text:bookmark-start text:name="__RefHeading___Toc5715_1995269317"/>U.T. Nº6: <text:span text:style-name="T8">Servicios de transferencia de ficheros . FTP</text:span><text:bookmark-end text:name="__RefHeading___Toc5715_1995269317"/></text:h>
                      </text:list-item>
                    </text:list>
                  </text:list-item>
                </text:list>
              </text:list-item>
            </text:list>
          </table:table-cell>
        </table:table-row>
        <table:table-row table:style-name="Tabla9.1">
          <table:table-cell table:style-name="Tabla9.A2" office:value-type="string">
            <text:list xml:id="list234828996709260" text:continue-numbering="true" text:style-name="WW8Num1">
              <text:list-item>
                <text:list>
                  <text:list-item>
                    <text:list>
                      <text:list-item>
                        <text:list>
                          <text:list-item>
                            <text:list>
                              <text:list-item>
                                <text:h text:style-name="Heading_20_5" text:outline-level="5">Horas: 18</text:h>
                              </text:list-item>
                            </text:list>
                          </text:list-item>
                        </text:list>
                      </text:list-item>
                    </text:list>
                  </text:list-item>
                </text:list>
              </text:list-item>
            </text:list>
          </table:table-cell>
        </table:table-row>
        <table:table-row table:style-name="Tabla9.1">
          <table:table-cell table:style-name="Tabla9.A2" office:value-type="string">
            <text:list xml:id="list234828399634973" text:continue-numbering="true" text:style-name="WW8Num1">
              <text:list-item>
                <text:list>
                  <text:list-item>
                    <text:list>
                      <text:list-item>
                        <text:list>
                          <text:list-item>
                            <text:list>
                              <text:list-item>
                                <text:h text:style-name="Heading_20_5" text:outline-level="5">Criterios de evaluación</text:h>
                              </text:list-item>
                            </text:list>
                          </text:list-item>
                        </text:list>
                      </text:list-item>
                    </text:list>
                  </text:list-item>
                </text:list>
              </text:list-item>
            </text:list>
          </table:table-cell>
        </table:table-row>
        <table:table-row table:style-name="Tabla9.1">
          <table:table-cell table:style-name="Tabla9.A2" office:value-type="string">
            <text:p text:style-name="Text_20_body">a) Se ha establecido la utilidad y modo de operación del servicio de transferencia de ficheros. </text:p>
            <text:p text:style-name="Text_20_body">b) Se ha instalado un servicio de transferencia de ficheros. </text:p>
            <text:p text:style-name="Text_20_body">c) Se han creado usuarios y grupos para acceso remoto al servidor. </text:p>
            <text:p text:style-name="Text_20_body">d) Se ha configurado el acceso anónimo. </text:p>
            <text:p text:style-name="Text_20_body">e) Se han establecido límites en los distintos modos de acceso. </text:p>
            <text:p text:style-name="Text_20_body">f) Se ha comprobado el acceso al servidor, tanto en modo activo como en modo pasivo. </text:p>
            <text:p text:style-name="P37"><text:soft-page-break/>g) Se han realizado pruebas con clientes en línea de comandos y en modo gráfico. </text:p>
          </table:table-cell>
        </table:table-row>
        <table:table-row table:style-name="Tabla9.1">
          <table:table-cell table:style-name="Tabla9.A2" office:value-type="string">
            <text:list xml:id="list234828222596137" text:continue-numbering="true" text:style-name="WW8Num1">
              <text:list-item>
                <text:list>
                  <text:list-item>
                    <text:list>
                      <text:list-item>
                        <text:list>
                          <text:list-item>
                            <text:list>
                              <text:list-item>
                                <text:h text:style-name="Heading_20_5" text:outline-level="5">Contenidos soporte</text:h>
                              </text:list-item>
                            </text:list>
                          </text:list-item>
                        </text:list>
                      </text:list-item>
                    </text:list>
                  </text:list-item>
                </text:list>
              </text:list-item>
            </text:list>
          </table:table-cell>
        </table:table-row>
        <table:table-row table:style-name="Tabla9.1">
          <table:table-cell table:style-name="Tabla9.A2" office:value-type="string">
            <text:list xml:id="list234827320151659" text:continue-list="list234827338589666" text:style-name="WW8Num5">
              <text:list-item>
                <text:p text:style-name="P80"><text:span text:style-name="T13">Protocolo de transferencia de ficheros FTP </text:span><text:span text:style-name="T12">(File Transfer Protocol)</text:span></text:p>
              </text:list-item>
            </text:list>
            <text:list xml:id="list234828861977862" text:continue-list="list2946857451" text:style-name="WW8Num9">
              <text:list-item>
                <text:list>
                  <text:list-item>
                    <text:p text:style-name="P73">Funcionamiento</text:p>
                  </text:list-item>
                  <text:list-item>
                    <text:p text:style-name="P73">Clientes y servidores</text:p>
                  </text:list-item>
                  <text:list-item>
                    <text:p text:style-name="P73">Modos de conexión</text:p>
                  </text:list-item>
                  <text:list-item>
                    <text:p text:style-name="P73">Tipos de transferencia</text:p>
                  </text:list-item>
                </text:list>
              </text:list-item>
            </text:list>
            <text:list xml:id="list234829114389769" text:continue-list="list234827320151659" text:style-name="WW8Num5">
              <text:list-item>
                <text:p text:style-name="P71">Clientes de transferencia de ficheros en sistemas operativos libres y propietarios</text:p>
              </text:list-item>
            </text:list>
            <text:list xml:id="list234827820776583" text:continue-list="list234828861977862" text:style-name="WW8Num9">
              <text:list-item>
                <text:list>
                  <text:list-item>
                    <text:p text:style-name="P73">Tipos</text:p>
                  </text:list-item>
                  <text:list-item>
                    <text:p text:style-name="P73">Modo texto</text:p>
                  </text:list-item>
                  <text:list-item>
                    <text:p text:style-name="P73">Modo gráfico</text:p>
                  </text:list-item>
                  <text:list-item>
                    <text:p text:style-name="P73">Transferencia en modo texto y binario </text:p>
                  </text:list-item>
                </text:list>
              </text:list-item>
            </text:list>
            <text:list xml:id="list234828760275062" text:continue-list="list234829114389769" text:style-name="WW8Num5">
              <text:list-item>
                <text:p text:style-name="P71">Servidores de transferencia de ficheros en sistemas operativos libres y propietarios</text:p>
              </text:list-item>
            </text:list>
            <text:list xml:id="list234828508457311" text:continue-list="list234827820776583" text:style-name="WW8Num9">
              <text:list-item>
                <text:list>
                  <text:list-item>
                    <text:p text:style-name="P73">Instalación</text:p>
                  </text:list-item>
                  <text:list-item>
                    <text:p text:style-name="P73">Arranque y parada</text:p>
                  </text:list-item>
                  <text:list-item>
                    <text:p text:style-name="P73">Ficheros y parámetros de configuración</text:p>
                  </text:list-item>
                  <text:list-item>
                    <text:p text:style-name="P73">Usuarios y grupos. Acceso anónimo</text:p>
                  </text:list-item>
                  <text:list-item>
                    <text:p text:style-name="P73">Permisos, cuotas, límite de ancho de banda</text:p>
                  </text:list-item>
                  <text:list-item>
                    <text:p text:style-name="P73">Logs o registros de actividad.</text:p>
                  </text:list-item>
                  <text:list-item>
                    <text:p text:style-name="P119"><text:span text:style-name="T12">Transferencia entre servidores remotos: FXP</text:span><text:span text:style-name="T13"> </text:span></text:p>
                  </text:list-item>
                </text:list>
              </text:list-item>
            </text:list>
          </table:table-cell>
        </table:table-row>
        <table:table-row table:style-name="Tabla9.1">
          <table:table-cell table:style-name="Tabla9.A2" office:value-type="string">
            <text:list xml:id="list234827532332804" text:continue-list="list234828222596137" text:style-name="WW8Num1">
              <text:list-item>
                <text:list>
                  <text:list-item>
                    <text:list>
                      <text:list-item>
                        <text:list>
                          <text:list-item>
                            <text:list>
                              <text:list-item>
                                <text:h text:style-name="Heading_20_5" text:outline-level="5">Contenidos organizadores:</text:h>
                              </text:list-item>
                            </text:list>
                          </text:list-item>
                        </text:list>
                      </text:list-item>
                    </text:list>
                  </text:list-item>
                </text:list>
              </text:list-item>
            </text:list>
          </table:table-cell>
        </table:table-row>
        <table:table-row table:style-name="Tabla9.1">
          <table:table-cell table:style-name="Tabla9.A2" office:value-type="string">
            <text:p text:style-name="Text_20_body">Operación con clientes de FTP en modo texto y en modo gráfico</text:p>
            <text:p text:style-name="Text_20_body">Instalación configuración y prueba de servidores de FTP</text:p>
            <text:p text:style-name="P37">Resolución de incidencias relacionadas con los servidores de FTP</text:p>
          </table:table-cell>
        </table:table-row>
      </table:table>
      <text:p text:style-name="Standard"><text:soft-page-break/></text:p>
      <table:table table:name="Tabla10" table:style-name="Tabla10">
        <table:table-column table:style-name="Tabla10.A"/>
        <table:table-row table:style-name="Tabla10.1">
          <table:table-cell table:style-name="Tabla10.A1" office:value-type="string">
            <text:list xml:id="list234828176040049" text:continue-numbering="true" text:style-name="WW8Num1">
              <text:list-item>
                <text:list>
                  <text:list-item>
                    <text:list>
                      <text:list-item>
                        <text:h text:style-name="Heading_20_3" text:outline-level="3"><text:bookmark-start text:name="__RefHeading___Toc5717_1995269317"/>U.T. Nº7: <text:span text:style-name="T8">Despliegue de redes inalámbricas</text:span><text:bookmark-end text:name="__RefHeading___Toc5717_1995269317"/></text:h>
                      </text:list-item>
                    </text:list>
                  </text:list-item>
                </text:list>
              </text:list-item>
            </text:list>
          </table:table-cell>
        </table:table-row>
        <table:table-row table:style-name="Tabla10.1">
          <table:table-cell table:style-name="Tabla10.A2" office:value-type="string">
            <text:list xml:id="list234827897475280" text:continue-numbering="true" text:style-name="WW8Num1">
              <text:list-item>
                <text:list>
                  <text:list-item>
                    <text:list>
                      <text:list-item>
                        <text:list>
                          <text:list-item>
                            <text:list>
                              <text:list-item>
                                <text:h text:style-name="Heading_20_5" text:outline-level="5">Horas: 20</text:h>
                              </text:list-item>
                            </text:list>
                          </text:list-item>
                        </text:list>
                      </text:list-item>
                    </text:list>
                  </text:list-item>
                </text:list>
              </text:list-item>
            </text:list>
          </table:table-cell>
        </table:table-row>
        <table:table-row table:style-name="Tabla10.1">
          <table:table-cell table:style-name="Tabla10.A2" office:value-type="string">
            <text:list xml:id="list234827237461119" text:continue-numbering="true" text:style-name="WW8Num1">
              <text:list-item>
                <text:list>
                  <text:list-item>
                    <text:list>
                      <text:list-item>
                        <text:list>
                          <text:list-item>
                            <text:list>
                              <text:list-item>
                                <text:h text:style-name="Heading_20_5" text:outline-level="5">Criterios de evaluación</text:h>
                              </text:list-item>
                            </text:list>
                          </text:list-item>
                        </text:list>
                      </text:list-item>
                    </text:list>
                  </text:list-item>
                </text:list>
              </text:list-item>
            </text:list>
          </table:table-cell>
        </table:table-row>
        <table:table-row table:style-name="Tabla10.1">
          <table:table-cell table:style-name="Tabla10.A2" office:value-type="string">
            <text:p text:style-name="Text_20_body">a) Se ha instalado un punto de acceso inalámbrico dentro de una red local. </text:p>
            <text:p text:style-name="Text_20_body">b) Se han reconocido los protocolos, modos de funcionamiento y principales parámetros de configuración del punto de acceso. </text:p>
            <text:p text:style-name="Text_20_body">c) Se ha seleccionado la configuración más idónea sobre distintos escenarios de prueba. </text:p>
            <text:p text:style-name="Text_20_body">d) Se ha establecido un mecanismo adecuado de seguridad para las comunicaciones inalámbricas. </text:p>
            <text:p text:style-name="Text_20_body">e) Se han usado diversos tipos de dispositivos y adaptadores inalámbricos para comprobar la cobertura. </text:p>
            <text:p text:style-name="Text_20_body">f) Se ha instalado un encaminador inalámbrico con conexión a red pública y servicios inalámbricos de red local. </text:p>
            <text:p text:style-name="P37">g) Se ha configurado y probado el encaminador desde los ordenadores de la red local. </text:p>
          </table:table-cell>
        </table:table-row>
        <table:table-row table:style-name="Tabla10.1">
          <table:table-cell table:style-name="Tabla10.A2" office:value-type="string">
            <text:list xml:id="list234827881384513" text:continue-numbering="true" text:style-name="WW8Num1">
              <text:list-item>
                <text:list>
                  <text:list-item>
                    <text:list>
                      <text:list-item>
                        <text:list>
                          <text:list-item>
                            <text:list>
                              <text:list-item>
                                <text:h text:style-name="Heading_20_5" text:outline-level="5">Contenidos soporte</text:h>
                              </text:list-item>
                            </text:list>
                          </text:list-item>
                        </text:list>
                      </text:list-item>
                    </text:list>
                  </text:list-item>
                </text:list>
              </text:list-item>
            </text:list>
          </table:table-cell>
        </table:table-row>
        <table:table-row table:style-name="Tabla10.1">
          <table:table-cell table:style-name="Tabla10.A2" office:value-type="string">
            <text:list xml:id="list234827725760842" text:continue-list="list234828760275062" text:style-name="WW8Num5">
              <text:list-item>
                <text:p text:style-name="P87">Redes inalámbricas</text:p>
              </text:list-item>
            </text:list>
            <text:list xml:id="list234828826620237" text:continue-list="list4246881371" text:style-name="WW8Num2">
              <text:list-item>
                <text:list>
                  <text:list-item>
                    <text:p text:style-name="P88">Características de las redes inalámbricas</text:p>
                  </text:list-item>
                  <text:list-item>
                    <text:p text:style-name="P88">Selección de componentes para las redes inalámbricas</text:p>
                  </text:list-item>
                </text:list>
              </text:list-item>
            </text:list>
            <text:list xml:id="list234829159773394" text:continue-list="list234827725760842" text:style-name="WW8Num5">
              <text:list-item>
                <text:p text:style-name="P87">Puntos de acceso</text:p>
              </text:list-item>
            </text:list>
            <text:list xml:id="list234828317910624" text:continue-list="list234828826620237" text:style-name="WW8Num2">
              <text:list-item>
                <text:list>
                  <text:list-item>
                    <text:p text:style-name="P88">Configuración de un punto de acceso</text:p>
                  </text:list-item>
                </text:list>
              </text:list-item>
            </text:list>
            <text:list xml:id="list234827363863653" text:continue-list="list234829159773394" text:style-name="WW8Num5">
              <text:list-item>
                <text:p text:style-name="P87">Encaminadores inalámbricos</text:p>
              </text:list-item>
              <text:list-item>
                <text:p text:style-name="P87">Seguridad en redes inalámbricas</text:p>
              </text:list-item>
              <text:list-item>
                <text:p text:style-name="P74">Proceso de instalación de una red inalámbrica</text:p>
              </text:list-item>
            </text:list>
            <text:list xml:id="list234828177036564" text:continue-list="list234828317910624" text:style-name="WW8Num2">
              <text:list-item>
                <text:list>
                  <text:list-item>
                    <text:p text:style-name="P88">Placas inalámbricas</text:p>
                  </text:list-item>
                  <text:list-item>
                    <text:p text:style-name="P88">Antenas</text:p>
                  </text:list-item>
                  <text:list-item>
                    <text:p text:style-name="P88">Elección del hardware inalámbrico</text:p>
                  </text:list-item>
                  <text:list-item>
                    <text:p text:style-name="P88"><text:soft-page-break/>Clientes wireless en Windows <text:span text:style-name="T48">7</text:span></text:p>
                  </text:list-item>
                  <text:list-item>
                    <text:p text:style-name="P88">Clientes wireless en Windows <text:span text:style-name="T48">10</text:span></text:p>
                  </text:list-item>
                  <text:list-item>
                    <text:p text:style-name="P77">Clientes wireless en un MAC</text:p>
                  </text:list-item>
                  <text:list-item>
                    <text:p text:style-name="P77">Clientes wireless en tabletas y móviles</text:p>
                  </text:list-item>
                  <text:list-item>
                    <text:p text:style-name="P120"><text:span text:style-name="T10">Clientes wireless en Linux</text:span> </text:p>
                  </text:list-item>
                </text:list>
              </text:list-item>
            </text:list>
          </table:table-cell>
        </table:table-row>
        <table:table-row table:style-name="Tabla10.1">
          <table:table-cell table:style-name="Tabla10.A2" office:value-type="string">
            <text:list xml:id="list234827518959585" text:continue-list="list234827881384513" text:style-name="WW8Num1">
              <text:list-item>
                <text:list>
                  <text:list-item>
                    <text:list>
                      <text:list-item>
                        <text:list>
                          <text:list-item>
                            <text:list>
                              <text:list-item>
                                <text:h text:style-name="Heading_20_5" text:outline-level="5">Contenidos organizadores:</text:h>
                              </text:list-item>
                            </text:list>
                          </text:list-item>
                        </text:list>
                      </text:list-item>
                    </text:list>
                  </text:list-item>
                </text:list>
              </text:list-item>
            </text:list>
          </table:table-cell>
        </table:table-row>
        <table:table-row table:style-name="Tabla10.1">
          <table:table-cell table:style-name="Tabla10.A2" office:value-type="string">
            <text:p text:style-name="Text_20_body">Instalación y configuración de puntos de acceso a redes inalámbricas</text:p>
            <text:p text:style-name="Text_20_body">Configuración de conexiones punto a punto y en modo infraestructura</text:p>
            <text:p text:style-name="Text_20_body">Configuración de la seguridad en redes inalámbricas</text:p>
            <text:p text:style-name="P37">Filtrado por MAC y de tráfico en las redes inalámbricas</text:p>
          </table:table-cell>
        </table:table-row>
      </table:table>
      <text:list xml:id="list234828830209569" text:continue-numbering="true" text:style-name="WW8Num1">
        <text:list-item>
          <text:list>
            <text:list-item>
              <text:h text:style-name="Heading_20_2" text:outline-level="2"/>
            </text:list-item>
          </text:list>
        </text:list-item>
      </text:list>
      <table:table table:name="Tabla11" table:style-name="Tabla11">
        <table:table-column table:style-name="Tabla11.A"/>
        <table:table-row table:style-name="Tabla11.1">
          <table:table-cell table:style-name="Tabla11.A1" office:value-type="string">
            <text:list xml:id="list234828221068156" text:continue-numbering="true" text:style-name="WW8Num1">
              <text:list-item>
                <text:list>
                  <text:list-item>
                    <text:list>
                      <text:list-item>
                        <text:h text:style-name="Heading_20_3" text:outline-level="3"><text:bookmark-start text:name="__RefHeading___Toc5719_1995269317"/>U.T. Nº8: <text:span text:style-name="T8">Interconexión de redes privadas con redes públicas </text:span><text:bookmark-end text:name="__RefHeading___Toc5719_1995269317"/></text:h>
                      </text:list-item>
                    </text:list>
                  </text:list-item>
                </text:list>
              </text:list-item>
            </text:list>
          </table:table-cell>
        </table:table-row>
        <table:table-row table:style-name="Tabla11.1">
          <table:table-cell table:style-name="Tabla11.A2" office:value-type="string">
            <text:list xml:id="list234828653479592" text:continue-numbering="true" text:style-name="WW8Num1">
              <text:list-item>
                <text:list>
                  <text:list-item>
                    <text:list>
                      <text:list-item>
                        <text:list>
                          <text:list-item>
                            <text:list>
                              <text:list-item>
                                <text:h text:style-name="Heading_20_5" text:outline-level="5">Horas: 18</text:h>
                              </text:list-item>
                            </text:list>
                          </text:list-item>
                        </text:list>
                      </text:list-item>
                    </text:list>
                  </text:list-item>
                </text:list>
              </text:list-item>
            </text:list>
          </table:table-cell>
        </table:table-row>
        <table:table-row table:style-name="Tabla11.1">
          <table:table-cell table:style-name="Tabla11.A2" office:value-type="string">
            <text:list xml:id="list234828433216321" text:continue-numbering="true" text:style-name="WW8Num1">
              <text:list-item>
                <text:list>
                  <text:list-item>
                    <text:list>
                      <text:list-item>
                        <text:list>
                          <text:list-item>
                            <text:list>
                              <text:list-item>
                                <text:h text:style-name="Heading_20_5" text:outline-level="5">Criterios de evaluación</text:h>
                              </text:list-item>
                            </text:list>
                          </text:list-item>
                        </text:list>
                      </text:list-item>
                    </text:list>
                  </text:list-item>
                </text:list>
              </text:list-item>
            </text:list>
          </table:table-cell>
        </table:table-row>
        <table:table-row table:style-name="Tabla11.1">
          <table:table-cell table:style-name="Tabla11.A2" office:value-type="string">
            <text:p text:style-name="Text_20_body">a) Se ha instalado y configurado el hardware de un sistema con acceso a una red privada local y a una red pública. </text:p>
            <text:p text:style-name="Text_20_body">b) Se ha instalado una aplicación que actúe de pasarela entre la red privada local y la red pública. </text:p>
            <text:p text:style-name="Text_20_body">c) Se han reconocido y diferenciado las principales características y posibilidades de la aplicación seleccionada. </text:p>
            <text:p text:style-name="Text_20_body">d) Se han configurado los sistemas de la red privada local para acceder a la red pública a través de la pasarela. </text:p>
            <text:p text:style-name="Text_20_body">e) Se han establecido los procedimientos de control de acceso para asegurar el tráfico que se transmite a través de la pasarela. </text:p>
            <text:p text:style-name="Text_20_body">f) Se han implementado mecanismos para acelerar las comunicaciones entre la red privada local y la pública. </text:p>
            <text:p text:style-name="Text_20_body">g) Se han identificado los posibles escenarios de aplicación de este tipo de mecanismos. </text:p>
            <text:p text:style-name="Text_20_body">h) Se ha establecido un mecanismo que permita reenviar tráfico de red entre dos o más <text:soft-page-break/>interfaces de un mismo sistema. </text:p>
            <text:p text:style-name="Text_20_body">i) Se ha comprobado el acceso a una red determinada desde los sistemas conectados a otra red distinta. </text:p>
            <text:p text:style-name="P37">j) Se ha implantado y verificado la configuración<text:line-break/> para acceder desde una red pública a un servicio localizado en una máquina de una red privada local </text:p>
          </table:table-cell>
        </table:table-row>
        <table:table-row table:style-name="Tabla11.1">
          <table:table-cell table:style-name="Tabla11.A2" office:value-type="string">
            <text:list xml:id="list234827771240306" text:continue-numbering="true" text:style-name="WW8Num1">
              <text:list-item>
                <text:list>
                  <text:list-item>
                    <text:list>
                      <text:list-item>
                        <text:list>
                          <text:list-item>
                            <text:list>
                              <text:list-item>
                                <text:h text:style-name="Heading_20_5" text:outline-level="5">Contenidos soporte</text:h>
                              </text:list-item>
                            </text:list>
                          </text:list-item>
                        </text:list>
                      </text:list-item>
                    </text:list>
                  </text:list-item>
                </text:list>
              </text:list-item>
            </text:list>
          </table:table-cell>
        </table:table-row>
        <table:table-row table:style-name="Tabla11.1">
          <table:table-cell table:style-name="Tabla11.A2" office:value-type="string">
            <text:list xml:id="list234827357261484" text:continue-list="list234827277211698" text:style-name="WW8Num10">
              <text:list-item>
                <text:p text:style-name="P81"><text:span text:style-name="T13">Pasarelas a nivel de aplicación</text:span></text:p>
                <text:list>
                  <text:list-item>
                    <text:p text:style-name="P72">Almacenamiento en memoria cache</text:p>
                  </text:list-item>
                </text:list>
              </text:list-item>
              <text:list-item>
                <text:p text:style-name="P72">Enrutamiento de tráfico entre interfaces de red</text:p>
                <text:list>
                  <text:list-item>
                    <text:p text:style-name="P72">Tecnologías de acceso a internet</text:p>
                  </text:list-item>
                  <text:list-item>
                    <text:p text:style-name="P72">Características de las líneas de acceso conmutado</text:p>
                  </text:list-item>
                  <text:list-item>
                    <text:p text:style-name="P78">Características de las líneas de acceso conmutado o dedicado</text:p>
                  </text:list-item>
                  <text:list-item>
                    <text:p text:style-name="P72">Dispositivos físicos de interconexión</text:p>
                  </text:list-item>
                </text:list>
              </text:list-item>
              <text:list-item>
                <text:p text:style-name="P72">Cortafuegos</text:p>
                <text:list>
                  <text:list-item>
                    <text:p text:style-name="P72">Filtrado del tráfico entre redes</text:p>
                  </text:list-item>
                </text:list>
              </text:list-item>
              <text:list-item>
                <text:p text:style-name="P121"><text:span text:style-name="T13">Reenvío de puertos </text:span><text:span text:style-name="T12">(port forwarding)</text:span></text:p>
              </text:list-item>
            </text:list>
          </table:table-cell>
        </table:table-row>
        <table:table-row table:style-name="Tabla11.1">
          <table:table-cell table:style-name="Tabla11.A2" office:value-type="string">
            <text:list xml:id="list234828243270211" text:continue-list="list234827771240306" text:style-name="WW8Num1">
              <text:list-item>
                <text:list>
                  <text:list-item>
                    <text:list>
                      <text:list-item>
                        <text:list>
                          <text:list-item>
                            <text:list>
                              <text:list-item>
                                <text:h text:style-name="Heading_20_5" text:outline-level="5">Contenidos organizadores:</text:h>
                              </text:list-item>
                            </text:list>
                          </text:list-item>
                        </text:list>
                      </text:list-item>
                    </text:list>
                  </text:list-item>
                </text:list>
              </text:list-item>
            </text:list>
          </table:table-cell>
        </table:table-row>
        <table:table-row table:style-name="Tabla11.1">
          <table:table-cell table:style-name="Tabla11.A2" office:value-type="string">
            <text:p text:style-name="Text_20_body">Establecimiento de mecanismos que permitan reenviar el tráfico de red entre varias interfaces de un mismo sistema.</text:p>
            <text:p text:style-name="Text_20_body">Instalación y configuración de cortafuegos</text:p>
            <text:p text:style-name="Text_20_body">Instalación y configuración de servidores proxy</text:p>
            <text:p text:style-name="P37">Instalación y configuración para acceder desde una red pública a un servicio concreto en una máquina específica de la red local.</text:p>
          </table:table-cell>
        </table:table-row>
      </table:table>
      <text:list xml:id="list234827446532572" text:continue-numbering="true" text:style-name="WW8Num1">
        <text:list-item>
          <text:list>
            <text:list-item>
              <text:h text:style-name="Heading_20_2" text:outline-level="2"><text:bookmark-start text:name="__RefHeading___Toc5721_1995269317"/>8. CONCORDANCIA DE LAS UNIDADES DE TRABAJO CON LAS CAPACIDADES TERMINALES / RESULTADOS DE APRENDIZAJE<text:bookmark-end text:name="__RefHeading___Toc5721_1995269317"/></text:h>
            </text:list-item>
          </text:list>
        </text:list-item>
      </text:list>
      <text:p text:style-name="Text_20_body">Resultados de aprendizaje del módulo:</text:p>
      <text:p text:style-name="Text_20_body"><text:soft-page-break/>1. Instala servicios de configuración dinámica, describiendo sus características y aplicaciones. </text:p>
      <text:p text:style-name="Text_20_body">2. Instala servicios de resolución de nombres, describiendo sus características y aplicaciones. </text:p>
      <text:p text:style-name="Text_20_body">3. Instala servicios de transferencia de ficheros, describiendo sus características y aplicaciones. </text:p>
      <text:p text:style-name="Text_20_body">4. Gestiona servidores de correo electrónico identificando requerimientos de utilización y aplicando criterios de configuración. </text:p>
      <text:p text:style-name="Text_20_body">5. Gestiona servidores web identificando requerimientos de utilización y aplicando criterios de configuración. </text:p>
      <text:p text:style-name="Text_20_body">6. Gestiona métodos de acceso remoto describiendo sus características e instalando los servicios correspondientes. </text:p>
      <text:p text:style-name="Text_20_body">7. Despliega redes inalámbricas seguras justificando la configuración elegida y describiendo los procedimientos de implantación. </text:p>
      <text:p text:style-name="Text_20_body">8. Establece el acceso desde redes locales a redes públicas identificando posibles escenarios y aplicando software específico. </text:p>
      <text:p text:style-name="Text_20_body">En el siguiente cuadro resumen, se especifica la concordancia entre las realizaciones profesionales específicos de este módulo y las unidades de trabajo (la X muestra correspondencia): </text:p>
      <table:table table:name="Tabla12" table:style-name="Tabla12">
        <table:table-column table:style-name="Tabla12.A"/>
        <table:table-column table:style-name="Tabla12.B" table:number-columns-repeated="7"/>
        <table:table-column table:style-name="Tabla12.I"/>
        <table:table-row table:style-name="Tabla12.1">
          <table:table-cell table:style-name="Tabla12.A1" office:value-type="string">
            <text:p text:style-name="P7">Unidad de Trabajo /</text:p>
            <text:p text:style-name="P7">resultados de aprendizaje</text:p>
          </table:table-cell>
          <table:table-cell table:style-name="Tabla12.B1" office:value-type="string">
            <text:p text:style-name="P8">RA. 1</text:p>
          </table:table-cell>
          <table:table-cell table:style-name="Tabla12.B1" office:value-type="string">
            <text:p text:style-name="P8">RA. 2</text:p>
          </table:table-cell>
          <table:table-cell table:style-name="Tabla12.B1" office:value-type="string">
            <text:p text:style-name="P8">RA. 3</text:p>
          </table:table-cell>
          <table:table-cell table:style-name="Tabla12.B1" office:value-type="string">
            <text:p text:style-name="P8">RA.4</text:p>
          </table:table-cell>
          <table:table-cell table:style-name="Tabla12.B1" office:value-type="string">
            <text:p text:style-name="P8">RA. 5</text:p>
          </table:table-cell>
          <table:table-cell table:style-name="Tabla12.B1" office:value-type="string">
            <text:p text:style-name="P8">RA. 6</text:p>
          </table:table-cell>
          <table:table-cell table:style-name="Tabla12.B1" office:value-type="string">
            <text:p text:style-name="P8">RA. 7</text:p>
          </table:table-cell>
          <table:table-cell table:style-name="Tabla12.I1" office:value-type="string">
            <text:p text:style-name="P8">RA. 8</text:p>
          </table:table-cell>
        </table:table-row>
        <table:table-row table:style-name="Tabla12.1">
          <table:table-cell table:style-name="Tabla12.A2" office:value-type="string">
            <text:p text:style-name="P8">UT 1</text:p>
          </table:table-cell>
          <table:table-cell table:style-name="Tabla12.A2" office:value-type="string">
            <text:p text:style-name="P8">x</text:p>
          </table:table-cell>
          <table:table-cell table:style-name="Tabla12.A2" office:value-type="string">
            <text:p text:style-name="P9"/>
          </table:table-cell>
          <table:table-cell table:style-name="Tabla12.A2" office:value-type="string">
            <text:p text:style-name="P9"/>
          </table:table-cell>
          <table:table-cell table:style-name="Tabla12.A2" office:value-type="string">
            <text:p text:style-name="P9"/>
          </table:table-cell>
          <table:table-cell table:style-name="Tabla12.A2" office:value-type="string">
            <text:p text:style-name="P9"/>
          </table:table-cell>
          <table:table-cell table:style-name="Tabla12.A2" office:value-type="string">
            <text:p text:style-name="P9"/>
          </table:table-cell>
          <table:table-cell table:style-name="Tabla12.A2" office:value-type="string">
            <text:p text:style-name="P9"/>
          </table:table-cell>
          <table:table-cell table:style-name="Tabla12.I2" office:value-type="string">
            <text:p text:style-name="P9"/>
          </table:table-cell>
        </table:table-row>
        <table:table-row table:style-name="Tabla12.1">
          <table:table-cell table:style-name="Tabla12.A2" office:value-type="string">
            <text:p text:style-name="P8">UT 2</text:p>
          </table:table-cell>
          <table:table-cell table:style-name="Tabla12.A2" office:value-type="string">
            <text:p text:style-name="P9"/>
          </table:table-cell>
          <table:table-cell table:style-name="Tabla12.A2" office:value-type="string">
            <text:p text:style-name="P8">x</text:p>
          </table:table-cell>
          <table:table-cell table:style-name="Tabla12.A2" office:value-type="string">
            <text:p text:style-name="P9"/>
          </table:table-cell>
          <table:table-cell table:style-name="Tabla12.A2" office:value-type="string">
            <text:p text:style-name="P9"/>
          </table:table-cell>
          <table:table-cell table:style-name="Tabla12.A2" office:value-type="string">
            <text:p text:style-name="P9"/>
          </table:table-cell>
          <table:table-cell table:style-name="Tabla12.A2" office:value-type="string">
            <text:p text:style-name="P9"/>
          </table:table-cell>
          <table:table-cell table:style-name="Tabla12.A2" office:value-type="string">
            <text:p text:style-name="P9"/>
          </table:table-cell>
          <table:table-cell table:style-name="Tabla12.I2" office:value-type="string">
            <text:p text:style-name="P9"/>
          </table:table-cell>
        </table:table-row>
        <table:table-row table:style-name="Tabla12.1">
          <table:table-cell table:style-name="Tabla12.A2" office:value-type="string">
            <text:p text:style-name="P8">UT 3</text:p>
          </table:table-cell>
          <table:table-cell table:style-name="Tabla12.A2" office:value-type="string">
            <text:p text:style-name="P9"/>
          </table:table-cell>
          <table:table-cell table:style-name="Tabla12.A2" office:value-type="string">
            <text:p text:style-name="P9"/>
          </table:table-cell>
          <table:table-cell table:style-name="Tabla12.A2" office:value-type="string">
            <text:p text:style-name="P9"/>
          </table:table-cell>
          <table:table-cell table:style-name="Tabla12.A2" office:value-type="string">
            <text:p text:style-name="P9"/>
          </table:table-cell>
          <table:table-cell table:style-name="Tabla12.A2" office:value-type="string">
            <text:p text:style-name="P9"/>
          </table:table-cell>
          <table:table-cell table:style-name="Tabla12.A2" office:value-type="string">
            <text:p text:style-name="P8">x</text:p>
          </table:table-cell>
          <table:table-cell table:style-name="Tabla12.A2" office:value-type="string">
            <text:p text:style-name="P9"/>
          </table:table-cell>
          <table:table-cell table:style-name="Tabla12.I2" office:value-type="string">
            <text:p text:style-name="P9"/>
          </table:table-cell>
        </table:table-row>
        <table:table-row table:style-name="Tabla12.1">
          <table:table-cell table:style-name="Tabla12.A2" office:value-type="string">
            <text:p text:style-name="P8">UT 4</text:p>
          </table:table-cell>
          <table:table-cell table:style-name="Tabla12.A2" office:value-type="string">
            <text:p text:style-name="P9"/>
          </table:table-cell>
          <table:table-cell table:style-name="Tabla12.A2" office:value-type="string">
            <text:p text:style-name="P9"/>
          </table:table-cell>
          <table:table-cell table:style-name="Tabla12.A2" office:value-type="string">
            <text:p text:style-name="P8">x</text:p>
          </table:table-cell>
          <table:table-cell table:style-name="Tabla12.A2" office:value-type="string">
            <text:p text:style-name="P9"/>
          </table:table-cell>
          <table:table-cell table:style-name="Tabla12.A2" office:value-type="string">
            <text:p text:style-name="P9"/>
          </table:table-cell>
          <table:table-cell table:style-name="Tabla12.A2" office:value-type="string">
            <text:p text:style-name="P9"/>
          </table:table-cell>
          <table:table-cell table:style-name="Tabla12.A2" office:value-type="string">
            <text:p text:style-name="P9"/>
          </table:table-cell>
          <table:table-cell table:style-name="Tabla12.I2" office:value-type="string">
            <text:p text:style-name="P9"/>
          </table:table-cell>
        </table:table-row>
        <table:table-row table:style-name="Tabla12.1">
          <table:table-cell table:style-name="Tabla12.A2" office:value-type="string">
            <text:p text:style-name="P8">UT 5</text:p>
          </table:table-cell>
          <table:table-cell table:style-name="Tabla12.A2" office:value-type="string">
            <text:p text:style-name="P9"/>
          </table:table-cell>
          <table:table-cell table:style-name="Tabla12.A2" office:value-type="string">
            <text:p text:style-name="P9"/>
          </table:table-cell>
          <table:table-cell table:style-name="Tabla12.A2" office:value-type="string">
            <text:p text:style-name="P9"/>
          </table:table-cell>
          <table:table-cell table:style-name="Tabla12.A2" office:value-type="string">
            <text:p text:style-name="P8">x</text:p>
          </table:table-cell>
          <table:table-cell table:style-name="Tabla12.A2" office:value-type="string">
            <text:p text:style-name="P9"/>
          </table:table-cell>
          <table:table-cell table:style-name="Tabla12.A2" office:value-type="string">
            <text:p text:style-name="P9"/>
          </table:table-cell>
          <table:table-cell table:style-name="Tabla12.A2" office:value-type="string">
            <text:p text:style-name="P9"/>
          </table:table-cell>
          <table:table-cell table:style-name="Tabla12.I2" office:value-type="string">
            <text:p text:style-name="P9"/>
          </table:table-cell>
        </table:table-row>
        <table:table-row table:style-name="Tabla12.1">
          <table:table-cell table:style-name="Tabla12.A2" office:value-type="string">
            <text:p text:style-name="P8">UT 6</text:p>
          </table:table-cell>
          <table:table-cell table:style-name="Tabla12.A2" office:value-type="string">
            <text:p text:style-name="P9"/>
          </table:table-cell>
          <table:table-cell table:style-name="Tabla12.A2" office:value-type="string">
            <text:p text:style-name="P9"/>
          </table:table-cell>
          <table:table-cell table:style-name="Tabla12.A2" office:value-type="string">
            <text:p text:style-name="P9"/>
          </table:table-cell>
          <table:table-cell table:style-name="Tabla12.A2" office:value-type="string">
            <text:p text:style-name="P9"/>
          </table:table-cell>
          <table:table-cell table:style-name="Tabla12.A2" office:value-type="string">
            <text:p text:style-name="P8">x</text:p>
          </table:table-cell>
          <table:table-cell table:style-name="Tabla12.A2" office:value-type="string">
            <text:p text:style-name="P9"/>
          </table:table-cell>
          <table:table-cell table:style-name="Tabla12.A2" office:value-type="string">
            <text:p text:style-name="P9"/>
          </table:table-cell>
          <table:table-cell table:style-name="Tabla12.I2" office:value-type="string">
            <text:p text:style-name="P9"/>
          </table:table-cell>
        </table:table-row>
        <table:table-row table:style-name="Tabla12.1">
          <table:table-cell table:style-name="Tabla12.A2" office:value-type="string">
            <text:p text:style-name="P8">UT 7</text:p>
          </table:table-cell>
          <table:table-cell table:style-name="Tabla12.A2" office:value-type="string">
            <text:p text:style-name="P9"/>
          </table:table-cell>
          <table:table-cell table:style-name="Tabla12.A2" office:value-type="string">
            <text:p text:style-name="P9"/>
          </table:table-cell>
          <table:table-cell table:style-name="Tabla12.A2" office:value-type="string">
            <text:p text:style-name="P9"/>
          </table:table-cell>
          <table:table-cell table:style-name="Tabla12.A2" office:value-type="string">
            <text:p text:style-name="P9"/>
          </table:table-cell>
          <table:table-cell table:style-name="Tabla12.A2" office:value-type="string">
            <text:p text:style-name="P9"/>
          </table:table-cell>
          <table:table-cell table:style-name="Tabla12.A2" office:value-type="string">
            <text:p text:style-name="P9"/>
          </table:table-cell>
          <table:table-cell table:style-name="Tabla12.A2" office:value-type="string">
            <text:p text:style-name="P8">x</text:p>
          </table:table-cell>
          <table:table-cell table:style-name="Tabla12.I2" office:value-type="string">
            <text:p text:style-name="P9"/>
          </table:table-cell>
        </table:table-row>
        <table:table-row table:style-name="Tabla12.1">
          <table:table-cell table:style-name="Tabla12.A2" office:value-type="string">
            <text:p text:style-name="P8">UT 8</text:p>
          </table:table-cell>
          <table:table-cell table:style-name="Tabla12.A2" office:value-type="string">
            <text:p text:style-name="P9"/>
          </table:table-cell>
          <table:table-cell table:style-name="Tabla12.A2" office:value-type="string">
            <text:p text:style-name="P9"/>
          </table:table-cell>
          <table:table-cell table:style-name="Tabla12.A2" office:value-type="string">
            <text:p text:style-name="P9"/>
          </table:table-cell>
          <table:table-cell table:style-name="Tabla12.A2" office:value-type="string">
            <text:p text:style-name="P9"/>
          </table:table-cell>
          <table:table-cell table:style-name="Tabla12.A2" office:value-type="string">
            <text:p text:style-name="P9"/>
          </table:table-cell>
          <table:table-cell table:style-name="Tabla12.A2" office:value-type="string">
            <text:p text:style-name="P9"/>
          </table:table-cell>
          <table:table-cell table:style-name="Tabla12.A2" office:value-type="string">
            <text:p text:style-name="P9"/>
          </table:table-cell>
          <table:table-cell table:style-name="Tabla12.I2" office:value-type="string">
            <text:p text:style-name="P8">x</text:p>
          </table:table-cell>
        </table:table-row>
      </table:table>
      <text:p text:style-name="Text_20_body"><text:soft-page-break/></text:p>
      <text:list xml:id="list234827805174339" text:continue-numbering="true" text:style-name="WW8Num1">
        <text:list-item>
          <text:list>
            <text:list-item>
              <text:h text:style-name="Heading_20_2" text:outline-level="2"><text:bookmark-start text:name="__RefHeading___Toc5723_1995269317"/>9. METODOLOGÍA<text:bookmark-end text:name="__RefHeading___Toc5723_1995269317"/></text:h>
              <text:list>
                <text:list-item>
                  <text:h text:style-name="Heading_20_3" text:outline-level="3"/>
                </text:list-item>
                <text:list-item>
                  <text:h text:style-name="Heading_20_3" text:outline-level="3"><text:bookmark-start text:name="__RefHeading___Toc5725_1995269317"/>9.1. Criterios metodológicos<text:bookmark-end text:name="__RefHeading___Toc5725_1995269317"/></text:h>
                </text:list-item>
              </text:list>
            </text:list-item>
          </text:list>
        </text:list-item>
      </text:list>
      <text:p text:style-name="Text_20_body"/>
      <text:p text:style-name="P104">La metodología que se utilizará en clase potenciará, en lo posible los siguientes aspectos:</text:p>
      <text:list xml:id="list3895896120" text:style-name="WW8Num3">
        <text:list-item>
          <text:p text:style-name="P90"><text:span text:style-name="T49">Colaboración y Participación (Internet y clase)</text:span></text:p>
        </text:list-item>
        <text:list-item>
          <text:p text:style-name="P105">Interés (Contenidos Interesantes)</text:p>
        </text:list-item>
        <text:list-item>
          <text:p text:style-name="P105">Educación personalizada (Evaluación Continua)</text:p>
        </text:list-item>
        <text:list-item>
          <text:p text:style-name="P105">Uso de los recursos y herramientas <text:span text:style-name="T59">TIC</text:span> para que el alumno defina su red personal de aprendizaje.</text:p>
        </text:list-item>
      </text:list>
      <text:p text:style-name="P109">El uso de Internet permite potenciar la colaboración porque el alumno puede aportar, por ejemplo, una consulta, recetas para la resolución de problemas típicos, construcción de unos apuntes comunes, enlaces a Internet de interés. Además el profesor proveerá en la plataforma de teleformación manuales, tutoriales, enlaces a recursos online y documentación de referencia de cada una de las unidades. El uso de Internet permite una mayor integración de los alumnos que trabajan y tienen dificultades para asistir de forma continua a clase.</text:p>
      <text:p text:style-name="P106">Además se tendrán en cuenta las áreas de mejora contempladas en el Plan de Mejora del Centro para el curso 2017/18 con acciones dirigidas a mejorar las dimensiones de “Hablar” (en la Competencia Lingüística) y de “Funciones y Gráficas” (en la competencia matemática). <text:span text:style-name="T60">Se tendrá en cuenta a la hora del diseño de actividades:</text:span></text:p>
      <text:list xml:id="list2222591717" text:style-name="L4">
        <text:list-item>
          <text:p text:style-name="P110"><text:span text:style-name="T51">Que fomenten d</text:span><text:span text:style-name="T52">ebates de noticias o temas interesantes para el alumno, que esté relacionado con el currículo de la materia.</text:span></text:p>
        </text:list-item>
        <text:list-item>
          <text:p text:style-name="P110"><text:span text:style-name="T51">Que incluyan l</text:span><text:span text:style-name="T52">ecturas de textos comprensivos, para fomentar la expresión oral </text:span><text:span text:style-name="T51">y la comprensión escrita.</text:span></text:p>
        </text:list-item>
        <text:list-item>
          <text:p text:style-name="P110"><text:span text:style-name="T53">Que incluyan tareas en las que haya que realizar c</text:span><text:span text:style-name="T52">omentarios orales de imágenes o gráficos, etc. con la utilización del vocabulario adecuado al tema correspondiente.</text:span></text:p>
        </text:list-item>
        <text:list-item>
          <text:p text:style-name="P110"><text:span text:style-name="T53">Que se tengan que realizar s</text:span><text:span text:style-name="T52">imulaci</text:span><text:span text:style-name="T53">ones</text:span><text:span text:style-name="T52"> de situaciones reales, en las que el </text:span><text:soft-page-break/><text:span text:style-name="T52">alumnado tenga que asumir roles de personas que tengan que expresarse de forma oral para realizar solicitudes o demandas.</text:span></text:p>
        </text:list-item>
        <text:list-item>
          <text:p text:style-name="P111"><text:span text:style-name="T53">Q</text:span><text:span text:style-name="T49">ue </text:span><text:span text:style-name="T52">foment</text:span><text:span text:style-name="T49">en</text:span><text:span text:style-name="T52"> el uso del razonamiento lógico <text:s/></text:span><text:span text:style-name="T53">priorizando la </text:span><text:span text:style-name="T52">profundiza</text:span><text:span text:style-name="T53">ción</text:span><text:span text:style-name="T52"> en procedimientos </text:span><text:span text:style-name="T49">y destrezas </text:span><text:span text:style-name="T53">frente a la inclusión excesiva de</text:span><text:span text:style-name="T52"> contenidos. </text:span><text:span text:style-name="T53">En definitiva, que se priorice lo cognitivo frente a lo memorístico.</text:span></text:p>
        </text:list-item>
        <text:list-item>
          <text:p text:style-name="P107"><text:span text:style-name="T61">Que las actividades incluyan tareas complementarias </text:span>que ayuden a fomentar la excelencia en aquellos alumnos que no presentan dificultades.</text:p>
        </text:list-item>
        <text:list-item>
          <text:p text:style-name="P108">Uso de tutoriales, guías y manuales de apoyo en inglés.</text:p>
        </text:list-item>
      </text:list>
      <text:p text:style-name="P104"><text:span text:style-name="T59">Otra de las competencias a mejorar es la falta de autonomía que muestran muchos de nuestros alumnos en el seguimiento de los aspectos actitudinales se prestará especial atención a este aspecto.</text:span></text:p>
      <text:p text:style-name="Text_20_body">Las sesiones de clase consistirán generalmente en:</text:p>
      <text:list xml:id="list234827379137557" text:continue-list="list234827805174339" text:style-name="WW8Num1">
        <text:list-item>
          <text:list>
            <text:list-item>
              <text:list>
                <text:list-item>
                  <text:list>
                    <text:list-item>
                      <text:h text:style-name="Heading_20_4" text:outline-level="4"><text:bookmark-start text:name="__RefHeading___Toc5727_1995269317"/>9.1.1. Tipos de actividades relacionadas con los conceptos<text:bookmark-end text:name="__RefHeading___Toc5727_1995269317"/></text:h>
                    </text:list-item>
                  </text:list>
                </text:list-item>
              </text:list>
            </text:list-item>
          </text:list>
        </text:list-item>
      </text:list>
      <text:list xml:id="list1225975238" text:style-name="WW8Num22">
        <text:list-item>
          <text:p text:style-name="P91">Explicación Oral o actividades de investigación de los conceptos de unidad, prestando atención a la participación de los alumnos, y aprovechando sus preguntas/intervenciones para aportar los contenidos de la unidad de trabajo.</text:p>
        </text:list-item>
        <text:list-item>
          <text:p text:style-name="P91">Proyección de presentaciones para introducción breve de conceptos o para puesta en común de actividades realizadas.</text:p>
        </text:list-item>
        <text:list-item>
          <text:p text:style-name="P91">Realización de breves trabajos de investigación guiados con preguntas sobre los conceptos de la unidad. Se utilizarán herramientas para la puesta en común de los resultados obtenidos (servicio Etherpad de la red local). El profesor hará un vaciado de las respuestas de los alumnos y los pondrá a disposición de los alumnos enlazándolos desde el aula virtual o colgándolos en el Wiki.</text:p>
        </text:list-item>
        <text:list-item>
          <text:p text:style-name="P91">Realización por parte de los alumnos de mapas conceptuales sobre los conceptos de la unidad para ayudar a afianzar los mismos.</text:p>
        </text:list-item>
        <text:list-item>
          <text:p text:style-name="P91">Realización de cuestionarios online sobre conceptos. En determinados momentos el alumno se podrá apoyar en el mapa conceptual para la realización de los mismos lo que le ayudará a entender que ideas le faltaron incluir en el mapa conceptual.</text:p>
        </text:list-item>
        <text:list-item>
          <text:p text:style-name="P48"><text:soft-page-break/>Debates, de noticias sobre temas de actualidad relacionados con los servicios de red.</text:p>
        </text:list-item>
        <text:list-item>
          <text:p text:style-name="P48">Lectura de apuntes de clase en Wiki.</text:p>
        </text:list-item>
        <text:list-item>
          <text:p text:style-name="P91">Aparte del aula virtual que servirá de lugar central para la organización de los apuntes de la unidad cada alumno incluirá en su cuaderno personal online apuntes de la unidad y contenidos complementarios que se le propondrán al alumno.</text:p>
        </text:list-item>
      </text:list>
      <text:list xml:id="list234829244959271" text:continue-list="list234827379137557" text:style-name="WW8Num1">
        <text:list-item>
          <text:list>
            <text:list-item>
              <text:list>
                <text:list-item>
                  <text:list>
                    <text:list-item>
                      <text:h text:style-name="Heading_20_4" text:outline-level="4"><text:bookmark-start text:name="__RefHeading___Toc5729_1995269317"/>9.1.2. Tipo de actividades relacionadas con los procedimientos<text:bookmark-end text:name="__RefHeading___Toc5729_1995269317"/></text:h>
                    </text:list-item>
                  </text:list>
                </text:list-item>
              </text:list>
            </text:list-item>
          </text:list>
        </text:list-item>
      </text:list>
      <text:list xml:id="list1627979743" text:style-name="WW8Num23">
        <text:list-item>
          <text:p text:style-name="P92">Realización de actividades de enseñanza-aprendizaje, de tipo práctico para que el alumno (sólo o en grupo) las desarrolle en clase. El formato de dicha actividad consistirá en general en un guión con los pasos a realizar en el que el alumno contestará a preguntas, e insertará los resultados obtenidos durante la realización de la actividad. Además cuando el alumno termine la actividad se le harán preguntas sobre la misma y se le pedirá que introduzca cambios para que demuestre la adquisición de los contenidos y destrezas de la misma. Sería ideal y se crearan los cauces, para <text:s/>que los alumnos terminen proponiendo alguna actividad.</text:p>
        </text:list-item>
        <text:list-item>
          <text:p text:style-name="P92">Supuestos prácticos en los que a partir del planteamiento de una situación real el alumno deberá completar los pasos y parámetros a introducir para obtener los resultados que se plantean.</text:p>
        </text:list-item>
        <text:list-item>
          <text:p text:style-name="P92">Elaboración de gráficas a partir de recopilación de datos (históricos de ejecución de servicios, análisis de ficheros de log) y comentario de las mismas</text:p>
        </text:list-item>
      </text:list>
      <text:list xml:id="list234828333238731" text:continue-list="list234829244959271" text:style-name="WW8Num1">
        <text:list-item>
          <text:list>
            <text:list-item>
              <text:list>
                <text:list-item>
                  <text:list>
                    <text:list-item>
                      <text:h text:style-name="Heading_20_4" text:outline-level="4"><text:bookmark-start text:name="__RefHeading___Toc5731_1995269317"/>9.1.3. Tipo de actividades relacionadas con las actitudes<text:bookmark-end text:name="__RefHeading___Toc5731_1995269317"/></text:h>
                    </text:list-item>
                  </text:list>
                </text:list-item>
              </text:list>
            </text:list-item>
          </text:list>
        </text:list-item>
      </text:list>
      <text:list xml:id="list1614126202" text:style-name="WW8Num24">
        <text:list-item>
          <text:p text:style-name="P93">Secretario semanal de las actividades realizadas durante la sesión. Un alumno, de forma semanal recopilará lo que se hace en el aula en cada sesión y lo leerá al comienzo de cada sesión. Así mismo almacenará en una base de datos creada al efecto en el aula virtual lo leído en cada sesión.</text:p>
        </text:list-item>
        <text:list-item>
          <text:p text:style-name="P93">Cuaderno personal del alumno.</text:p>
        </text:list-item>
        <text:list-item>
          <text:p text:style-name="P93">Participación en la red de microblogging twitter.</text:p>
        </text:list-item>
        <text:list-item>
          <text:p text:style-name="P93">Orden, apariencia y meticulosidad en los trabajos realizados.</text:p>
        </text:list-item>
        <text:list-item>
          <text:p text:style-name="P93">Actividades de puesta en común de los trabajos sobre conceptos y procedimientos</text:p>
        </text:list-item>
        <text:list-item>
          <text:p text:style-name="P93">Actividad de tipo base de datos para seguimiento de los errores que se detectan y <text:soft-page-break/>corrigen al realizar las actividades de tipo práctico</text:p>
        </text:list-item>
      </text:list>
      <text:list xml:id="list234827471966015" text:continue-list="list234828333238731" text:style-name="WW8Num1">
        <text:list-item>
          <text:h text:style-name="P126" text:outline-level="4"><text:bookmark-start text:name="__RefHeading___Toc6417_1995269317"/><text:span text:style-name="T62">9.1.4. Tipo de a</text:span>ctividades de evaluación y de recuperación<text:bookmark-end text:name="__RefHeading___Toc6417_1995269317"/></text:h>
        </text:list-item>
      </text:list>
      <text:list xml:id="list234827321808979" text:continue-list="list1614126202" text:style-name="WW8Num24">
        <text:list-item>
          <text:p text:style-name="P94">Cuestionarios sobre conceptos.</text:p>
        </text:list-item>
        <text:list-item>
          <text:p text:style-name="P94">Supuestos prácticos sobre procedimientos desarrollados en la unidad.</text:p>
        </text:list-item>
        <text:list-item>
          <text:p text:style-name="P94">Pruebas prácticas</text:p>
        </text:list-item>
        <text:list-item>
          <text:p text:style-name="P94">Defensa oral de las practicas realizadas.</text:p>
        </text:list-item>
      </text:list>
      <text:list xml:id="list234828338155086" text:continue-list="list234827471966015" text:style-name="WW8Num1">
        <text:list-item>
          <text:h text:style-name="P126" text:outline-level="4"><text:bookmark-start text:name="__RefHeading___Toc9013_3264736061"/><text:span text:style-name="T62">9.1.5. Tipo de a</text:span>ctividades de refuerzo<text:bookmark-end text:name="__RefHeading___Toc9013_3264736061"/></text:h>
        </text:list-item>
      </text:list>
      <text:list xml:id="list234828568620982" text:continue-list="list234827321808979" text:style-name="WW8Num24">
        <text:list-item>
          <text:p text:style-name="P94">Uso intensivo del cuaderno tipo wiki para los alumnos que presentan carencias a la hora de organizarse para estudiar</text:p>
        </text:list-item>
        <text:list-item>
          <text:p text:style-name="P94">Ejercicios para realizar en casa con los fundamentos de la unidad.</text:p>
        </text:list-item>
        <text:list-item>
          <text:p text:style-name="P94">Especial uso de los mapas conceptuales.</text:p>
        </text:list-item>
      </text:list>
      <text:list xml:id="list234829231057934" text:continue-list="list234828338155086" text:style-name="WW8Num1">
        <text:list-item>
          <text:h text:style-name="P126" text:outline-level="4"><text:bookmark-start text:name="__RefHeading___Toc9015_3264736061"/><text:span text:style-name="T62">9.1.6. Tipo de a</text:span>ctividades de ampliación<text:bookmark-end text:name="__RefHeading___Toc9015_3264736061"/></text:h>
        </text:list-item>
      </text:list>
      <text:list xml:id="list234829239145509" text:continue-list="list234828568620982" text:style-name="WW8Num24">
        <text:list-item>
          <text:p text:style-name="P94">Prácticas guiadas complementarias para realizar supuestos que profundizan en los contenidos de la actividad.</text:p>
        </text:list-item>
        <text:list-item>
          <text:p text:style-name="P66">Asesoramiento a los compañeros que presentan más dificultad</text:p>
        </text:list-item>
      </text:list>
      <text:list xml:id="list234828385660294" text:continue-list="list234829231057934" text:style-name="WW8Num1">
        <text:list-item>
          <text:list>
            <text:list-item>
              <text:list>
                <text:list-item>
                  <text:h text:style-name="Heading_20_3" text:outline-level="3"><text:bookmark-start text:name="__RefHeading___Toc5733_1995269317"/>9.2. Recursos didácticos<text:bookmark-end text:name="__RefHeading___Toc5733_1995269317"/></text:h>
                </text:list-item>
              </text:list>
            </text:list-item>
          </text:list>
        </text:list-item>
      </text:list>
      <text:list xml:id="list3746397874" text:style-name="WW8Num25">
        <text:list-item>
          <text:p text:style-name="P96"><text:span text:style-name="T25">Cuaderno</text:span><text:span text:style-name="T24"> personal </text:span><text:span text:style-name="T25">online</text:span><text:span text:style-name="T24">. </text:span><text:span text:style-name="T42">Será </text:span><text:span text:style-name="T43">el repositorio de las actividades completadas por el alumno y le permitirá enlazar apuntes y recursos de interés.</text:span></text:p>
        </text:list-item>
        <text:list-item>
          <text:p text:style-name="P95"><text:span text:style-name="T22">Aula virtual</text:span>. Sitio en el que se centraliza la actividad diaria del alumno. En el se enlazarán los recursos de cada actividad, se colgarán todas las actividades a realizar. Servirá además de cuaderno de aula para reflejar todas las notas del alumno, aparecerá la calificación de cada actividad y los comentarios a la misma. El alumno sabrá en todo momento las actividades realizadas y las pendientes y verá las calificaciones y comentarios de cada una.</text:p>
        </text:list-item>
        <text:list-item>
          <text:p text:style-name="P95"><text:span text:style-name="T22">Base de datos de las actividades realizadas</text:span> en cada sesión. Cada semana uno de los alumnos del grupo es nombrado secretario y se encarga de anotar y dar de alta en la base de datos online lo que se ha hecho y lo leerá en la siguiente sesión de clase al principio de la misma.</text:p>
        </text:list-item>
        <text:list-item>
          <text:p text:style-name="P95"><text:span text:style-name="T22">Free</text:span><text:span text:style-name="T23">plane</text:span>. Para la realización de mapas conceptuales. Lo utilizará el profesor para ilustrar los conceptos de la unidad y los alumnos para prepararse su material de <text:soft-page-break/>estudio.</text:p>
        </text:list-item>
        <text:list-item>
          <text:p text:style-name="P95"><text:span text:style-name="T22">Wiki</text:span>. Se usará por el profesor para distribuir apuntes, por los alumnos para generar apuntes de modo colaborativo, para poner la solución a las actividades que se van realizando. Así mismo cada alumno tendrá un wiki personal que hará las funciones de la tadicional libreta.</text:p>
        </text:list-item>
        <text:list-item>
          <text:p text:style-name="P97"><text:span text:style-name="T25">Comunidad del nivel en Google+</text:span><text:span text:style-name="T49">. Comunicación informal del grupo. El profesor publicará novedades y enlaces a temas relacionados con el módulo, recordatorios de fechas de entrega, actividades pendientes, etc. Los alumnos podrán intercambiar recursos de forma ágil. Cumple labor de cohesión y comunicación dentro del grupo.</text:span><text:span text:style-name="T22">Etherpad</text:span>. Servicio de edición simultanea disponible en la red local. Permite crear documentos de forma colaborativa, se utilizará para puesta en común en actividades sobre conceptos.</text:p>
        </text:list-item>
        <text:list-item>
          <text:p text:style-name="P97"><text:span text:style-name="T24">Epoptes</text:span><text:span text:style-name="T49">. Herramienta de control de aula. Permitirá entre otras cosas: supervisar la actividad de los alumnos, tomar el control del equipo del alumno para resolución de problemas, </text:span><text:span text:style-name="T50">compartir en ventana la pantalla del profesor para los alumnos con dificultad para ver el contenido del proyector y p</text:span><text:span text:style-name="T49">royectar la pantalla del alumno para que este explique algún aspecto al resto de la clase sobre la actividad que se está realizando.</text:span></text:p>
        </text:list-item>
      </text:list>
      <text:list xml:id="list234828598951135" text:continue-list="list234828385660294" text:style-name="WW8Num1">
        <text:list-item>
          <text:list>
            <text:list-item>
              <text:list>
                <text:list-item>
                  <text:h text:style-name="P133" text:outline-level="3"><text:bookmark-start text:name="__RefHeading___Toc5735_1995269317"/>9.3. Recursos tecnológicos<text:bookmark-end text:name="__RefHeading___Toc5735_1995269317"/></text:h>
                </text:list-item>
              </text:list>
            </text:list-item>
          </text:list>
        </text:list-item>
      </text:list>
      <text:p text:style-name="P42">Se van a utilizar los Ordenadores Personales del taller del ciclo formativo. </text:p>
      <text:p text:style-name="P42"/>
      <text:p text:style-name="P42">El departamento cuenta con dos ADSLs para conexión a Internet. Al tener poca velocidad para la gran cantidad de alumnos que se conectan al aula se limitará en lo posible su uso, se restringirá el acceso a contenidos que consuman gran ancho de banda y se instalarán en local los servicios y recursos utilizados</text:p>
      <text:p text:style-name="P44">El software instalado será el Sistema Operativo LINUX. Habrá un sistema operativo propio en cada ordenador y todos ellos estarán conectados a través de una red TCP/IP. </text:p>
      <text:p text:style-name="P44">Software de maquinas virtuales. Permitirá instalar diferentes sistemas operativos y hacer las prácticas correspondientes sobre particionado, instalación, configuración de los <text:soft-page-break/>sistemas operativos, administración de los sistemas operativos, maquetado y copias de seguridad. Todo ello sin interferir en el sistema operativo anfitrión lo que redundará en que se tengan que hacer menos tareas de mantenimiento de los equipos del aula.</text:p>
      <text:p text:style-name="P44">Se dispondrá también de un cañón de proyección para visualizar en la pizarra presentaciones sobre contenidos, demostración de <text:s/>las tareas de administración y los programas ejecutados desde el ordenador. </text:p>
      <text:list xml:id="list234827772257073" text:continue-numbering="true" text:style-name="WW8Num1">
        <text:list-item>
          <text:list>
            <text:list-item>
              <text:list>
                <text:list-item>
                  <text:h text:style-name="P133" text:outline-level="3"><text:bookmark-start text:name="__RefHeading___Toc5737_1995269317"/>9.4. Recursos bibliográficos<text:bookmark-end text:name="__RefHeading___Toc5737_1995269317"/></text:h>
                </text:list-item>
              </text:list>
            </text:list-item>
          </text:list>
        </text:list-item>
      </text:list>
      <text:p text:style-name="P24">La bibliografía se apoyará fundamentalmente en recursos Web que se irán actualizando a lo largo del módulo por los alumnos y el profesor. La creación de recursos dinámicos en un área que evoluciona tan rápido como la informática es relativamente sencillo con el uso de Internet.</text:p>
      <text:p text:style-name="P27">Se utilizarán también los manuales de usuario, de administrador y las ayudas instaladas localmente para cada Sistema Operativo y las de las aplicaciones software que utilicemos.</text:p>
      <text:list xml:id="list234827772039779" text:continue-numbering="true" text:style-name="WW8Num1">
        <text:list-item>
          <text:list>
            <text:list-item>
              <text:h text:style-name="P129" text:outline-level="2"><text:bookmark-start text:name="__RefHeading___Toc5739_1995269317"/>10. MEDIDAS DE ATENCIÓN A LA DIVERSIDAD<text:bookmark-end text:name="__RefHeading___Toc5739_1995269317"/></text:h>
            </text:list-item>
          </text:list>
        </text:list-item>
      </text:list>
      <text:p text:style-name="Text_20_body">El grupo es heterogéneo con alumnos que presentan diferentes niveles y capacidades a la hora de adquirir los contenidos del módulo. Por ello, aparte de las actividades necesarias para superar los criterios de evaluación del módulo se incluirán actividades de refuerzo para los alumnos que presentan más dificultad y actividades de ampliación para aquellos que siguen de manera normal el ritmo de las clases.</text:p>
      <text:p text:style-name="Text_20_body">Para fomentar el hábito de estudio y la motivación se mandarán periódicamente actividades para casa y se distribuirá información y recursos de carácter divulgativo. Además, todas las actividades están disponibles online, por lo que es posible hacer seguimiento desde casa del trabajo realizado y completar las actividades en las que el alumno vaya retrasado o ponerse al día en caso de ausencia.</text:p>
      <text:p text:style-name="Text_20_body">Para fomentar la capacidad de autoorganización de los alumnos y la mejora en sus técnicas de estudio cada alumno llevará un cuaderno personal online en el que incluirá los apuntes sobre el módulo, enlaces y recursos que considere relacionados, mapas conceptuales sobre la unidad, así como sus mejores trabajos sirviendo por tanto como Portfolio personal.</text:p>
      <text:list xml:id="list234827664163400" text:continue-numbering="true" text:style-name="WW8Num1">
        <text:list-item>
          <text:list>
            <text:list-item>
              <text:h text:style-name="Heading_20_2" text:outline-level="2"><text:bookmark-start text:name="__RefHeading___Toc5741_1995269317"/><text:soft-page-break/>11. EVALUACIÓN Y CALIFICACIÓN<text:bookmark-end text:name="__RefHeading___Toc5741_1995269317"/></text:h>
              <text:list>
                <text:list-item>
                  <text:h text:style-name="Heading_20_3" text:outline-level="3"><text:bookmark-start text:name="__RefHeading___Toc5743_1995269317"/>11.1. Procedimientos de evaluación<text:bookmark-end text:name="__RefHeading___Toc5743_1995269317"/></text:h>
                </text:list-item>
              </text:list>
            </text:list-item>
          </text:list>
        </text:list-item>
      </text:list>
      <text:p text:style-name="Text_20_body">Pretende reconducir el proceso de aprendizaje para adaptarse al alumnado utilizando la observación como instrumento esencial.</text:p>
      <text:p text:style-name="Text_20_body">El sistema de evaluación empleado tiene como objetivo evaluar los contenidos, procedimientos y actitudes que pretendemos que el alumno tenga, pero además queremos transmitir la idea de la profesionalidad <text:s/>y la autoformación.</text:p>
      <text:list xml:id="list1667949958" text:style-name="WW8Num7">
        <text:list-item>
          <text:p text:style-name="P101">La observación constante de las actividades realizadas por los alumnos debe servir para conocer sus capacidades y mejorar sus aspectos más deficitarios. Se deberá orientar las actividades de los mismos cuando la opción elegida diste mucho de una solución correcta para el problema planteado. La orientación no debe ir enfocada a la resolución del problema sino que debe darse únicamente como una directriz que ayude al alumno a alcanzar una solución.</text:p>
        </text:list-item>
        <text:list-item>
          <text:p text:style-name="P101">La corrección individualizada, con el alumno, de los ejercicios realizados debe utilizarse para sugerir ideas de mejora y soluciones alternativas. El alumno deberá defender las ventajas o desventajas de su opción.</text:p>
        </text:list-item>
        <text:list-item>
          <text:p text:style-name="P101">La realización de pruebas sobre conceptos y procedimientos en las que el alumno manifestará el grado en que se han alcanzado los objetivos.</text:p>
        </text:list-item>
        <text:list-item>
          <text:p text:style-name="P101">Las puestas en común de determinados ejercicios o actividades relevantes se aprovecharán para corregir errores generales, consolidar o aclarar determinados aspectos y explicar de manera general los conceptos que no hayan quedado lo suficientemente claros. En dichas puestas en común se fomentará el dialogo entre los alumnos para que tanto el que lo corrige como los demás defiendan sus diferentes soluciones</text:p>
        </text:list-item>
        <text:list-item>
          <text:p text:style-name="P101">Durante el trabajo en grupo se prestará especial atención al fomento de la colaboración entre ambos, obligando, si fuera necesario por la asimetría del grupo, a que determinadas actividades sean realizadas por un miembro determinado del grupo.</text:p>
        </text:list-item>
        <text:list-item>
          <text:p text:style-name="P101">La utilización de los equipos, su actitud y cuidado del mismo (tanto del software como del hardware) serán un aspecto importante de la evaluación del alumno. Así <text:soft-page-break/>mismo se valorará, corrigiendo si fuera necesario mediante charlas personales, la actitud de los alumnos frente al profesor y a sus compañeros</text:p>
        </text:list-item>
      </text:list>
      <text:list xml:id="list234829255976609" text:continue-list="list234827664163400" text:style-name="WW8Num1">
        <text:list-item>
          <text:list>
            <text:list-item>
              <text:list>
                <text:list-item>
                  <text:h text:style-name="Heading_20_3" text:outline-level="3"><text:bookmark-start text:name="__RefHeading___Toc5745_1995269317"/>11.2. Instrumentos de evaluación<text:bookmark-end text:name="__RefHeading___Toc5745_1995269317"/></text:h>
                </text:list-item>
              </text:list>
            </text:list-item>
          </text:list>
        </text:list-item>
      </text:list>
      <text:p text:style-name="P26">Para llevar a cabo la evaluación se utilizarán indicadores e instrumentos que proporcionen datos y observaciones sobre el avance en el aula. </text:p>
      <text:p text:style-name="Text_20_body"><text:span text:style-name="T8">Según recomendaciones de la Consejería de Educación para la FPE, en cada actividad de enseñanza, aprendizaje y evaluación se determinan una serie de </text:span><text:span text:style-name="T7">pautas</text:span><text:span text:style-name="T8"> a observar de lo tres ámbitos de los contenidos y se ponderan las mismas para obtener una calificación de la actividad. Durante el desarrollo de las actividades recoge información de las pautas programadas y se tabulan los datos recogidos. Como instrumentos para recoger y tabular la información se utilizan:</text:span></text:p>
      <text:p text:style-name="P19"><text:span text:style-name="T18">Para evaluar los </text:span><text:span text:style-name="T19">conceptos</text:span><text:span text:style-name="T18">:</text:span></text:p>
      <text:p text:style-name="P17"/>
      <text:list xml:id="list234829317469219" text:continue-list="list234827363863653" text:style-name="WW8Num5">
        <text:list-item>
          <text:p text:style-name="P57"><text:span text:style-name="T34">Trabajos específicos sobre los contenidos</text:span><text:span text:style-name="T26">. <text:s/></text:span></text:p>
        </text:list-item>
        <text:list-item>
          <text:p text:style-name="P57"><text:span text:style-name="T34">Controles. </text:span><text:span text:style-name="T37">Cuestionarios</text:span><text:span text:style-name="T34"> </text:span><text:span text:style-name="T37"><text:s/>sobre conceptos en plataforma virtual</text:span></text:p>
        </text:list-item>
        <text:list-item>
          <text:p text:style-name="P57"><text:span text:style-name="T34">Pruebas prácticas </text:span><text:span text:style-name="T37">en las que se intercalarán preguntas sobre los conceptos que se están trabajando.</text:span></text:p>
        </text:list-item>
      </text:list>
      <text:p text:style-name="P19"><text:span text:style-name="T18">Para la evaluación de </text:span><text:span text:style-name="T19">procedimientos: </text:span></text:p>
      <text:p text:style-name="P18"/>
      <text:list xml:id="list3862913989" text:style-name="WW8Num26">
        <text:list-item>
          <text:p text:style-name="P49"><text:span text:style-name="T34">Lista de control de actividades de tipo práctico</text:span><text:span text:style-name="T26">. El alumno entrega el guión de la práctica con cuestiones contestadas y evidencias de realización de la práctica. Se realizarán comentarios sobre la misma y se valorarán aspectos como presentación, orden, meticulosidad en las respuestas, adecuación de lo expuesto a lo solicitado, etc,En este soporte se evalúan también la actitud demostrada en la realización.</text:span></text:p>
        </text:list-item>
        <text:list-item>
          <text:p text:style-name="P49"><text:span text:style-name="T34">Supuestos prácticos </text:span><text:span text:style-name="T37">en las que el alumno contestará por escrito con los pasos necesarios para resolver una situación ficticia.</text:span></text:p>
        </text:list-item>
        <text:list-item>
          <text:p text:style-name="P49"><text:span text:style-name="T34">Pruebas prácticas </text:span><text:span text:style-name="T37">en las que se demostrará el desempeño de tareas y habilidades.</text:span><text:span text:style-name="T26"> </text:span></text:p>
        </text:list-item>
      </text:list>
      <text:p text:style-name="P13"/>
      <text:p text:style-name="P20"><text:span text:style-name="T26">Para la evaluación de las </text:span><text:span text:style-name="T34">actitudes </text:span><text:span text:style-name="T37">se utilizarán tres registros</text:span><text:span text:style-name="T26">:</text:span></text:p>
      <text:p text:style-name="P13"><text:soft-page-break/></text:p>
      <text:list xml:id="list234829181738540" text:continue-numbering="true" text:style-name="WW8Num26">
        <text:list-item>
          <text:p text:style-name="P49"><text:span text:style-name="T35">Registro anecdótico</text:span><text:span text:style-name="T30"> <text:s/>donde se tendrán en cuenta los siguientes indicadores:</text:span></text:p>
        </text:list-item>
      </text:list>
      <text:list xml:id="list3511584471" text:style-name="WW8Num27">
        <text:list-item>
          <text:p text:style-name="P58"><text:span text:style-name="T40">Puntualidad</text:span><text:span text:style-name="T30">.</text:span></text:p>
        </text:list-item>
        <text:list-item>
          <text:p text:style-name="P58"><text:span text:style-name="T40">Participación en las sesiones</text:span><text:span text:style-name="T30">.</text:span></text:p>
        </text:list-item>
        <text:list-item>
          <text:p text:style-name="P58"><text:span text:style-name="T40">Colaboración para el buen funcionamiento de las sesiones</text:span><text:span text:style-name="T30">. </text:span></text:p>
        </text:list-item>
        <text:list-item>
          <text:p text:style-name="P59">Orden, meticulosidad y organización del trabajo.</text:p>
        </text:list-item>
      </text:list>
      <text:p text:style-name="P22">Que se graduarán de acuerdo a la siguiente escala: S (Siempre), CS (Casi Siempre), AV (A Veces), CN (Casi Nunca), N (Nunca).</text:p>
      <text:list xml:id="list1676169773" text:style-name="WW8Num28">
        <text:list-item>
          <text:p text:style-name="P98"><text:span text:style-name="T22">Registro de observación</text:span> en el que se reflejará el grado de utilización y la calidad de:</text:p>
          <text:list>
            <text:list-item>
              <text:p text:style-name="P98">Cuaderno personal wiki.</text:p>
            </text:list-item>
            <text:list-item>
              <text:p text:style-name="P98">Participación en red <text:span text:style-name="T63">social de clase.</text:span></text:p>
            </text:list-item>
            <text:list-item>
              <text:p text:style-name="P98">Realización de las tareas de secretario.</text:p>
            </text:list-item>
            <text:list-item>
              <text:p text:style-name="P99">Incumplimiento de las normas básicas de convivencia en el aula</text:p>
            </text:list-item>
            <text:list-item>
              <text:p text:style-name="P99"><text:span text:style-name="T32">Respuesta a preguntas y retos </text:span><text:span text:style-name="T31">planteados</text:span><text:span text:style-name="T32"> por el profesor </text:span><text:span text:style-name="T31">durante las sesiones de clase</text:span><text:span text:style-name="T32">.</text:span></text:p>
            </text:list-item>
          </text:list>
        </text:list-item>
      </text:list>
      <text:p text:style-name="P40"/>
      <text:p text:style-name="P23"><text:span text:style-name="T38">Para la </text:span><text:span text:style-name="T35">coevaluación </text:span><text:span text:style-name="T38">del proceso de enseñanza y aprendizaje y de la práctica docente:</text:span></text:p>
      <text:list xml:id="list2966974112" text:style-name="WW8Num29">
        <text:list-item>
          <text:p text:style-name="P50"><text:span text:style-name="T38">Paso de cuestionario </text:span><text:span text:style-name="T39">trimestral </text:span><text:span text:style-name="T38">a los alumnos sobre el desarrollo de las unidades y de la práctica docente.</text:span></text:p>
        </text:list-item>
        <text:list-item>
          <text:p text:style-name="P51">Lista de control para el profesor de reflexión sobre la práctica desarrollada.</text:p>
        </text:list-item>
        <text:list-item>
          <text:p text:style-name="P52">Herramienta de seguimiento de impartición de las programaciones de aula en el que se contemplan items en cada actividad para análisis de impartición, propuestas de mejora, cambios a reflejar en programaciones, temporización prevista y real de la actividad.</text:p>
        </text:list-item>
      </text:list>
      <text:list xml:id="list234828205768000" text:continue-list="list234829255976609" text:style-name="WW8Num1">
        <text:list-item>
          <text:list>
            <text:list-item>
              <text:list>
                <text:list-item>
                  <text:h text:style-name="Heading_20_3" text:outline-level="3"><text:bookmark-start text:name="__RefHeading___Toc5747_1995269317"/>11.3. Criterios de calificación<text:bookmark-end text:name="__RefHeading___Toc5747_1995269317"/></text:h>
                </text:list-item>
              </text:list>
            </text:list-item>
          </text:list>
        </text:list-item>
        <text:list-item>
          <text:p text:style-name="P89"><text:span text:style-name="T64">La calificaci</text:span>ón del alumno sera entre 0 y 10.</text:p>
        </text:list-item>
        <text:list-item>
          <text:p text:style-name="P100">El curso se divide en tres trimestres. La calificación final será la media de la calificación de cada uno de los trimestres.</text:p>
        </text:list-item>
        <text:list-item>
          <text:p text:style-name="P100">Al final de cada trimestre se entregará al alumno la calificación final del mismo que se <text:soft-page-break/>obtendrá de acuerdo a los siguientes criterios:</text:p>
        </text:list-item>
        <text:list-item>
          <text:p text:style-name="P100">La calificación se obtendrá de tres elementos</text:p>
        </text:list-item>
        <text:list-item text:style-override="WWNum2">
          <text:p text:style-name="P122">Valoración sobre indicadores de tipo <text:span text:style-name="T21">actitudinal</text:span> <text:s/>20 %.</text:p>
        </text:list-item>
        <text:list-item text:style-override="WWNum2">
          <text:p text:style-name="P122"><text:span text:style-name="T21">Controles</text:span> sobre conceptos y <text:span text:style-name="T21">pruebas prácticas</text:span> 35%.</text:p>
        </text:list-item>
        <text:list-item text:style-override="WWNum2">
          <text:p text:style-name="P122"><text:span text:style-name="T21">Actividades y tareas</text:span> sobre conceptos y de tipo práctico 45%. </text:p>
        </text:list-item>
        <text:list-item>
          <text:p text:style-name="P100">Las actividades sobre conceptos y las prácticas tendrán un peso distinto en función de su relevancia y/o tiempo previsto para su realización. </text:p>
        </text:list-item>
        <text:list-item>
          <text:p text:style-name="P100">Para tener al menos un 5 sobre 10 en el trimestre:</text:p>
        </text:list-item>
        <text:list-item text:style-override="WWNum1">
          <text:p text:style-name="P123">Se ha de tener aprobado cada una de las partes (actitudinal, pruebas prácticas y controles y tareas sobre conceptos y prácticas a partir de que se obtiene la calificación del trimestre.</text:p>
        </text:list-item>
        <text:list-item text:style-override="WWNum1">
          <text:p text:style-name="P123">Se han de aprobar todas las pruebas prácticas y todos los controles sobre conceptos.</text:p>
        </text:list-item>
        <text:list-item text:style-override="WWNum1">
          <text:p text:style-name="P123">Se ha de aprobar, al menos, un 85% de las tareas sobre conceptos y prácticas.</text:p>
        </text:list-item>
        <text:list-item>
          <text:p text:style-name="P115">Con carácter general, las actividades tendrán un plazo de entrega/corrección. Las entregas realizadas fuera de plazo, si esta posibilidad está contemplada, se penalizarán un 15% en la nota de la actividad.</text:p>
        </text:list-item>
        <text:list-item>
          <text:p text:style-name="P116">La calificación obtenida en pruebas de recuperación se penalizará en un 15% a la hora de incluirla en el cálculo de la nota, salvo en el caso de que sea entre un 5 y un 6,5 que se mantendrá en un 5.</text:p>
        </text:list-item>
        <text:list-item>
          <text:p text:style-name="P116">Para obtener una calificación final de aprobado se han de aprobar todos los trimestres que componen el curso.</text:p>
        </text:list-item>
        <text:list-item>
          <text:p text:style-name="P61">La calificación que aparecerá en cada una de las evaluaciones será la resultante de aplicar los correspondiente porcentajes citados al principio, no obstante, como esta calificación debe ser un número entero del 1 al 10, la nota obtenida será redondeada al entero más próximo, excepto si se encuentra entre 4.50 y 4.99 que se considerará un 4. </text:p>
        </text:list-item>
        <text:list-item>
          <text:p text:style-name="P60"/>
          <text:list>
            <text:list-item>
              <text:list>
                <text:list-item>
                  <text:h text:style-name="Heading_20_3" text:outline-level="3"><text:bookmark-start text:name="__RefHeading___Toc5749_1995269317"/>11.4. Contenidos mínimos y criterios de recuperación<text:bookmark-end text:name="__RefHeading___Toc5749_1995269317"/></text:h>
                </text:list-item>
              </text:list>
            </text:list-item>
          </text:list>
        </text:list-item>
      </text:list>
      <text:p text:style-name="Text_20_body"/>
      <text:p text:style-name="Text_20_body"><text:soft-page-break/>No existirá el concepto de “recuperación” en el sentido de que existan exámenes específicos cuando no se superen unidades anteriores. Se hará una evaluación continua y personalizada, que permite evaluar al alumno todos los contenidos. </text:p>
      <text:p text:style-name="Text_20_body">De todas formas se realizará, de cada unidad pruebas de recuperación que consistirán en pruebas sobre conceptos, pruebas con supuestos prácticos y pruebas prácticas de la unidad. </text:p>
      <text:p text:style-name="Text_20_body">Superar dichas pruebas no supone “aprobar la unidad”. La superación de los contenidos mínimos estará condicionada a la realización de todas las actividades que incluye el módulo para cada unidad de trabajo.</text:p>
      <text:p text:style-name="Text_20_body">Se considerará que el alumno supera el módulo y por tanto ha alcanzado los contenidos mínimos cuando de resultado de baremar a través del Cuaderno de Aula, siguiendo los criterios previamente establecidos, los diferentes contenidos que componen las unidades de trabajo del módulo el alumno obtiene una nota superior o igual a 5.</text:p>
      <text:p text:style-name="Text_20_body">El contenido mínimo significa que el alumno tiene un conocimiento básico del contenido a evaluar, aunque no tenga la soltura suficiente para tomar decisiones sobre nuevas tareas. <text:s/>El criterio de las notas de evaluación sobre los contenidos se ha explicado en el apartado sobre criterios de evaluación.</text:p>
      <text:list xml:id="list234829348032420" text:continue-numbering="true" text:style-name="WW8Num1">
        <text:list-item>
          <text:list>
            <text:list-item>
              <text:list>
                <text:list-item>
                  <text:h text:style-name="Heading_20_3" text:outline-level="3"><text:bookmark-start text:name="__RefHeading___Toc5751_1995269317"/>11.5. Fugas o faltas injustificadas<text:bookmark-end text:name="__RefHeading___Toc5751_1995269317"/></text:h>
                </text:list-item>
              </text:list>
            </text:list-item>
          </text:list>
        </text:list-item>
      </text:list>
      <text:p text:style-name="Text_20_body"/>
      <text:p text:style-name="Text_20_body">Las fugas o faltas injustificadas tienen consideración de falta grave. El alumno que se fugue o falte de forma injustificada obtendrá una calificación de cero <text:s/>o negativa en las tareas programadas para el día de la inasistencia. No habrá posibilidad de entrega de la actividad fuera de plazo.</text:p>
      <text:list xml:id="list234829068801071" text:continue-numbering="true" text:style-name="WW8Num1">
        <text:list-item>
          <text:list>
            <text:list-item>
              <text:list>
                <text:list-item>
                  <text:h text:style-name="Heading_20_3" text:outline-level="3"><text:bookmark-start text:name="__RefHeading___Toc5753_1995269317"/>11.6. Contenidos mínimos y criterios de recuperación<text:bookmark-end text:name="__RefHeading___Toc5753_1995269317"/></text:h>
                </text:list-item>
              </text:list>
            </text:list-item>
          </text:list>
        </text:list-item>
      </text:list>
      <text:p text:style-name="Text_20_body"/>
      <text:p text:style-name="Text_20_body">No existirá el concepto de “recuperación” en el sentido de que existan exámenes específicos cuando no se superen unidades anteriores. Se hará una evaluación continua y personalizada, que permite evaluar al alumno todos los contenidos. </text:p>
      <text:p text:style-name="Text_20_body">De todas formas se realizará, de cada unidad pruebas de recuperación que consistirán en pruebas sobre conceptos, pruebas con supuestos prácticos y pruebas prácticas de la <text:soft-page-break/>unidad. Superar dichas pruebas no supone “aprobar la unidad”. La superación de los contenidos mínimos estará condicionada a la realización de todas las actividades que incluye el módulo para cada unidad de trabajo.</text:p>
      <text:p text:style-name="Text_20_body">Se considerará que el alumno supera el módulo y por tanto ha alcanzado los contenidos mínimos cuando de resultado de baremar a través del Cuaderno de Aula, siguiendo los criterios previamente establecidos, los diferentes contenidos que componen las unidades de trabajo del módulo el alumno obtiene una nota superior o igual a 5.</text:p>
      <text:p text:style-name="Text_20_body">El contenido mínimo significa que el alumno tiene un conocimiento básico del contenido a evaluar, aunque no tenga la soltura suficiente para tomar decisiones sobre nuevas tareas. <text:s/>El criterio de las notas de evaluación sobre los contenidos se ha explicado en el apartado sobre criterios de evaluación.</text:p>
      <text:list xml:id="list234827268212129" text:continue-numbering="true" text:style-name="WW8Num1">
        <text:list-item>
          <text:list>
            <text:list-item>
              <text:list>
                <text:list-item>
                  <text:h text:style-name="Heading_20_3" text:outline-level="3"><text:bookmark-start text:name="__RefHeading___Toc5755_1995269317"/>11.6. Pérdida de la evaluación continua<text:bookmark-end text:name="__RefHeading___Toc5755_1995269317"/></text:h>
                </text:list-item>
              </text:list>
            </text:list-item>
          </text:list>
        </text:list-item>
      </text:list>
      <text:p text:style-name="Text_20_body"/>
      <text:p text:style-name="Text_20_body">La inasistencia reiterada a clase de forma que el alumno acumule más de un 15% de faltas sobre el total de horas del módulo supondrá la pérdida automática del derecho de evaluación continua.</text:p>
      <text:list xml:id="list234828245144896" text:continue-numbering="true" text:style-name="WW8Num1">
        <text:list-item>
          <text:list>
            <text:list-item>
              <text:list>
                <text:list-item>
                  <text:list>
                    <text:list-item>
                      <text:h text:style-name="Heading_20_4" text:outline-level="4"><text:bookmark-start text:name="__RefHeading___Toc5757_1995269317"/>11.6.1. Procedimiento de notificación de la pérdida de la evaluación continua<text:bookmark-end text:name="__RefHeading___Toc5757_1995269317"/></text:h>
                    </text:list-item>
                  </text:list>
                </text:list-item>
              </text:list>
            </text:list-item>
          </text:list>
        </text:list-item>
      </text:list>
      <text:p text:style-name="Text_20_body"/>
      <text:p text:style-name="Text_20_body">Al alumno se le notificará por escrito, con acuse de recibo, cuando acumule un 5% de faltas y posteriormente cuando acumule un 10% de las faltas. </text:p>
      <text:p text:style-name="Text_20_body">Cuando el alumno acumule un 15% de faltas sobre el total de horas del módulo se le comunicará de la misma forma la pérdida de la evaluación continua</text:p>
      <text:list xml:id="list234829283764662" text:continue-numbering="true" text:style-name="WW8Num1">
        <text:list-item>
          <text:list>
            <text:list-item>
              <text:list>
                <text:list-item>
                  <text:list>
                    <text:list-item>
                      <text:h text:style-name="Heading_20_4" text:outline-level="4"><text:bookmark-start text:name="__RefHeading___Toc5759_1995269317"/>11.6.2. Sistemas e instrumentos de evaluación para los alumnos que han perdido el derecho a la evaluación continua<text:bookmark-end text:name="__RefHeading___Toc5759_1995269317"/></text:h>
                    </text:list-item>
                  </text:list>
                </text:list-item>
              </text:list>
            </text:list-item>
          </text:list>
        </text:list-item>
      </text:list>
      <text:p text:style-name="P14"/>
      <text:p text:style-name="P14">En el caso de pérdida de evaluación continua por los criterios establecidos en la concreción curricular del ciclo, los alumnos con pérdida de la evaluación continua realizarán en fechas acordadas en el Departamento y comunicadas a los alumnos afectados las siguientes pruebas:</text:p>
      <text:p text:style-name="P15"/>
      <text:list xml:id="list1976556406" text:style-name="WW8Num31">
        <text:list-item>
          <text:p text:style-name="P125"><text:span text:style-name="T20">Prueba escrita sobre contenidos del módulo. Incluirá preguntas sobre conceptos y supuestos prácticos. Tendrá carácter <text:s/>eliminatorio y el alumno para aprobar debe sacar un mínimo de un 6 sobre 10. </text:span></text:p>
        </text:list-item>
        <text:list-item>
          <text:p text:style-name="P124"><text:soft-page-break/>Prueba práctica para evaluar contenidos procedimentales, delante del ordenador. El alumno deberá, además de realizar la prueba, contestar a preguntas realizadas por el profesor sobre la misma y realizar posibles modificaciones y cambios a solicitud del profesor. Para aprobar el alumno debe sacar un mínimo de un 6 sobre 10. </text:p>
        </text:list-item>
      </text:list>
      <text:list xml:id="list234828753905369" text:continue-list="list234829283764662" text:style-name="WW8Num1">
        <text:list-item>
          <text:list>
            <text:list-item>
              <text:list>
                <text:list-item>
                  <text:h text:style-name="Heading_20_3" text:outline-level="3"><text:bookmark-start text:name="__RefHeading___Toc5761_1995269317"/>11.7. Autoevaluación del profesorado<text:bookmark-end text:name="__RefHeading___Toc5761_1995269317"/></text:h>
                </text:list-item>
              </text:list>
            </text:list-item>
          </text:list>
        </text:list-item>
      </text:list>
      <text:p text:style-name="Text_20_body"/>
      <text:p text:style-name="Text_20_body">Al final cada trimestre el profesor realizará un informe trimestral en el que evaluará el seguimiento de la programación y propondrá mejoras y acciones correctoras para el curso siguiente. Así mismo se pasará a los alumnos un cuestionario anónimo en el que los alumnos evaluaran su aprendizaje y la metodología seguida por el profesor.</text:p>
      <text:list xml:id="list234827692774462" text:continue-numbering="true" text:style-name="WW8Num1">
        <text:list-item>
          <text:h text:style-name="P134" text:outline-level="3"><text:bookmark-start text:name="__RefHeading___Toc5763_1995269317"/>1<text:span text:style-name="T55">1</text:span>.8. Evaluación de la programación<text:bookmark-end text:name="__RefHeading___Toc5763_1995269317"/></text:h>
        </text:list-item>
      </text:list>
      <text:p text:style-name="P35"/>
      <text:p text:style-name="P35">Para el seguimiento de la programación el departamento a aprobado la utilización de una hoja de cálculo online <text:span text:style-name="T54">como herramienta de seguimiento de la programación de aula. E</text:span>n <text:span text:style-name="T54">ella </text:span>se anota para cada módulo el seguimiento de las prácticas y actividades realizadas.</text:p>
      <text:p text:style-name="P36">Para facilitar su cumplimentación se aprovecha la información aportada por la figura del alumno secretario que cumplimenta diariamente las actividades impartidas y aspectos reseñables en el aula.</text:p>
      <text:p text:style-name="P35">Así mismo este registro facilita la coordinación en las reuniones de departamento y la realización de análisis de resultados y propuestas de mejora.</text:p>
      <text:p text:style-name="P35">En cada fila se recoge una actividad y para cada una se especifica:</text:p>
      <text:list xml:id="list1921505828" text:style-name="L3">
        <text:list-item>
          <text:p text:style-name="P102">Código y título de la actividad</text:p>
        </text:list-item>
        <text:list-item>
          <text:p text:style-name="P102">Fecha prevista y fecha real de impartición</text:p>
        </text:list-item>
        <text:list-item>
          <text:p text:style-name="P102">Duración prevista y duración real de impartición</text:p>
        </text:list-item>
        <text:list-item>
          <text:p text:style-name="P102">Análisis de la impartición</text:p>
        </text:list-item>
        <text:list-item>
          <text:p text:style-name="P102">Propuestas de mejora</text:p>
        </text:list-item>
        <text:list-item>
          <text:p text:style-name="P102">Aspectos a modificar que requieren cambios en la programación</text:p>
        </text:list-item>
      </text:list>
      <text:list xml:id="list234828842645390" text:continue-list="list234827692774462" text:style-name="WW8Num1">
        <text:list-item>
          <text:list>
            <text:list-item>
              <text:h text:style-name="Heading_20_2" text:outline-level="2"><text:bookmark-start text:name="__RefHeading___Toc5765_1995269317"/><text:soft-page-break/>12. ACTIVIDADES COMPLEMENTARIAS Y EXTRAESCOLARES<text:bookmark-end text:name="__RefHeading___Toc5765_1995269317"/></text:h>
            </text:list-item>
          </text:list>
        </text:list-item>
      </text:list>
      <text:p text:style-name="Text_20_body"/>
      <text:p text:style-name="Text_20_body">Participación en las jornadas de puertas abiertas de formación profesional organizadas todos los cursos por el <text:span text:style-name="T63">Cabildo de Lanzarote.</text:span></text:p>
      <text:p text:style-name="Text_20_body">En la medida de lo posible se organizará una visita a una empresa u organismo relacionada con los contenidos del módulo.</text:p>
      <text:p text:style-name="Text_20_body">Se podrán realizar actividades complementarias relacionadas con el mantenimiento de los sistemas operativos del equipamiento informático del Centr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style:font-charset="x-symbol"/>
    <style:font-face style:name="StarSymbol1" svg:font-family="StarSymbol, 'Arial Unicode MS'" style:font-charset="x-symbol"/>
    <style:font-face style:name="Symbol2" svg:font-family="Symbol" style:font-charset="x-symbol"/>
    <style:font-face style:name="Wingdings1" svg:font-family="Wingdings" style:font-charset="x-symbol"/>
    <style:font-face style:name="Wingdings 2" svg:font-family="'Wingdings 2'" style:font-charset="x-symbol"/>
    <style:font-face style:name="OpenSymbol2" svg:font-family="OpenSymbol" style:font-adornments="Regular" style:font-pitch="variable" style:font-charset="x-symbol"/>
    <style:font-face style:name="Wingdings" svg:font-family="Wingdings" style:font-pitch="variable" style:font-charset="x-symbol"/>
    <style:font-face style:name="0" svg:font-family="0"/>
    <style:font-face style:name="CCDIOC+Palatino-Roman" svg:font-family="CCDIOC+Palatino-Roman"/>
    <style:font-face style:name="Lohit Hindi2" svg:font-family="'Lohit Hindi'"/>
    <style:font-face style:name="OpenSymbol" svg:font-family="OpenSymbol, 'Arial Unicode MS'"/>
    <style:font-face style:name="StarSymbol" svg:font-family="StarSymbol, 'Arial Unicode MS'"/>
    <style:font-face style:name="Symbol1" svg:font-family="Symbol"/>
    <style:font-face style:name="Courier New" svg:font-family="'Courier New'" style:font-family-generic="modern"/>
    <style:font-face style:name="Courier New1" svg:font-family="'Courier New'" style:font-family-generic="modern" style:font-pitch="fixed"/>
    <style:font-face style:name="Arial3" svg:font-family="Arial" style:font-pitch="variable"/>
    <style:font-face style:name="Droid Sans Fallback2" svg:font-family="'Droid Sans Fallback'" style:font-pitch="variable"/>
    <style:font-face style:name="FreeSans1" svg:font-family="FreeSans" style:font-pitch="variable"/>
    <style:font-face style:name="Lohit Hindi1" svg:font-family="'Lohit Hindi'" style:font-pitch="variable"/>
    <style:font-face style:name="Arial1" svg:font-family="Arial"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2" svg:font-family="Wingdings" style:font-family-generic="roman" style:font-pitch="variable"/>
    <style:font-face style:name="Arial" svg:font-family="Arial" style:font-family-generic="swiss" style:font-pitch="variable"/>
    <style:font-face style:name="Arial2" svg:font-family="Arial" style:font-adornments="Negrita Cursiva" style:font-family-generic="swiss" style:font-pitch="variable"/>
    <style:font-face style:name="Droid Sans Fallback1" svg:font-family="'Droid Sans Fallback', 'Arial Unicode MS'" style:font-family-generic="swiss" style:font-pitch="variable"/>
    <style:font-face style:name="Liberation Sans" svg:font-family="'Liberation Sans', Arial" style:font-family-generic="swiss"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OpenSymbol4" svg:font-family="OpenSymbol" style:font-family-generic="system" style:font-pitch="variable"/>
    <style:font-face style:name="Wingdings3"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lr-tb"/>
      <style:text-properties style:use-window-font-color="true" style:font-name="Liberation Serif" fo:font-size="12pt" fo:language="es" fo:country="E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es" fo:country="ES" style:letter-kerning="true" style:font-name-asian="Droid Sans Fallback2" style:font-family-asian="'Droid Sans Fallback'" style:font-pitch-asian="variable" style:font-size-asian="12pt" style:language-asian="zh" style:country-asian="CN" style:font-name-complex="Lohit Hindi1" style:font-family-complex="'Lohit Hindi'"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2" style:font-family-asian="'Droid Sans Fallback'" style:font-pitch-asian="variable" style:font-size-asian="14pt" style:font-name-complex="FreeSans1" style:font-family-complex="FreeSans"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line-height="150%"/>
      <style:text-properties style:font-name="Arial" fo:font-family="Arial" style:font-family-generic="swiss" style:font-pitch="variable" style:font-name-complex="Arial" style:font-family-complex="Arial" style:font-family-generic-complex="swiss" style:font-pitch-complex="variable"/>
    </style:style>
    <style:style style:name="List" style:family="paragraph" style:parent-style-name="Text_20_body" style:class="list">
      <style:text-properties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2" style:font-family-complex="'Lohit Hind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er" style:next-style-name="Text_20_body" style:default-outline-level="2" style:list-style-name="WW8Num1" style:class="text">
      <style:paragraph-properties fo:margin-left="0cm" fo:margin-right="0cm" fo:margin-top="0cm" fo:margin-bottom="0cm" loext:contextual-spacing="false" fo:text-indent="0cm" style:auto-text-indent="false">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list-style-name="WW8Num1"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list-style-name="WW8Num1" style:class="text">
      <style:paragraph-properties fo:margin-left="0cm" fo:margin-right="0cm" fo:margin-top="0cm" fo:margin-bottom="0cm" loext:contextual-spacing="false" fo:text-indent="0cm" style:auto-text-indent="false" style:writing-mode="lr-tb"/>
      <style:text-properties style:font-name="Arial2" fo:font-family="Arial" style:font-style-name="Negrita Cursiva" style:font-family-generic="swiss" style:font-pitch="variable" fo:font-size="11pt" fo:font-style="italic" fo:font-weight="bold" style:font-size-asian="10pt" style:font-style-asian="italic" style:font-weight-asian="bold" style:font-size-complex="10pt" style:font-style-complex="italic" style:font-weight-complex="bold"/>
    </style:style>
    <style:style style:name="Heading_20_5" style:display-name="Heading 5" style:family="paragraph" style:parent-style-name="Header" style:next-style-name="Text_20_body" style:default-outline-level="5" style:list-style-name="WW8Num1" style:class="text">
      <style:text-properties fo:font-size="10pt" fo:font-weight="bold" style:font-size-asian="10pt" style:font-weight-asian="bold"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er"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Normal_20__28_Web_29_" style:display-name="Normal (Web)" style:family="paragraph" style:parent-style-name="Standard">
      <style:paragraph-properties fo:margin-top="0.494cm" fo:margin-bottom="0.21cm" loext: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Predeterminado" style:family="paragraph">
      <style:paragraph-properties fo:margin-top="0cm" fo:margin-bottom="0.353cm" loext:contextual-spacing="false" fo:line-height="115%" fo:orphans="0" fo:widows="0" fo:hyphenation-ladder-count="no-limit" style:text-autospace="ideograph-alpha" style:punctuation-wrap="hanging" style:line-break="strict" style:writing-mode="lr-tb">
        <style:tab-stops>
          <style:tab-stop style:position="1.251cm"/>
        </style:tab-stops>
      </style:paragraph-properties>
      <style:text-properties style:use-window-font-color="true" style:font-name="Times New Roman" fo:font-family="'Times New Roman'" style:font-family-generic="roman" style:font-pitch="variable" fo:font-size="12pt" fo:language="es" fo:country="ES" style:letter-kerning="true" style:font-name-asian="Droid Sans Fallback1" style:font-family-asian="'Droid Sans Fallback', 'Arial Unicode MS'" style:font-family-generic-asian="swiss" style:font-pitch-asian="variable" style:font-size-asian="12pt" style:language-asian="zh" style:country-asian="CN" style:font-name-complex="Lohit Hindi1" style:font-family-complex="'Lohit Hindi'" style:font-pitch-complex="variable" style:font-size-complex="12pt" style:language-complex="hi" style:country-complex="IN" fo:hyphenate="false" fo:hyphenation-remain-char-count="2" fo:hyphenation-push-char-count="2"/>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ootnote" style:family="paragraph" style:parent-style-name="Standard" style:class="extra">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subtitulo2" style:family="paragraph" style:parent-style-name="Standard" style:default-outline-level="">
      <style:paragraph-properties fo:margin-top="0cm" fo:margin-bottom="0cm" loext:contextual-spacing="false" fo:line-height="100%" fo:text-align="justify" style:justify-single-word="false" fo:orphans="0" fo:widows="0" fo:hyphenation-ladder-count="no-limit" style:writing-mode="lr-tb"/>
      <style:text-properties fo:color="#000000" style:font-name="Arial1" fo:font-family="Arial" style:font-family-generic="roman" style:font-pitch="variable" fo:font-size="12pt" fo:language="zxx" fo:country="none" fo:font-weight="bold" style:letter-kerning="true" style:font-name-asian="Arial3" style:font-family-asian="Arial" style:font-pitch-asian="variable" style:font-size-asian="12pt" style:language-asian="hi" style:country-asian="IN" style:font-weight-asian="bold" fo:hyphenate="false" fo:hyphenation-remain-char-count="2" fo:hyphenation-push-char-count="2"/>
    </style:style>
    <style:style style:name="subtitulo3" style:family="paragraph" style:parent-style-name="Standard" style:default-outline-level="">
      <style:paragraph-properties fo:margin-top="0cm" fo:margin-bottom="0cm" loext:contextual-spacing="false" fo:line-height="100%" fo:text-align="justify" style:justify-single-word="false" fo:orphans="0" fo:widows="0" fo:hyphenation-ladder-count="no-limit" style:writing-mode="lr-tb"/>
      <style:text-properties fo:color="#000000" style:font-name="Arial1" fo:font-family="Arial" style:font-family-generic="roman" style:font-pitch="variable" fo:font-size="12pt" fo:language="zxx" fo:country="none" fo:font-weight="bold" style:letter-kerning="true" style:font-name-asian="Arial3" style:font-family-asian="Arial" style:font-pitch-asian="variable" style:font-size-asian="12pt" style:language-asian="hi" style:country-asian="IN" style:font-weight-asian="bold" fo:hyphenate="false" fo:hyphenation-remain-char-count="2" fo:hyphenation-push-char-count="2"/>
    </style:style>
    <style:style style:name="Índicel_20_10" style:display-name="Índicel 10" style:family="paragraph" style:default-outline-level="">
      <style:paragraph-properties fo:margin-left="4.493cm" fo:margin-right="0cm" fo:margin-top="0cm" fo:margin-bottom="0cm" loext:contextual-spacing="false" fo:line-height="100%" fo:text-align="justify" style:justify-single-word="false" fo:orphans="0" fo:widows="0" fo:hyphenation-ladder-count="no-limit" fo:text-indent="0cm" style:auto-text-indent="false" style:writing-mode="lr-tb">
        <style:tab-stops>
          <style:tab-stop style:position="17cm" style:type="right" style:leader-style="dotted" style:leader-text="."/>
        </style:tab-stops>
      </style:paragraph-properties>
      <style:text-properties fo:color="#000000" style:font-name="Arial1" fo:font-family="Arial" style:font-family-generic="roman" style:font-pitch="variable" fo:font-size="12pt" fo:language="es" fo:country="ES" style:letter-kerning="true" style:font-name-asian="Lohit Hindi" style:font-family-asian="'Lohit Hindi'" style:font-family-generic-asian="system" style:font-pitch-asian="variable" style:font-size-asian="12pt" style:language-asian="hi" style:country-asian="IN" fo:hyphenate="false" fo:hyphenation-remain-char-count="2" fo:hyphenation-push-char-count="2"/>
    </style:style>
    <style:style style:name="Párrafo_20_de_20_lista" style:display-name="Párrafo de lista" style:family="paragraph" style:parent-style-name="Standard" style:default-outline-level="">
      <style:paragraph-properties fo:margin-left="1.27cm" fo:margin-right="0cm" fo:margin-top="0cm" fo:margin-bottom="0cm" loext:contextual-spacing="false" fo:line-height="100%" fo:text-align="justify" style:justify-single-word="false" fo:orphans="0" fo:widows="0" fo:hyphenation-ladder-count="no-limit" fo:text-indent="0cm" style:auto-text-indent="false" style:writing-mode="lr-tb"/>
      <style:text-properties fo:color="#000000" style:font-name="Arial1" fo:font-family="Arial" style:font-family-generic="roman" style:font-pitch="variable" fo:font-size="12pt" fo:language="es" fo:country="ES" style:letter-kerning="true" style:font-name-asian="Arial3" style:font-family-asian="Arial" style:font-pitch-asian="variable" style:font-size-asian="12pt" style:language-asian="hi" style:country-asian="IN" fo:hyphenate="false" fo:hyphenation-remain-char-count="2" fo:hyphenation-push-char-count="2"/>
    </style:style>
    <style:style style:name="Etiqueta" style:family="paragraph" style:parent-style-name="Standard" style:default-outline-level="">
      <style:paragraph-properties fo:margin-top="0.212cm" fo:margin-bottom="0.212cm" loext:contextual-spacing="false" fo:line-height="100%" fo:text-align="justify" style:justify-single-word="false" fo:orphans="0" fo:widows="0" fo:hyphenation-ladder-count="no-limit" style:writing-mode="lr-tb"/>
      <style:text-properties fo:color="#000000" style:font-name="Arial1" fo:font-family="Arial" style:font-family-generic="roman" style:font-pitch="variable" fo:font-size="12pt" fo:language="es" fo:country="ES" fo:font-style="italic" style:letter-kerning="true" style:font-name-asian="Lohit Hindi1" style:font-family-asian="'Lohit Hindi'" style:font-pitch-asian="variable" style:font-size-asian="12pt" style:language-asian="hi" style:country-asian="IN" style:font-style-asian="italic" fo:hyphenate="false" fo:hyphenation-remain-char-count="2" fo:hyphenation-push-char-count="2"/>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use-window-font-color="true" style:font-name="Symbol" fo:font-family="Symbol" style:font-family-generic="roman" style:font-pitch="variable" fo:font-size="9pt" fo:language="es" fo:country="ES" style:font-name-asian="Times New Roman" style:font-family-asian="'Times New Roman'" style:font-family-generic-asian="roman" style:font-pitch-asian="variable" style:font-size-asian="9pt" style:language-asian="zxx" style:country-asian="none" style:font-name-complex="StarSymbol1" style:font-family-complex="StarSymbol, 'Arial Unicode MS'" style:font-charset-complex="x-symbol" style:font-size-complex="9pt" style:language-complex="ar" style:country-complex="SA"/>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text-properties style:font-name="Wingdings1" fo:font-family="Wingdings" style:font-charset="x-symbol" style:font-name-complex="Wingdings1" style:font-family-complex="Wingdings" style:font-charset-complex="x-symbol"/>
    </style:style>
    <style:style style:name="WW8Num3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3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4z0" style:family="text">
      <style:text-properties style:font-name="Wingdings1" fo:font-family="Wingdings" style:font-charset="x-symbol" fo:font-size="10pt" style:font-size-asian="10pt" style:font-name-complex="Wingdings1" style:font-family-complex="Wingdings" style:font-charset-complex="x-symbol"/>
    </style:style>
    <style:style style:name="WW8Num4z1" style:family="text">
      <style:text-properties style:font-name="Wingdings 2" fo:font-family="'Wingdings 2'" style:font-charset="x-symbol" fo:font-size="10pt" style:font-size-asian="10pt" style:font-name-complex="Wingdings 2" style:font-family-complex="'Wingdings 2'" style:font-charset-complex="x-symbol"/>
    </style:style>
    <style:style style:name="WW8Num4z2" style:family="text">
      <style:text-properties style:font-name="StarSymbol" fo:font-family="StarSymbol, 'Arial Unicode MS'" fo:font-size="10pt" style:font-size-asian="10pt" style:font-name-complex="StarSymbol" style:font-family-complex="StarSymbol, 'Arial Unicode MS'"/>
    </style:style>
    <style:style style:name="WW8Num5z0" style:family="text">
      <style:text-properties style:use-window-font-color="true" style:font-name="Symbol" fo:font-family="Symbol" style:font-family-generic="roman" style:font-pitch="variable" fo:font-size="9pt" fo:language="es" fo:country="ES" style:font-name-asian="Times New Roman" style:font-family-asian="'Times New Roman'" style:font-family-generic-asian="roman" style:font-pitch-asian="variable" style:font-size-asian="9pt" style:language-asian="zxx" style:country-asian="none" style:font-name-complex="StarSymbol1" style:font-family-complex="StarSymbol, 'Arial Unicode MS'" style:font-charset-complex="x-symbol" style:font-size-complex="9pt" style:language-complex="ar" style:country-complex="SA"/>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fo:font-size="9pt" style:font-size-asian="9pt" style:font-name-complex="StarSymbol1" style:font-family-complex="StarSymbol, 'Arial Unicode MS'" style:font-charset-complex="x-symbol" style:font-size-complex="9pt"/>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fo:font-size="10pt" style:font-name-asian="Arial" style:font-family-asian="Arial" style:font-family-generic-asian="swiss" style:font-pitch-asian="variable" style:font-size-asian="10pt" style:font-name-complex="Symbol" style:font-family-complex="Symbol" style:font-family-generic-complex="roman" style:font-pitch-complex="variable" style:font-size-complex="11pt"/>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9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0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1" fo:font-family="Symbol" style:font-name-complex="OpenSymbol" style:font-family-complex="OpenSymbol, 'Arial Unicode MS'"/>
    </style:style>
    <style:style style:name="WW8Num11z1" style:family="text">
      <style:text-properties style:font-name="OpenSymbol" fo:font-family="OpenSymbol, 'Arial Unicode MS'" style:font-name-complex="OpenSymbol" style:font-family-complex="OpenSymbol, 'Arial Unicode MS'"/>
    </style:style>
    <style:style style:name="WW8Num12z0" style:family="text">
      <style:text-properties style:font-name="Symbol1" fo:font-family="Symbol" style:font-name-complex="OpenSymbol" style:font-family-complex="OpenSymbol, 'Arial Unicode MS'"/>
    </style:style>
    <style:style style:name="WW8Num12z1" style:family="text">
      <style:text-properties style:font-name="OpenSymbol" fo:font-family="OpenSymbol, 'Arial Unicode MS'" style:font-name-complex="OpenSymbol" style:font-family-complex="OpenSymbol, 'Arial Unicode MS'"/>
    </style:style>
    <style:style style:name="WW8Num13z0" style:family="text">
      <style:text-properties style:font-name="Symbol1" fo:font-family="Symbol" style:font-name-complex="OpenSymbol" style:font-family-complex="OpenSymbol, 'Arial Unicode MS'"/>
    </style:style>
    <style:style style:name="WW8Num13z1" style:family="text">
      <style:text-properties style:font-name="OpenSymbol" fo:font-family="OpenSymbol, 'Arial Unicode MS'" style:font-name-complex="OpenSymbol" style:font-family-complex="OpenSymbol, 'Arial Unicode MS'"/>
    </style:style>
    <style:style style:name="WW8Num14z0" style:family="text">
      <style:text-properties style:font-name="Symbol1" fo:font-family="Symbol" style:font-name-complex="OpenSymbol" style:font-family-complex="OpenSymbol, 'Arial Unicode MS'"/>
    </style:style>
    <style:style style:name="WW8Num14z1" style:family="text">
      <style:text-properties style:font-name="OpenSymbol" fo:font-family="OpenSymbol, 'Arial Unicode MS'" style:font-name-complex="OpenSymbol" style:font-family-complex="OpenSymbol, 'Arial Unicode MS'"/>
    </style:style>
    <style:style style:name="WW8Num15z0" style:family="text">
      <style:text-properties style:font-name="Symbol1" fo:font-family="Symbol" style:font-name-complex="OpenSymbol" style:font-family-complex="OpenSymbol, 'Arial Unicode MS'"/>
    </style:style>
    <style:style style:name="WW8Num15z1" style:family="text">
      <style:text-properties style:font-name="OpenSymbol" fo:font-family="OpenSymbol, 'Arial Unicode MS'" style:font-name-complex="OpenSymbol" style:font-family-complex="OpenSymbol, 'Arial Unicode MS'"/>
    </style:style>
    <style:style style:name="WW8Num16z0" style:family="text">
      <style:text-properties style:font-name="Symbol1" fo:font-family="Symbol" style:font-name-complex="OpenSymbol" style:font-family-complex="OpenSymbol, 'Arial Unicode MS'"/>
    </style:style>
    <style:style style:name="WW8Num16z1" style:family="text">
      <style:text-properties style:font-name="OpenSymbol" fo:font-family="OpenSymbol, 'Arial Unicode MS'" style:font-name-complex="OpenSymbol" style:font-family-complex="OpenSymbol, 'Arial Unicode MS'"/>
    </style:style>
    <style:style style:name="WW8Num17z0" style:family="text">
      <style:text-properties style:font-name="Symbol1" fo:font-family="Symbol" style:font-name-complex="OpenSymbol" style:font-family-complex="OpenSymbol, 'Arial Unicode MS'"/>
    </style:style>
    <style:style style:name="WW8Num17z1" style:family="text">
      <style:text-properties style:font-name="OpenSymbol" fo:font-family="OpenSymbol, 'Arial Unicode MS'" style:font-name-complex="OpenSymbol" style:font-family-complex="OpenSymbol, 'Arial Unicode MS'"/>
    </style:style>
    <style:style style:name="WW8Num18z0" style:family="text">
      <style:text-properties style:font-name="Symbol1" fo:font-family="Symbol" style:font-name-complex="OpenSymbol" style:font-family-complex="OpenSymbol, 'Arial Unicode MS'"/>
    </style:style>
    <style:style style:name="WW8Num18z1" style:family="text">
      <style:text-properties style:font-name="OpenSymbol" fo:font-family="OpenSymbol, 'Arial Unicode MS'" style:font-name-complex="OpenSymbol" style:font-family-complex="OpenSymbol, 'Arial Unicode MS'"/>
    </style:style>
    <style:style style:name="WW8Num19z0" style:family="text">
      <style:text-properties style:font-name="Symbol1" fo:font-family="Symbol" style:font-name-complex="OpenSymbol" style:font-family-complex="OpenSymbol, 'Arial Unicode MS'"/>
    </style:style>
    <style:style style:name="WW8Num19z1" style:family="text">
      <style:text-properties style:font-name="OpenSymbol" fo:font-family="OpenSymbol, 'Arial Unicode MS'" style:font-name-complex="OpenSymbol" style:font-family-complex="OpenSymbol, 'Arial Unicode MS'"/>
    </style:style>
    <style:style style:name="WW8Num20z0" style:family="text">
      <style:text-properties style:font-name="Symbol1" fo:font-family="Symbol" style:font-name-complex="OpenSymbol" style:font-family-complex="OpenSymbol, 'Arial Unicode MS'"/>
    </style:style>
    <style:style style:name="WW8Num20z1" style:family="text">
      <style:text-properties style:font-name="OpenSymbol" fo:font-family="OpenSymbol, 'Arial Unicode MS'" style:font-name-complex="OpenSymbol" style:font-family-complex="OpenSymbol, 'Arial Unicode MS'"/>
    </style:style>
    <style:style style:name="WW8Num21z0" style:family="text">
      <style:text-properties style:font-name="Symbol1" fo:font-family="Symbol" style:font-name-complex="OpenSymbol" style:font-family-complex="OpenSymbol, 'Arial Unicode MS'"/>
    </style:style>
    <style:style style:name="WW8Num21z1" style:family="text">
      <style:text-properties style:font-name="OpenSymbol" fo:font-family="OpenSymbol, 'Arial Unicode MS'" style:font-name-complex="OpenSymbol" style:font-family-complex="OpenSymbol, 'Arial Unicode MS'"/>
    </style:style>
    <style:style style:name="WW8Num22z0" style:family="text">
      <style:text-properties style:font-name="Symbol1" fo:font-family="Symbol" style:font-name-complex="OpenSymbol" style:font-family-complex="OpenSymbol, 'Arial Unicode MS'"/>
    </style:style>
    <style:style style:name="WW8Num22z1" style:family="text">
      <style:text-properties style:font-name="OpenSymbol" fo:font-family="OpenSymbol, 'Arial Unicode MS'" style:font-name-complex="OpenSymbol" style:font-family-complex="OpenSymbol, 'Arial Unicode MS'"/>
    </style:style>
    <style:style style:name="WW8Num23z0" style:family="text">
      <style:text-properties style:font-name="Symbol1" fo:font-family="Symbol" style:font-name-complex="OpenSymbol" style:font-family-complex="OpenSymbol, 'Arial Unicode MS'"/>
    </style:style>
    <style:style style:name="WW8Num23z1" style:family="text">
      <style:text-properties style:font-name="OpenSymbol" fo:font-family="OpenSymbol, 'Arial Unicode MS'" style:font-name-complex="OpenSymbol" style:font-family-complex="OpenSymbol, 'Arial Unicode MS'"/>
    </style:style>
    <style:style style:name="WW8Num24z0" style:family="text">
      <style:text-properties style:use-window-font-color="true" style:font-name="Symbol1" fo:font-family="Symbol" fo:font-size="12pt" fo:language="es" fo:country="ES" style:font-name-asian="CCDIOC+Palatino-Roman" style:font-family-asian="CCDIOC+Palatino-Roman" style:font-size-asian="12pt" style:language-asian="zxx" style:country-asian="none" style:font-name-complex="OpenSymbol" style:font-family-complex="OpenSymbol, 'Arial Unicode MS'" style:font-size-complex="12pt" style:language-complex="ar" style:country-complex="SA"/>
    </style:style>
    <style:style style:name="WW8Num24z1" style:family="text">
      <style:text-properties style:font-name="OpenSymbol" fo:font-family="OpenSymbol, 'Arial Unicode MS'" style:font-name-complex="OpenSymbol" style:font-family-complex="OpenSymbol, 'Arial Unicode MS'"/>
    </style:style>
    <style:style style:name="WW8Num25z0" style:family="text">
      <style:text-properties style:font-name="Symbol1" fo:font-family="Symbol" style:font-name-complex="OpenSymbol" style:font-family-complex="OpenSymbol, 'Arial Unicode MS'"/>
    </style:style>
    <style:style style:name="WW8Num25z1" style:family="text">
      <style:text-properties style:font-name="OpenSymbol" fo:font-family="OpenSymbol, 'Arial Unicode MS'" style:font-name-complex="OpenSymbol" style:font-family-complex="OpenSymbol, 'Arial Unicode MS'"/>
    </style:style>
    <style:style style:name="WW8Num26z0" style:family="text">
      <style:text-properties style:use-window-font-color="true" style:font-name="Symbol1" fo:font-family="Symbol" fo:font-size="12pt" fo:language="es" fo:country="ES" style:font-name-asian="Times New Roman" style:font-family-asian="'Times New Roman'" style:font-family-generic-asian="roman" style:font-pitch-asian="variable" style:font-size-asian="12pt" style:language-asian="zxx" style:country-asian="none" style:font-name-complex="OpenSymbol" style:font-family-complex="OpenSymbol, 'Arial Unicode MS'" style:font-size-complex="12pt" style:language-complex="ar" style:country-complex="SA"/>
    </style:style>
    <style:style style:name="WW8Num26z1" style:family="text">
      <style:text-properties style:font-name="OpenSymbol" fo:font-family="OpenSymbol, 'Arial Unicode MS'" style:font-name-complex="OpenSymbol" style:font-family-complex="OpenSymbol, 'Arial Unicode MS'"/>
    </style:style>
    <style:style style:name="WW8Num27z0" style:family="text">
      <style:text-properties style:use-window-font-color="true" style:font-name="Symbol1" fo:font-family="Symbol" fo:font-size="12pt" fo:language="es" fo:country="ES" style:font-name-asian="Times New Roman" style:font-family-asian="'Times New Roman'" style:font-family-generic-asian="roman" style:font-pitch-asian="variable" style:font-size-asian="12pt" style:language-asian="ar" style:country-asian="SA" style:font-name-complex="OpenSymbol" style:font-family-complex="OpenSymbol, 'Arial Unicode MS'" style:font-size-complex="12pt" style:language-complex="ar" style:country-complex="SA"/>
    </style:style>
    <style:style style:name="WW8Num27z1" style:family="text">
      <style:text-properties style:font-name="OpenSymbol" fo:font-family="OpenSymbol, 'Arial Unicode MS'" style:font-name-complex="OpenSymbol" style:font-family-complex="OpenSymbol, 'Arial Unicode MS'"/>
    </style:style>
    <style:style style:name="WW8Num28z0" style:family="text">
      <style:text-properties style:font-name="Symbol1" fo:font-family="Symbol" style:font-name-complex="OpenSymbol" style:font-family-complex="OpenSymbol, 'Arial Unicode MS'"/>
    </style:style>
    <style:style style:name="WW8Num28z1" style:family="text">
      <style:text-properties style:font-name="OpenSymbol" fo:font-family="OpenSymbol, 'Arial Unicode MS'" style:font-name-complex="OpenSymbol" style:font-family-complex="OpenSymbol, 'Arial Unicode MS'"/>
    </style:style>
    <style:style style:name="WW8Num29z0" style:family="text">
      <style:text-properties style:font-name="Symbol1" fo:font-family="Symbol" style:font-name-complex="OpenSymbol" style:font-family-complex="OpenSymbol, 'Arial Unicode MS'"/>
    </style:style>
    <style:style style:name="WW8Num29z1" style:family="text">
      <style:text-properties style:font-name="OpenSymbol" fo:font-family="OpenSymbol, 'Arial Unicode MS'" style:font-name-complex="OpenSymbol" style:font-family-complex="OpenSymbol, 'Arial Unicode MS'"/>
    </style:style>
    <style:style style:name="WW8Num30z0" style:family="text">
      <style:text-properties style:font-name="Symbol1" fo:font-family="Symbol" style:font-name-complex="OpenSymbol" style:font-family-complex="OpenSymbol, 'Arial Unicode MS'"/>
    </style:style>
    <style:style style:name="WW8Num30z1" style:family="text">
      <style:text-properties style:font-name="OpenSymbol" fo:font-family="OpenSymbol, 'Arial Unicode MS'" style:font-name-complex="OpenSymbol" style:font-family-complex="OpenSymbol, 'Arial Unicode MS'"/>
    </style:style>
    <style:style style:name="WW8Num31z0" style:family="text">
      <style:text-properties style:font-name="Symbol1" fo:font-family="Symbol" style:font-name-complex="OpenSymbol" style:font-family-complex="OpenSymbol, 'Arial Unicode MS'"/>
    </style:style>
    <style:style style:name="WW8Num31z1" style:family="text">
      <style:text-properties style:font-name="OpenSymbol" fo:font-family="OpenSymbol, 'Arial Unicode MS'" style:font-name-complex="OpenSymbol" style:font-family-complex="OpenSymbol, 'Arial Unicode MS'"/>
    </style:style>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Numbering_20_Symbols" style:display-name="Numbering Symbols" style:family="text"/>
    <style:style style:name="Fuente_20_de_20_párrafo_20_predeter." style:display-name="Fuente de párrafo predeter." style:family="text"/>
    <style:style style:name="Ref._20_de_20_comentario" style:display-name="Ref. de comentario" style:family="text" style:parent-style-name="Fuente_20_de_20_párrafo_20_predeter.">
      <style:text-properties fo:font-size="8pt" style:font-size-asian="8pt"/>
    </style:style>
    <style:style style:name="WW8Num22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2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8z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8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16z2" style:family="text">
      <style:text-properties style:font-name="Wingdings2" fo:font-family="Wingdings" style:font-family-generic="roman" style:font-pitch="variable" style:font-name-asian="Wingdings3" style:font-family-asian="Wingdings" style:font-family-generic-asian="system" style:font-pitch-asian="variable"/>
    </style:style>
    <style:style style:name="Absatz-Standardschriftart" style:family="text"/>
    <style:style style:name="WW8Num59z1" style:family="text">
      <style:text-properties style:font-name="OpenSymbol1" fo:font-family="OpenSymbol" style:font-family-generic="roman" style:font-pitch="variable" style:font-name-asian="OpenSymbol4" style:font-family-asian="OpenSymbol" style:font-family-generic-asian="system" style:font-pitch-asian="variable"/>
    </style:style>
    <style:style style:name="WW8Num59z0" style:family="text">
      <style:text-properties style:font-name="Symbol" fo:font-family="Symbol" style:font-family-generic="roman" style:font-pitch="variable" style:font-name-asian="OpenSymbol4" style:font-family-asian="OpenSymbol" style:font-family-generic-asian="system" style:font-pitch-asian="variable"/>
    </style:style>
    <style:style style:name="WW8Num58z1" style:family="text">
      <style:text-properties style:font-name="OpenSymbol1" fo:font-family="OpenSymbol" style:font-family-generic="roman" style:font-pitch="variable" style:font-name-asian="OpenSymbol4" style:font-family-asian="OpenSymbol" style:font-family-generic-asian="system" style:font-pitch-asian="variable"/>
    </style:style>
    <style:style style:name="WW8Num58z0" style:family="text">
      <style:text-properties style:font-name="Symbol" fo:font-family="Symbol" style:font-family-generic="roman" style:font-pitch="variable" style:font-name-asian="OpenSymbol4" style:font-family-asian="OpenSymbol" style:font-family-generic-asian="system" style:font-pitch-asian="variable"/>
    </style:style>
    <style:style style:name="WW8Num53z8" style:family="text"/>
    <style:style style:name="WW8Num53z7" style:family="text"/>
    <style:style style:name="WW8Num53z6" style:family="text"/>
    <style:style style:name="WW8Num53z5" style:family="text"/>
    <style:style style:name="WW8Num53z4" style:family="text"/>
    <style:style style:name="WW8Num53z3" style:family="text"/>
    <style:style style:name="WW8Num53z2" style:family="text"/>
    <style:style style:name="WW8Num38z1" style:family="text">
      <style:text-properties style:font-name="OpenSymbol1" fo:font-family="OpenSymbol" style:font-family-generic="roman" style:font-pitch="variable" style:font-name-asian="OpenSymbol4" style:font-family-asian="OpenSymbol" style:font-family-generic-asian="system" style:font-pitch-asian="variable"/>
    </style:style>
    <style:style style:name="WW8Num37z8" style:family="text"/>
    <style:style style:name="WW8Num37z7" style:family="text"/>
    <style:style style:name="WW8Num37z6" style:family="text"/>
    <style:style style:name="WW8Num37z5" style:family="text"/>
    <style:style style:name="WW8Num37z4" style:family="text"/>
    <style:style style:name="WW8Num37z3" style:family="text"/>
    <style:style style:name="WW8Num37z2" style:family="text"/>
    <style:style style:name="WW8Num34z8" style:family="text"/>
    <style:style style:name="WW8Num34z7" style:family="text"/>
    <style:style style:name="WW8Num34z6" style:family="text"/>
    <style:style style:name="WW8Num34z5" style:family="text"/>
    <style:style style:name="WW8Num34z4" style:family="text"/>
    <style:style style:name="WW8Num34z3" style:family="text"/>
    <style:style style:name="WW8Num34z2" style:family="text"/>
    <style:style style:name="WW8Num31z8" style:family="text"/>
    <style:style style:name="WW8Num31z7" style:family="text"/>
    <style:style style:name="WW8Num31z6" style:family="text"/>
    <style:style style:name="WW8Num31z5" style:family="text"/>
    <style:style style:name="WW8Num31z4" style:family="text"/>
    <style:style style:name="WW8Num31z3" style:family="text"/>
    <style:style style:name="WW8Num31z2" style:family="text"/>
    <style:style style:name="WW8Num2z8" style:family="text"/>
    <style:style style:name="WW8Num2z7" style:family="text"/>
    <style:style style:name="WW8Num2z6" style:family="text"/>
    <style:style style:name="WW8Num2z5" style:family="text"/>
    <style:style style:name="WW8Num2z4" style:family="text"/>
    <style:style style:name="WW8Num2z3" style:family="text"/>
    <style:style style:name="WW8Num57z1" style:family="text">
      <style:text-properties style:font-name="OpenSymbol1" fo:font-family="OpenSymbol" style:font-family-generic="roman" style:font-pitch="variable" style:font-name-asian="OpenSymbol4" style:font-family-asian="OpenSymbol" style:font-family-generic-asian="system" style:font-pitch-asian="variable"/>
    </style:style>
    <style:style style:name="WW8Num57z0" style:family="text">
      <style:text-properties style:font-name="Symbol" fo:font-family="Symbol" style:font-family-generic="roman" style:font-pitch="variable" style:font-name-asian="OpenSymbol4" style:font-family-asian="OpenSymbol" style:font-family-generic-asian="system" style:font-pitch-asian="variable"/>
    </style:style>
    <style:style style:name="WW8Num56z1" style:family="text">
      <style:text-properties style:font-name="OpenSymbol1" fo:font-family="OpenSymbol" style:font-family-generic="roman" style:font-pitch="variable" style:font-name-asian="OpenSymbol4" style:font-family-asian="OpenSymbol" style:font-family-generic-asian="system" style:font-pitch-asian="variable"/>
    </style:style>
    <style:style style:name="WW8Num56z0" style:family="text">
      <style:text-properties style:font-name="Symbol" fo:font-family="Symbol" style:font-family-generic="roman" style:font-pitch="variable" style:font-name-asian="OpenSymbol4" style:font-family-asian="OpenSymbol" style:font-family-generic-asian="system" style:font-pitch-asian="variable"/>
    </style:style>
    <style:style style:name="WW8Num55z1" style:family="text">
      <style:text-properties style:font-name="OpenSymbol1" fo:font-family="OpenSymbol" style:font-family-generic="roman" style:font-pitch="variable" style:font-name-asian="OpenSymbol4" style:font-family-asian="OpenSymbol" style:font-family-generic-asian="system" style:font-pitch-asian="variable"/>
    </style:style>
    <style:style style:name="WW8Num55z0" style:family="text">
      <style:text-properties style:font-name="Symbol" fo:font-family="Symbol" style:font-family-generic="roman" style:font-pitch="variable" style:font-name-asian="OpenSymbol4" style:font-family-asian="OpenSymbol" style:font-family-generic-asian="system" style:font-pitch-asian="variable"/>
    </style:style>
    <style:style style:name="WW8Num54z1" style:family="text">
      <style:text-properties style:font-name="OpenSymbol1" fo:font-family="OpenSymbol" style:font-family-generic="roman" style:font-pitch="variable" style:font-name-asian="OpenSymbol4" style:font-family-asian="OpenSymbol" style:font-family-generic-asian="system" style:font-pitch-asian="variable"/>
    </style:style>
    <style:style style:name="WW8Num54z0" style:family="text">
      <style:text-properties style:font-name="Symbol" fo:font-family="Symbol" style:font-family-generic="roman" style:font-pitch="variable" style:font-name-asian="OpenSymbol4" style:font-family-asian="OpenSymbol" style:font-family-generic-asian="system" style:font-pitch-asian="variable"/>
    </style:style>
    <style:style style:name="WW8Num53z1" style:family="text">
      <style:text-properties style:font-name="OpenSymbol1" fo:font-family="OpenSymbol" style:font-family-generic="roman" style:font-pitch="variable" style:font-name-asian="OpenSymbol4" style:font-family-asian="OpenSymbol" style:font-family-generic-asian="system" style:font-pitch-asian="variable"/>
    </style:style>
    <style:style style:name="WW8Num53z0" style:family="text">
      <style:text-properties style:font-name="Symbol" fo:font-family="Symbol" style:font-family-generic="roman" style:font-pitch="variable" style:font-name-asian="OpenSymbol4" style:font-family-asian="OpenSymbol" style:font-family-generic-asian="system" style:font-pitch-asian="variable"/>
    </style:style>
    <style:style style:name="WW8Num52z8" style:family="text"/>
    <style:style style:name="WW8Num52z7" style:family="text"/>
    <style:style style:name="WW8Num52z6" style:family="text"/>
    <style:style style:name="WW8Num52z5" style:family="text"/>
    <style:style style:name="WW8Num52z4" style:family="text"/>
    <style:style style:name="WW8Num52z3" style:family="text"/>
    <style:style style:name="WW8Num52z2" style:family="text"/>
    <style:style style:name="WW8Num52z1" style:family="text"/>
    <style:style style:name="WW8Num52z0" style:family="text">
      <style:text-properties style:font-name="Symbol" fo:font-family="Symbol" style:font-family-generic="roman" style:font-pitch="variable" style:font-name-asian="OpenSymbol4" style:font-family-asian="OpenSymbol" style:font-family-generic-asian="system" style:font-pitch-asian="variable"/>
    </style:style>
    <style:style style:name="WW8Num51z8" style:family="text"/>
    <style:style style:name="WW8Num51z7" style:family="text"/>
    <style:style style:name="WW8Num51z6" style:family="text"/>
    <style:style style:name="WW8Num51z5" style:family="text"/>
    <style:style style:name="WW8Num51z4" style:family="text"/>
    <style:style style:name="WW8Num51z3" style:family="text"/>
    <style:style style:name="WW8Num51z2" style:family="text"/>
    <style:style style:name="WW8Num51z1" style:family="text"/>
    <style:style style:name="WW8Num51z0" style:family="text">
      <style:text-properties style:font-name="Symbol" fo:font-family="Symbol" style:font-family-generic="roman" style:font-pitch="variable" style:font-name-asian="OpenSymbol4" style:font-family-asian="OpenSymbol" style:font-family-generic-asian="system" style:font-pitch-asian="variable"/>
    </style:style>
    <style:style style:name="WW8Num50z8" style:family="text"/>
    <style:style style:name="WW8Num50z7" style:family="text"/>
    <style:style style:name="WW8Num50z6" style:family="text"/>
    <style:style style:name="WW8Num50z5" style:family="text"/>
    <style:style style:name="WW8Num50z4" style:family="text"/>
    <style:style style:name="WW8Num50z3" style:family="text"/>
    <style:style style:name="WW8Num50z2" style:family="text"/>
    <style:style style:name="WW8Num50z1" style:family="text"/>
    <style:style style:name="WW8Num50z0" style:family="text">
      <style:text-properties style:font-name="Symbol" fo:font-family="Symbol" style:font-family-generic="roman" style:font-pitch="variable" style:font-name-asian="OpenSymbol4" style:font-family-asian="OpenSymbol" style:font-family-generic-asian="system" style:font-pitch-asian="variable"/>
    </style:style>
    <style:style style:name="WW8Num49z8" style:family="text"/>
    <style:style style:name="WW8Num49z7" style:family="text"/>
    <style:style style:name="WW8Num49z6" style:family="text"/>
    <style:style style:name="WW8Num49z5" style:family="text"/>
    <style:style style:name="WW8Num49z4" style:family="text"/>
    <style:style style:name="WW8Num49z3" style:family="text"/>
    <style:style style:name="WW8Num49z2" style:family="text"/>
    <style:style style:name="WW8Num49z1" style:family="text"/>
    <style:style style:name="WW8Num49z0" style:family="text">
      <style:text-properties style:font-name="Symbol" fo:font-family="Symbol" style:font-family-generic="roman" style:font-pitch="variable" style:font-name-asian="OpenSymbol4" style:font-family-asian="OpenSymbol" style:font-family-generic-asian="system" style:font-pitch-asian="variable"/>
    </style:style>
    <style:style style:name="WW8Num48z8" style:family="text"/>
    <style:style style:name="WW8Num48z7" style:family="text"/>
    <style:style style:name="WW8Num48z6" style:family="text"/>
    <style:style style:name="WW8Num48z5" style:family="text"/>
    <style:style style:name="WW8Num48z4" style:family="text"/>
    <style:style style:name="WW8Num48z3" style:family="text"/>
    <style:style style:name="WW8Num48z2" style:family="text"/>
    <style:style style:name="WW8Num48z1" style:family="text"/>
    <style:style style:name="WW8Num48z0" style:family="text">
      <style:text-properties style:font-name="Symbol" fo:font-family="Symbol" style:font-family-generic="roman" style:font-pitch="variable" style:font-name-asian="OpenSymbol4" style:font-family-asian="OpenSymbol" style:font-family-generic-asian="system" style:font-pitch-asian="variable"/>
    </style:style>
    <style:style style:name="WW8Num47z8" style:family="text"/>
    <style:style style:name="WW8Num47z7" style:family="text"/>
    <style:style style:name="WW8Num47z6" style:family="text"/>
    <style:style style:name="WW8Num47z5" style:family="text"/>
    <style:style style:name="WW8Num47z4" style:family="text"/>
    <style:style style:name="WW8Num47z3" style:family="text"/>
    <style:style style:name="WW8Num47z2" style:family="text"/>
    <style:style style:name="WW8Num47z1" style:family="text"/>
    <style:style style:name="WW8Num47z0" style:family="text">
      <style:text-properties style:font-name="Symbol" fo:font-family="Symbol" style:font-family-generic="roman" style:font-pitch="variable" style:font-name-asian="OpenSymbol4" style:font-family-asian="OpenSymbol" style:font-family-generic-asian="system" style:font-pitch-asian="variable"/>
    </style:style>
    <style:style style:name="WW8Num46z8" style:family="text"/>
    <style:style style:name="WW8Num46z7" style:family="text"/>
    <style:style style:name="WW8Num46z6" style:family="text"/>
    <style:style style:name="WW8Num46z5" style:family="text"/>
    <style:style style:name="WW8Num46z4" style:family="text"/>
    <style:style style:name="WW8Num46z3" style:family="text"/>
    <style:style style:name="WW8Num46z2" style:family="text"/>
    <style:style style:name="WW8Num46z1" style:family="text"/>
    <style:style style:name="WW8Num46z0" style:family="text">
      <style:text-properties style:font-name="Symbol" fo:font-family="Symbol" style:font-family-generic="roman" style:font-pitch="variable" style:font-name-asian="OpenSymbol4" style:font-family-asian="OpenSymbol" style:font-family-generic-asian="system" style:font-pitch-asian="variable"/>
    </style:style>
    <style:style style:name="WW8Num45z8" style:family="text"/>
    <style:style style:name="WW8Num45z7" style:family="text"/>
    <style:style style:name="WW8Num45z6" style:family="text"/>
    <style:style style:name="WW8Num45z5" style:family="text"/>
    <style:style style:name="WW8Num45z4" style:family="text"/>
    <style:style style:name="WW8Num45z3" style:family="text"/>
    <style:style style:name="WW8Num45z2" style:family="text"/>
    <style:style style:name="WW8Num45z1" style:family="text"/>
    <style:style style:name="WW8Num45z0" style:family="text">
      <style:text-properties style:font-name="Symbol" fo:font-family="Symbol" style:font-family-generic="roman" style:font-pitch="variable" style:font-name-asian="OpenSymbol4" style:font-family-asian="OpenSymbol" style:font-family-generic-asian="system" style:font-pitch-asian="variable"/>
    </style:style>
    <style:style style:name="WW8Num44z8" style:family="text"/>
    <style:style style:name="WW8Num44z7" style:family="text"/>
    <style:style style:name="WW8Num44z6" style:family="text"/>
    <style:style style:name="WW8Num44z5" style:family="text"/>
    <style:style style:name="WW8Num44z4" style:family="text"/>
    <style:style style:name="WW8Num44z3" style:family="text"/>
    <style:style style:name="WW8Num44z2" style:family="text"/>
    <style:style style:name="WW8Num44z1" style:family="text"/>
    <style:style style:name="WW8Num44z0" style:family="text">
      <style:text-properties style:font-name="Symbol" fo:font-family="Symbol" style:font-family-generic="roman" style:font-pitch="variable" style:font-name-asian="OpenSymbol4" style:font-family-asian="OpenSymbol" style:font-family-generic-asian="system" style:font-pitch-asian="variable"/>
    </style:style>
    <style:style style:name="WW8Num43z8" style:family="text"/>
    <style:style style:name="WW8Num43z7" style:family="text"/>
    <style:style style:name="WW8Num43z6" style:family="text"/>
    <style:style style:name="WW8Num43z5" style:family="text"/>
    <style:style style:name="WW8Num43z4" style:family="text"/>
    <style:style style:name="WW8Num43z3" style:family="text"/>
    <style:style style:name="WW8Num43z2" style:family="text"/>
    <style:style style:name="WW8Num43z1" style:family="text"/>
    <style:style style:name="WW8Num43z0" style:family="text">
      <style:text-properties style:font-name="Symbol" fo:font-family="Symbol" style:font-family-generic="roman" style:font-pitch="variable" style:font-name-asian="OpenSymbol4" style:font-family-asian="OpenSymbol" style:font-family-generic-asian="system" style:font-pitch-asian="variable"/>
    </style:style>
    <style:style style:name="WW8Num42z8" style:family="text"/>
    <style:style style:name="WW8Num42z7" style:family="text"/>
    <style:style style:name="WW8Num42z6" style:family="text"/>
    <style:style style:name="WW8Num42z5" style:family="text"/>
    <style:style style:name="WW8Num42z4" style:family="text"/>
    <style:style style:name="WW8Num42z3" style:family="text"/>
    <style:style style:name="WW8Num42z2" style:family="text"/>
    <style:style style:name="WW8Num42z1" style:family="text"/>
    <style:style style:name="WW8Num42z0" style:family="text">
      <style:text-properties style:font-name="Symbol" fo:font-family="Symbol" style:font-family-generic="roman" style:font-pitch="variable" style:font-name-asian="OpenSymbol4" style:font-family-asian="OpenSymbol" style:font-family-generic-asian="system" style:font-pitch-asian="variable"/>
    </style:style>
    <style:style style:name="WW8Num41z8" style:family="text"/>
    <style:style style:name="WW8Num41z7" style:family="text"/>
    <style:style style:name="WW8Num41z6" style:family="text"/>
    <style:style style:name="WW8Num41z5" style:family="text"/>
    <style:style style:name="WW8Num41z4" style:family="text"/>
    <style:style style:name="WW8Num41z3" style:family="text"/>
    <style:style style:name="WW8Num41z2" style:family="text"/>
    <style:style style:name="WW8Num41z1" style:family="text"/>
    <style:style style:name="WW8Num41z0" style:family="text">
      <style:text-properties style:font-name="Symbol" fo:font-family="Symbol" style:font-family-generic="roman" style:font-pitch="variable" style:font-name-asian="OpenSymbol4" style:font-family-asian="OpenSymbol" style:font-family-generic-asian="system" style:font-pitch-asian="variable"/>
    </style:style>
    <style:style style:name="WW8Num40z8" style:family="text"/>
    <style:style style:name="WW8Num40z7" style:family="text"/>
    <style:style style:name="WW8Num40z6" style:family="text"/>
    <style:style style:name="WW8Num40z5" style:family="text"/>
    <style:style style:name="WW8Num40z4" style:family="text"/>
    <style:style style:name="WW8Num40z3" style:family="text"/>
    <style:style style:name="WW8Num40z2" style:family="text"/>
    <style:style style:name="WW8Num40z1" style:family="text"/>
    <style:style style:name="WW8Num40z0" style:family="text">
      <style:text-properties style:font-name="Symbol" fo:font-family="Symbol" style:font-family-generic="roman" style:font-pitch="variable" style:font-name-asian="OpenSymbol4" style:font-family-asian="OpenSymbol" style:font-family-generic-asian="system" style:font-pitch-asian="variable"/>
    </style:style>
    <style:style style:name="WW8Num39z1" style:family="text">
      <style:text-properties style:font-name="OpenSymbol1" fo:font-family="OpenSymbol" style:font-family-generic="roman" style:font-pitch="variable" style:font-name-asian="OpenSymbol4" style:font-family-asian="OpenSymbol" style:font-family-generic-asian="system" style:font-pitch-asian="variable"/>
    </style:style>
    <style:style style:name="WW8Num39z0" style:family="text">
      <style:text-properties style:font-name="Symbol" fo:font-family="Symbol" style:font-family-generic="roman" style:font-pitch="variable" style:font-name-asian="OpenSymbol4" style:font-family-asian="OpenSymbol" style:font-family-generic-asian="system" style:font-pitch-asian="variable"/>
    </style:style>
    <style:style style:name="WW8Num38z0" style:family="text">
      <style:text-properties style:font-name="Symbol" fo:font-family="Symbol" style:font-family-generic="roman" style:font-pitch="variable" style:font-name-asian="OpenSymbol4" style:font-family-asian="OpenSymbol" style:font-family-generic-asian="system" style:font-pitch-asian="variable"/>
    </style:style>
    <style:style style:name="WW8Num37z1" style:family="text">
      <style:text-properties style:font-name="OpenSymbol1" fo:font-family="OpenSymbol" style:font-family-generic="roman" style:font-pitch="variable" style:font-name-asian="OpenSymbol4" style:font-family-asian="OpenSymbol" style:font-family-generic-asian="system" style:font-pitch-asian="variable"/>
    </style:style>
    <style:style style:name="WW8Num37z0" style:family="text">
      <style:text-properties style:font-name="Symbol" fo:font-family="Symbol" style:font-family-generic="roman" style:font-pitch="variable" style:font-name-asian="OpenSymbol4" style:font-family-asian="OpenSymbol" style:font-family-generic-asian="system" style:font-pitch-asian="variable"/>
    </style:style>
    <style:style style:name="WW8Num36z8" style:family="text"/>
    <style:style style:name="WW8Num36z7" style:family="text"/>
    <style:style style:name="WW8Num36z6" style:family="text"/>
    <style:style style:name="WW8Num36z5" style:family="text"/>
    <style:style style:name="WW8Num36z4" style:family="text"/>
    <style:style style:name="WW8Num36z3" style:family="text"/>
    <style:style style:name="WW8Num36z2" style:family="text"/>
    <style:style style:name="WW8Num36z1" style:family="text"/>
    <style:style style:name="WW8Num36z0" style:family="text"/>
    <style:style style:name="WW8Num35z1" style:family="text">
      <style:text-properties style:font-name="OpenSymbol1" fo:font-family="OpenSymbol" style:font-family-generic="roman" style:font-pitch="variable" style:font-name-asian="OpenSymbol4" style:font-family-asian="OpenSymbol" style:font-family-generic-asian="system" style:font-pitch-asian="variable"/>
    </style:style>
    <style:style style:name="WW8Num35z0" style:family="text">
      <style:text-properties style:font-name="Symbol" fo:font-family="Symbol" style:font-family-generic="roman" style:font-pitch="variable" style:font-name-asian="OpenSymbol4" style:font-family-asian="OpenSymbol" style:font-family-generic-asian="system" style:font-pitch-asian="variable"/>
    </style:style>
    <style:style style:name="WW8Num34z1" style:family="text">
      <style:text-properties style:font-name="OpenSymbol1" fo:font-family="OpenSymbol" style:font-family-generic="roman" style:font-pitch="variable" style:font-name-asian="OpenSymbol4" style:font-family-asian="OpenSymbol" style:font-family-generic-asian="system" style:font-pitch-asian="variable"/>
    </style:style>
    <style:style style:name="WW8Num34z0" style:family="text">
      <style:text-properties style:font-name="Symbol" fo:font-family="Symbol" style:font-family-generic="roman" style:font-pitch="variable" style:font-name-asian="OpenSymbol4" style:font-family-asian="OpenSymbol" style:font-family-generic-asian="system" style:font-pitch-asian="variable"/>
    </style:style>
    <style:style style:name="WW8Num33z8" style:family="text"/>
    <style:style style:name="WW8Num33z7" style:family="text"/>
    <style:style style:name="WW8Num33z6" style:family="text"/>
    <style:style style:name="WW8Num33z5" style:family="text"/>
    <style:style style:name="WW8Num33z4" style:family="text"/>
    <style:style style:name="WW8Num33z3" style:family="text"/>
    <style:style style:name="WW8Num33z2" style:family="text"/>
    <style:style style:name="WW8Num33z1" style:family="text"/>
    <style:style style:name="WW8Num33z0" style:family="text"/>
    <style:style style:name="WW8Num32z1" style:family="text">
      <style:text-properties style:font-name="OpenSymbol1" fo:font-family="OpenSymbol" style:font-family-generic="roman" style:font-pitch="variable" style:font-name-asian="OpenSymbol4" style:font-family-asian="OpenSymbol" style:font-family-generic-asian="system" style:font-pitch-asian="variable"/>
    </style:style>
    <style:style style:name="WW8Num32z0" style:family="text">
      <style:text-properties style:font-name="Symbol" fo:font-family="Symbol" style:font-family-generic="roman" style:font-pitch="variable" style:font-name-asian="OpenSymbol4" style:font-family-asian="OpenSymbol" style:font-family-generic-asian="system" style:font-pitch-asian="variable"/>
    </style:style>
    <style:style style:name="WW8Num30z8" style:family="text"/>
    <style:style style:name="WW8Num30z7" style:family="text"/>
    <style:style style:name="WW8Num30z6" style:family="text"/>
    <style:style style:name="WW8Num30z5" style:family="text"/>
    <style:style style:name="WW8Num30z4" style:family="text"/>
    <style:style style:name="WW8Num30z3" style:family="text"/>
    <style:style style:name="WW8Num30z2" style:family="text"/>
    <style:style style:name="ListLabel_20_1" style:display-name="ListLabel 1" style:family="text">
      <style:text-properties style:font-name-asian="OpenSymbol4" style:font-family-asian="OpenSymbol" style:font-family-generic-asian="system" style:font-pitch-asian="variable"/>
    </style:style>
    <style:style style:name="ListLabel_20_2" style:display-name="ListLabel 2" style:family="text">
      <style:text-properties style:font-name-asian="Courier New2" style:font-family-asian="'Courier New'" style:font-family-generic-asian="system" style:font-pitch-asian="variable"/>
    </style:style>
    <style:style style:name="ListLabel_20_3" style:display-name="ListLabel 3" style:family="text">
      <style:text-properties style:font-name-asian="Wingdings3" style:font-family-asian="Wingdings" style:font-family-generic-asian="system" style:font-pitch-asian="variable"/>
    </style:style>
    <style:style style:name="ListLabel_20_4" style:display-name="ListLabel 4" style:family="text">
      <style:text-properties style:font-name-asian="Wingdings3" style:font-family-asian="Wingdings" style:font-family-generic-asian="system" style:font-pitch-asian="variable"/>
    </style:style>
    <style:style style:name="ListLabel_20_5" style:display-name="ListLabel 5" style:family="text">
      <style:text-properties style:font-name-asian="Wingdings3" style:font-family-asian="Wingdings" style:font-family-generic-asian="system" style:font-pitch-asian="variable"/>
    </style:style>
    <style:style style:name="ListLabel_20_6" style:display-name="ListLabel 6" style:family="text">
      <style:text-properties style:font-name-asian="Wingdings3" style:font-family-asian="Wingdings" style:font-family-generic-asian="system" style:font-pitch-asian="variable"/>
    </style:style>
    <style:style style:name="ListLabel_20_7" style:display-name="ListLabel 7" style:family="text">
      <style:text-properties style:font-name-asian="Wingdings3" style:font-family-asian="Wingdings" style:font-family-generic-asian="system" style:font-pitch-asian="variable"/>
    </style:style>
    <style:style style:name="ListLabel_20_8" style:display-name="ListLabel 8" style:family="text">
      <style:text-properties style:font-name-asian="Wingdings3" style:font-family-asian="Wingdings" style:font-family-generic-asian="system" style:font-pitch-asian="variable"/>
    </style:style>
    <style:style style:name="ListLabel_20_9" style:display-name="ListLabel 9" style:family="text">
      <style:text-properties style:font-name-asian="Wingdings3" style:font-family-asian="Wingdings" style:font-family-generic-asian="system" style:font-pitch-asian="variable"/>
    </style:style>
    <style:style style:name="ListLabel_20_10" style:display-name="ListLabel 10" style:family="text">
      <style:text-properties fo:font-weight="bold" style:font-name-asian="OpenSymbol4" style:font-family-asian="OpenSymbol" style:font-family-generic-asian="system" style:font-pitch-asian="variable"/>
    </style:style>
    <style:style style:name="ListLabel_20_11" style:display-name="ListLabel 11" style:family="text">
      <style:text-properties style:font-name-asian="OpenSymbol4" style:font-family-asian="OpenSymbol" style:font-family-generic-asian="system" style:font-pitch-asian="variable"/>
    </style:style>
    <style:style style:name="ListLabel_20_12" style:display-name="ListLabel 12" style:family="text">
      <style:text-properties style:font-name-asian="OpenSymbol4" style:font-family-asian="OpenSymbol" style:font-family-generic-asian="system" style:font-pitch-asian="variable"/>
    </style:style>
    <style:style style:name="ListLabel_20_13" style:display-name="ListLabel 13" style:family="text">
      <style:text-properties style:font-name-asian="OpenSymbol4" style:font-family-asian="OpenSymbol" style:font-family-generic-asian="system" style:font-pitch-asian="variable"/>
    </style:style>
    <style:style style:name="ListLabel_20_14" style:display-name="ListLabel 14" style:family="text">
      <style:text-properties style:font-name-asian="OpenSymbol4" style:font-family-asian="OpenSymbol" style:font-family-generic-asian="system" style:font-pitch-asian="variable"/>
    </style:style>
    <style:style style:name="ListLabel_20_15" style:display-name="ListLabel 15" style:family="text">
      <style:text-properties style:font-name-asian="OpenSymbol4" style:font-family-asian="OpenSymbol" style:font-family-generic-asian="system" style:font-pitch-asian="variable"/>
    </style:style>
    <style:style style:name="ListLabel_20_16" style:display-name="ListLabel 16" style:family="text">
      <style:text-properties style:font-name-asian="OpenSymbol4" style:font-family-asian="OpenSymbol" style:font-family-generic-asian="system" style:font-pitch-asian="variable"/>
    </style:style>
    <style:style style:name="ListLabel_20_17" style:display-name="ListLabel 17" style:family="text">
      <style:text-properties style:font-name-asian="OpenSymbol4" style:font-family-asian="OpenSymbol" style:font-family-generic-asian="system" style:font-pitch-asian="variable"/>
    </style:style>
    <style:style style:name="ListLabel_20_18" style:display-name="ListLabel 18" style:family="text">
      <style:text-properties style:font-name-asian="OpenSymbol4" style:font-family-asian="OpenSymbol" style:font-family-generic-asian="system" style:font-pitch-asian="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Numbering_20_Symbols" style:num-suffix="." style:num-format="1">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3"/>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3"/>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3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3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4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4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3"/>
      </text:list-level-style-bullet>
      <text:list-level-style-bullet text:level="2" text:style-name="WW8Num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3"/>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Bullet_20_Symbols" text:bullet-char="•">
        <style:list-level-properties text:list-level-position-and-space-mode="label-alignment">
          <style:list-level-label-alignment text:label-followed-by="listtab" text:list-tab-stop-position="0.501cm" fo:text-indent="-0.499cm" fo:margin-left="1cm"/>
        </style:list-level-properties>
        <style:text-properties style:font-name="OpenSymbol3"/>
      </text:list-level-style-bullet>
      <text:list-level-style-bullet text:level="2" text:style-name="WW8Num9z1" style:num-suffix="." text:bullet-char="-">
        <style:list-level-properties text:list-level-position-and-space-mode="label-alignment">
          <style:list-level-label-alignment text:label-followed-by="listtab" text:list-tab-stop-position="2.136cm" fo:text-indent="-0.635cm" fo:margin-left="2.136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Times New Roman"/>
      </text:list-level-style-bullet>
      <text:list-level-style-bullet text:level="4" text:style-name="WW8Num9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9z5"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9z5"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Bullet_20_Symbols" text:bullet-char="•">
        <style:list-level-properties text:list-level-position-and-space-mode="label-alignment">
          <style:list-level-label-alignment text:label-followed-by="listtab" text:list-tab-stop-position="0.501cm" fo:text-indent="-0.499cm" fo:margin-left="1cm"/>
        </style:list-level-properties>
        <style:text-properties style:font-name="OpenSymbol3"/>
      </text:list-level-style-bullet>
      <text:list-level-style-bullet text:level="2" text:style-name="WW8Num10z1" style:num-suffix="." text:bullet-char="-">
        <style:list-level-properties text:list-level-position-and-space-mode="label-alignment">
          <style:list-level-label-alignment text:label-followed-by="listtab" text:list-tab-stop-position="2.136cm" fo:text-indent="-0.635cm" fo:margin-left="2.136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Times New Roman"/>
      </text:list-level-style-bullet>
      <text:list-level-style-bullet text:level="4" text:style-name="WW8Num10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10z5"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10z5"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3"/>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3"/>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3"/>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3"/>
      </text:list-level-style-bullet>
      <text:list-level-style-bullet text:level="2" text:style-name="WW8Num1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3"/>
      </text:list-level-style-bullet>
      <text:list-level-style-bullet text:level="2" text:style-name="WW8Num1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3"/>
      </text:list-level-style-bullet>
      <text:list-level-style-bullet text:level="2" text:style-name="WW8Num1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3"/>
      </text:list-level-style-bullet>
      <text:list-level-style-bullet text:level="2" text:style-name="WW8Num1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3"/>
      </text:list-level-style-bullet>
      <text:list-level-style-bullet text:level="2" text:style-name="WW8Num2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3"/>
      </text:list-level-style-bullet>
      <text:list-level-style-bullet text:level="2" text:style-name="WW8Num2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3"/>
      </text:list-level-style-bullet>
      <text:list-level-style-bullet text:level="2" text:style-name="WW8Num2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3"/>
      </text:list-level-style-bullet>
      <text:list-level-style-bullet text:level="2" text:style-name="WW8Num2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3"/>
      </text:list-level-style-bullet>
      <text:list-level-style-bullet text:level="2" text:style-name="WW8Num2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3"/>
      </text:list-level-style-bullet>
      <text:list-level-style-bullet text:level="2" text:style-name="WW8Num2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Bullet_20_Symbols" text:bullet-char="•">
        <style:list-level-properties text:list-level-position-and-space-mode="label-alignment">
          <style:list-level-label-alignment text:label-followed-by="listtab" text:list-tab-stop-position="1.411cm" fo:text-indent="-0.635cm" fo:margin-left="1.411cm"/>
        </style:list-level-properties>
        <style:text-properties style:font-name="OpenSymbol3"/>
      </text:list-level-style-bullet>
      <text:list-level-style-bullet text:level="2" text:style-name="WW8Num26z1" style:num-suffix="." text:bullet-char="◦">
        <style:list-level-properties text:list-level-position-and-space-mode="label-alignment">
          <style:list-level-label-alignment text:label-followed-by="listtab" text:list-tab-stop-position="2.046cm" fo:text-indent="-0.635cm" fo:margin-left="2.046cm"/>
        </style:list-level-properties>
        <style:text-properties style:font-name="OpenSymbol"/>
      </text:list-level-style-bullet>
      <text:list-level-style-bullet text:level="3" text:style-name="WW8Num26z1" style:num-suffix="." text:bullet-char="▪">
        <style:list-level-properties text:list-level-position-and-space-mode="label-alignment">
          <style:list-level-label-alignment text:label-followed-by="listtab" text:list-tab-stop-position="2.681cm" fo:text-indent="-0.635cm" fo:margin-left="2.681cm"/>
        </style:list-level-properties>
        <style:text-properties style:font-name="OpenSymbol"/>
      </text:list-level-style-bullet>
      <text:list-level-style-bullet text:level="4" text:style-name="WW8Num26z0" style:num-suffix="." text:bullet-char="">
        <style:list-level-properties text:list-level-position-and-space-mode="label-alignment">
          <style:list-level-label-alignment text:label-followed-by="listtab" text:list-tab-stop-position="3.316cm" fo:text-indent="-0.635cm" fo:margin-left="3.316cm"/>
        </style:list-level-properties>
        <style:text-properties style:font-name="Symbol1"/>
      </text:list-level-style-bullet>
      <text:list-level-style-bullet text:level="5" text:style-name="WW8Num26z1" style:num-suffix="." text:bullet-char="◦">
        <style:list-level-properties text:list-level-position-and-space-mode="label-alignment">
          <style:list-level-label-alignment text:label-followed-by="listtab" text:list-tab-stop-position="3.951cm" fo:text-indent="-0.635cm" fo:margin-left="3.951cm"/>
        </style:list-level-properties>
        <style:text-properties style:font-name="OpenSymbol"/>
      </text:list-level-style-bullet>
      <text:list-level-style-bullet text:level="6" text:style-name="WW8Num26z1" style:num-suffix="." text:bullet-char="▪">
        <style:list-level-properties text:list-level-position-and-space-mode="label-alignment">
          <style:list-level-label-alignment text:label-followed-by="listtab" text:list-tab-stop-position="4.586cm" fo:text-indent="-0.635cm" fo:margin-left="4.586cm"/>
        </style:list-level-properties>
        <style:text-properties style:font-name="OpenSymbol"/>
      </text:list-level-style-bullet>
      <text:list-level-style-bullet text:level="7" text:style-name="WW8Num26z0" style:num-suffix="." text:bullet-char="">
        <style:list-level-properties text:list-level-position-and-space-mode="label-alignment">
          <style:list-level-label-alignment text:label-followed-by="listtab" text:list-tab-stop-position="5.221cm" fo:text-indent="-0.635cm" fo:margin-left="5.221cm"/>
        </style:list-level-properties>
        <style:text-properties style:font-name="Symbol1"/>
      </text:list-level-style-bullet>
      <text:list-level-style-bullet text:level="8" text:style-name="WW8Num26z1" style:num-suffix="." text:bullet-char="◦">
        <style:list-level-properties text:list-level-position-and-space-mode="label-alignment">
          <style:list-level-label-alignment text:label-followed-by="listtab" text:list-tab-stop-position="5.856cm" fo:text-indent="-0.635cm" fo:margin-left="5.856cm"/>
        </style:list-level-properties>
        <style:text-properties style:font-name="OpenSymbol"/>
      </text:list-level-style-bullet>
      <text:list-level-style-bullet text:level="9" text:style-name="WW8Num26z1" style:num-suffix="." text:bullet-char="▪">
        <style:list-level-properties text:list-level-position-and-space-mode="label-alignment">
          <style:list-level-label-alignment text:label-followed-by="listtab" text:list-tab-stop-position="6.491cm" fo:text-indent="-0.635cm" fo:margin-left="6.49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Bullet_20_Symbols" text:bullet-char="•">
        <style:list-level-properties text:list-level-position-and-space-mode="label-alignment">
          <style:list-level-label-alignment text:label-followed-by="listtab" text:list-tab-stop-position="1.247cm" fo:text-indent="-0.635cm" fo:margin-left="1.247cm"/>
        </style:list-level-properties>
        <style:text-properties style:font-name="OpenSymbol3"/>
      </text:list-level-style-bullet>
      <text:list-level-style-bullet text:level="2" text:style-name="WW8Num27z1" style:num-suffix="." text:bullet-char="◦">
        <style:list-level-properties text:list-level-position-and-space-mode="label-alignment">
          <style:list-level-label-alignment text:label-followed-by="listtab" text:list-tab-stop-position="1.882cm" fo:text-indent="-0.635cm" fo:margin-left="1.882cm"/>
        </style:list-level-properties>
        <style:text-properties style:font-name="OpenSymbol"/>
      </text:list-level-style-bullet>
      <text:list-level-style-bullet text:level="3" text:style-name="WW8Num27z1" style:num-suffix="." text:bullet-char="▪">
        <style:list-level-properties text:list-level-position-and-space-mode="label-alignment">
          <style:list-level-label-alignment text:label-followed-by="listtab" text:list-tab-stop-position="2.517cm" fo:text-indent="-0.635cm" fo:margin-left="2.517cm"/>
        </style:list-level-properties>
        <style:text-properties style:font-name="OpenSymbol"/>
      </text:list-level-style-bullet>
      <text:list-level-style-bullet text:level="4" text:style-name="WW8Num27z0" style:num-suffix="." text:bullet-char="">
        <style:list-level-properties text:list-level-position-and-space-mode="label-alignment">
          <style:list-level-label-alignment text:label-followed-by="listtab" text:list-tab-stop-position="3.152cm" fo:text-indent="-0.635cm" fo:margin-left="3.152cm"/>
        </style:list-level-properties>
        <style:text-properties style:font-name="Symbol1"/>
      </text:list-level-style-bullet>
      <text:list-level-style-bullet text:level="5" text:style-name="WW8Num27z1" style:num-suffix="." text:bullet-char="◦">
        <style:list-level-properties text:list-level-position-and-space-mode="label-alignment">
          <style:list-level-label-alignment text:label-followed-by="listtab" text:list-tab-stop-position="3.787cm" fo:text-indent="-0.635cm" fo:margin-left="3.787cm"/>
        </style:list-level-properties>
        <style:text-properties style:font-name="OpenSymbol"/>
      </text:list-level-style-bullet>
      <text:list-level-style-bullet text:level="6" text:style-name="WW8Num27z1" style:num-suffix="." text:bullet-char="▪">
        <style:list-level-properties text:list-level-position-and-space-mode="label-alignment">
          <style:list-level-label-alignment text:label-followed-by="listtab" text:list-tab-stop-position="4.422cm" fo:text-indent="-0.635cm" fo:margin-left="4.422cm"/>
        </style:list-level-properties>
        <style:text-properties style:font-name="OpenSymbol"/>
      </text:list-level-style-bullet>
      <text:list-level-style-bullet text:level="7" text:style-name="WW8Num27z0" style:num-suffix="." text:bullet-char="">
        <style:list-level-properties text:list-level-position-and-space-mode="label-alignment">
          <style:list-level-label-alignment text:label-followed-by="listtab" text:list-tab-stop-position="5.057cm" fo:text-indent="-0.635cm" fo:margin-left="5.057cm"/>
        </style:list-level-properties>
        <style:text-properties style:font-name="Symbol1"/>
      </text:list-level-style-bullet>
      <text:list-level-style-bullet text:level="8" text:style-name="WW8Num27z1" style:num-suffix="." text:bullet-char="◦">
        <style:list-level-properties text:list-level-position-and-space-mode="label-alignment">
          <style:list-level-label-alignment text:label-followed-by="listtab" text:list-tab-stop-position="5.692cm" fo:text-indent="-0.635cm" fo:margin-left="5.692cm"/>
        </style:list-level-properties>
        <style:text-properties style:font-name="OpenSymbol"/>
      </text:list-level-style-bullet>
      <text:list-level-style-bullet text:level="9" text:style-name="WW8Num27z1" style:num-suffix="." text:bullet-char="▪">
        <style:list-level-properties text:list-level-position-and-space-mode="label-alignment">
          <style:list-level-label-alignment text:label-followed-by="listtab" text:list-tab-stop-position="6.327cm" fo:text-indent="-0.635cm" fo:margin-left="6.327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3"/>
      </text:list-level-style-bullet>
      <text:list-level-style-bullet text:level="2" text:style-name="WW8Num2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Bullet_20_Symbols" text:bullet-char="•">
        <style:list-level-properties text:list-level-position-and-space-mode="label-alignment">
          <style:list-level-label-alignment text:label-followed-by="listtab" text:list-tab-stop-position="1.224cm" fo:text-indent="-0.635cm" fo:margin-left="1.224cm"/>
        </style:list-level-properties>
        <style:text-properties style:font-name="OpenSymbol3"/>
      </text:list-level-style-bullet>
      <text:list-level-style-bullet text:level="2" text:style-name="WW8Num29z1" style:num-suffix="." text:bullet-char="◦">
        <style:list-level-properties text:list-level-position-and-space-mode="label-alignment">
          <style:list-level-label-alignment text:label-followed-by="listtab" text:list-tab-stop-position="1.859cm" fo:text-indent="-0.635cm" fo:margin-left="1.859cm"/>
        </style:list-level-properties>
        <style:text-properties style:font-name="OpenSymbol"/>
      </text:list-level-style-bullet>
      <text:list-level-style-bullet text:level="3" text:style-name="WW8Num29z1" style:num-suffix="." text:bullet-char="▪">
        <style:list-level-properties text:list-level-position-and-space-mode="label-alignment">
          <style:list-level-label-alignment text:label-followed-by="listtab" text:list-tab-stop-position="2.494cm" fo:text-indent="-0.635cm" fo:margin-left="2.494cm"/>
        </style:list-level-properties>
        <style:text-properties style:font-name="OpenSymbol"/>
      </text:list-level-style-bullet>
      <text:list-level-style-bullet text:level="4" text:style-name="WW8Num29z0" style:num-suffix="." text:bullet-char="">
        <style:list-level-properties text:list-level-position-and-space-mode="label-alignment">
          <style:list-level-label-alignment text:label-followed-by="listtab" text:list-tab-stop-position="3.129cm" fo:text-indent="-0.635cm" fo:margin-left="3.129cm"/>
        </style:list-level-properties>
        <style:text-properties style:font-name="Symbol1"/>
      </text:list-level-style-bullet>
      <text:list-level-style-bullet text:level="5" text:style-name="WW8Num29z1" style:num-suffix="." text:bullet-char="◦">
        <style:list-level-properties text:list-level-position-and-space-mode="label-alignment">
          <style:list-level-label-alignment text:label-followed-by="listtab" text:list-tab-stop-position="3.764cm" fo:text-indent="-0.635cm" fo:margin-left="3.764cm"/>
        </style:list-level-properties>
        <style:text-properties style:font-name="OpenSymbol"/>
      </text:list-level-style-bullet>
      <text:list-level-style-bullet text:level="6" text:style-name="WW8Num29z1" style:num-suffix="." text:bullet-char="▪">
        <style:list-level-properties text:list-level-position-and-space-mode="label-alignment">
          <style:list-level-label-alignment text:label-followed-by="listtab" text:list-tab-stop-position="4.399cm" fo:text-indent="-0.635cm" fo:margin-left="4.399cm"/>
        </style:list-level-properties>
        <style:text-properties style:font-name="OpenSymbol"/>
      </text:list-level-style-bullet>
      <text:list-level-style-bullet text:level="7" text:style-name="WW8Num29z0" style:num-suffix="." text:bullet-char="">
        <style:list-level-properties text:list-level-position-and-space-mode="label-alignment">
          <style:list-level-label-alignment text:label-followed-by="listtab" text:list-tab-stop-position="5.034cm" fo:text-indent="-0.635cm" fo:margin-left="5.034cm"/>
        </style:list-level-properties>
        <style:text-properties style:font-name="Symbol1"/>
      </text:list-level-style-bullet>
      <text:list-level-style-bullet text:level="8" text:style-name="WW8Num29z1" style:num-suffix="." text:bullet-char="◦">
        <style:list-level-properties text:list-level-position-and-space-mode="label-alignment">
          <style:list-level-label-alignment text:label-followed-by="listtab" text:list-tab-stop-position="5.669cm" fo:text-indent="-0.635cm" fo:margin-left="5.669cm"/>
        </style:list-level-properties>
        <style:text-properties style:font-name="OpenSymbol"/>
      </text:list-level-style-bullet>
      <text:list-level-style-bullet text:level="9" text:style-name="WW8Num29z1" style:num-suffix="." text:bullet-char="▪">
        <style:list-level-properties text:list-level-position-and-space-mode="label-alignment">
          <style:list-level-label-alignment text:label-followed-by="listtab" text:list-tab-stop-position="6.304cm" fo:text-indent="-0.635cm" fo:margin-left="6.30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3"/>
      </text:list-level-style-bullet>
      <text:list-level-style-bullet text:level="2" text:style-name="WW8Num3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Bullet_20_Symbols" text:bullet-char="•">
        <style:list-level-properties text:list-level-position-and-space-mode="label-alignment">
          <style:list-level-label-alignment text:label-followed-by="listtab" text:list-tab-stop-position="1.247cm" fo:text-indent="-0.635cm" fo:margin-left="1.247cm"/>
        </style:list-level-properties>
        <style:text-properties style:font-name="OpenSymbol3"/>
      </text:list-level-style-bullet>
      <text:list-level-style-bullet text:level="2" text:style-name="WW8Num31z1" style:num-suffix="." text:bullet-char="◦">
        <style:list-level-properties text:list-level-position-and-space-mode="label-alignment">
          <style:list-level-label-alignment text:label-followed-by="listtab" text:list-tab-stop-position="1.882cm" fo:text-indent="-0.635cm" fo:margin-left="1.882cm"/>
        </style:list-level-properties>
        <style:text-properties style:font-name="OpenSymbol"/>
      </text:list-level-style-bullet>
      <text:list-level-style-bullet text:level="3" text:style-name="WW8Num31z1" style:num-suffix="." text:bullet-char="▪">
        <style:list-level-properties text:list-level-position-and-space-mode="label-alignment">
          <style:list-level-label-alignment text:label-followed-by="listtab" text:list-tab-stop-position="2.517cm" fo:text-indent="-0.635cm" fo:margin-left="2.517cm"/>
        </style:list-level-properties>
        <style:text-properties style:font-name="OpenSymbol"/>
      </text:list-level-style-bullet>
      <text:list-level-style-bullet text:level="4" text:style-name="WW8Num31z0" style:num-suffix="." text:bullet-char="">
        <style:list-level-properties text:list-level-position-and-space-mode="label-alignment">
          <style:list-level-label-alignment text:label-followed-by="listtab" text:list-tab-stop-position="3.152cm" fo:text-indent="-0.635cm" fo:margin-left="3.152cm"/>
        </style:list-level-properties>
        <style:text-properties style:font-name="Symbol1"/>
      </text:list-level-style-bullet>
      <text:list-level-style-bullet text:level="5" text:style-name="WW8Num31z1" style:num-suffix="." text:bullet-char="◦">
        <style:list-level-properties text:list-level-position-and-space-mode="label-alignment">
          <style:list-level-label-alignment text:label-followed-by="listtab" text:list-tab-stop-position="3.787cm" fo:text-indent="-0.635cm" fo:margin-left="3.787cm"/>
        </style:list-level-properties>
        <style:text-properties style:font-name="OpenSymbol"/>
      </text:list-level-style-bullet>
      <text:list-level-style-bullet text:level="6" text:style-name="WW8Num31z1" style:num-suffix="." text:bullet-char="▪">
        <style:list-level-properties text:list-level-position-and-space-mode="label-alignment">
          <style:list-level-label-alignment text:label-followed-by="listtab" text:list-tab-stop-position="4.422cm" fo:text-indent="-0.635cm" fo:margin-left="4.422cm"/>
        </style:list-level-properties>
        <style:text-properties style:font-name="OpenSymbol"/>
      </text:list-level-style-bullet>
      <text:list-level-style-bullet text:level="7" text:style-name="WW8Num31z0" style:num-suffix="." text:bullet-char="">
        <style:list-level-properties text:list-level-position-and-space-mode="label-alignment">
          <style:list-level-label-alignment text:label-followed-by="listtab" text:list-tab-stop-position="5.057cm" fo:text-indent="-0.635cm" fo:margin-left="5.057cm"/>
        </style:list-level-properties>
        <style:text-properties style:font-name="Symbol1"/>
      </text:list-level-style-bullet>
      <text:list-level-style-bullet text:level="8" text:style-name="WW8Num31z1" style:num-suffix="." text:bullet-char="◦">
        <style:list-level-properties text:list-level-position-and-space-mode="label-alignment">
          <style:list-level-label-alignment text:label-followed-by="listtab" text:list-tab-stop-position="5.692cm" fo:text-indent="-0.635cm" fo:margin-left="5.692cm"/>
        </style:list-level-properties>
        <style:text-properties style:font-name="OpenSymbol"/>
      </text:list-level-style-bullet>
      <text:list-level-style-bullet text:level="9" text:style-name="WW8Num31z1" style:num-suffix="." text:bullet-char="▪">
        <style:list-level-properties text:list-level-position-and-space-mode="label-alignment">
          <style:list-level-label-alignment text:label-followed-by="listtab" text:list-tab-stop-position="6.327cm" fo:text-indent="-0.635cm" fo:margin-left="6.327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5.715cm"/>
        </style:list-level-properties>
        <style:text-properties style:font-name="Wingdings1"/>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3.175cm"/>
        </style:list-level-properties>
        <style:text-properties style:font-name="Symbol2"/>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5.08cm"/>
        </style:list-level-properties>
        <style:text-properties style:font-name="Symbol2"/>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3" style:family="table">
      <style:table-properties style:width="17.036cm" table:align="left" style:writing-mode="lr-tb"/>
    </style:style>
    <style:style style:name="Tabla13.A" style:family="table-column">
      <style:table-column-properties style:column-width="2.392cm"/>
    </style:style>
    <style:style style:name="Tabla13.B" style:family="table-column">
      <style:table-column-properties style:column-width="14.644cm"/>
    </style:style>
    <style:style style:name="Tabla13.1" style:family="table-row">
      <style:table-row-properties fo:keep-together="auto"/>
    </style:style>
    <style:style style:name="Tabla13.A1" style:family="table-cell">
      <style:table-cell-properties style:vertical-align="top" fo:padding="0.097cm" fo:border-left="1pt solid #000000" fo:border-right="none" fo:border-top="1pt solid #000000" fo:border-bottom="1pt solid #000000" style:writing-mode="lr-tb"/>
    </style:style>
    <style:style style:name="Tabla13.B1" style:family="table-cell">
      <style:table-cell-properties style:vertical-align="top" fo:padding="0.097cm" fo:border="1pt solid #000000" style:writing-mode="lr-tb"/>
    </style:style>
    <style:style style:name="MP1" style:family="paragraph" style:parent-style-name="Table_20_Contents">
      <style:paragraph-properties style:snap-to-layout-grid="false"/>
    </style:style>
    <style:style style:name="MP2" style:family="paragraph" style:parent-style-name="Table_20_Contents">
      <style:paragraph-properties fo:text-align="center" style:justify-single-word="false" style:snap-to-layout-grid="false"/>
      <style:text-properties style:font-name="Arial" fo:font-size="10pt" fo:font-weight="bold" style:font-size-asian="10pt" style:font-weight-asian="bold" style:font-name-complex="Arial" style:font-size-complex="10pt" style:font-weight-complex="bold"/>
    </style:style>
    <style:style style:name="MP3" style:family="paragraph" style:parent-style-name="Table_20_Contents">
      <style:paragraph-properties fo:text-align="center" style:justify-single-word="false"/>
    </style:style>
    <style:style style:name="MT1" style:family="text">
      <style:text-properties style:font-name="Arial" fo:font-size="10pt" fo:font-weight="bold" style:font-size-asian="10pt" style:font-weight-asian="bold" style:font-name-complex="Arial" style:font-size-complex="10pt" style:font-weight-complex="bold"/>
    </style:style>
    <style:style style:name="MT2" style:family="text">
      <style:text-properties style:font-name="Arial" fo:font-size="10pt" style:font-size-asian="10pt" style:font-name-complex="Arial" style:font-size-complex="10pt"/>
    </style:style>
    <style:style style:name="MT3" style:family="text">
      <style:text-properties style:font-name="Arial" fo:font-size="10pt" fo:font-weight="normal" style:font-size-asian="10pt" style:font-weight-asian="normal" style:font-name-complex="Arial" style:font-size-complex="10pt" style:font-weight-complex="normal"/>
    </style:style>
    <style:style style:name="MT4" style:family="text">
      <style:text-properties style:font-name="Arial" fo:font-size="10pt" officeooo:rsid="002329a2" style:font-size-asian="10pt" style:font-name-complex="Arial" style:font-size-complex="10pt"/>
    </style:style>
    <style:style style:name="Mfr1" style:family="graphic" style:parent-style-name="Graphics">
      <style:graphic-properties fo:margin-left="0cm" fo:margin-right="0cm" style:vertical-pos="top" style:vertical-rel="baseline" fo:background-color="#ffffff" style:background-transparency="100%" draw:fill="solid" draw:fill-color="#ffffff" draw:opacity="0%"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65cm" fo:margin-bottom="2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96cm" fo:margin-left="0cm" fo:margin-right="0cm" fo:margin-bottom="2.861cm" style:dynamic-spacing="true"/>
      </style:header-style>
      <style:footer-style/>
    </style:page-layout>
  </office:automatic-styles>
  <office:master-styles>
    <style:master-page style:name="Standard" style:page-layout-name="Mpm1">
      <style:header>
        <table:table table:name="Tabla13" table:style-name="Tabla13">
          <table:table-column table:style-name="Tabla13.A"/>
          <table:table-column table:style-name="Tabla13.B"/>
          <table:table-row table:style-name="Tabla13.1">
            <table:table-cell table:style-name="Tabla13.A1" office:value-type="string">
              <text:p text:style-name="MP1"><draw:frame draw:style-name="Mfr1" draw:name="Imagen1" text:anchor-type="as-char" svg:width="1.972cm" svg:height="1.653cm" draw:z-index="37"><draw:image xlink:href="Pictures/100000000000006F0000005DC9377B4EDE8A7A56.png" xlink:type="simple" xlink:show="embed" xlink:actuate="onLoad" loext:mime-type="image/png"/></draw:frame></text:p>
            </table:table-cell>
            <table:table-cell table:style-name="Tabla13.B1" office:value-type="string">
              <text:p text:style-name="MP2">IES HARÍA. DEPARTAMENTO DE INFORMÁTICA</text:p>
              <text:p text:style-name="MP3"><text:span text:style-name="MT1">Ciclo formativo:</text:span><text:span text:style-name="MT2"> Sistemas Microinformáticos y Redes</text:span></text:p>
              <text:p text:style-name="MP3"><text:span text:style-name="MT1">Módulo: </text:span><text:span text:style-name="MT3">0227. Servicios en Red</text:span><text:span text:style-name="MT2"> - SRC</text:span></text:p>
              <text:p text:style-name="MP3"><text:span text:style-name="MT1">Curso:</text:span><text:span text:style-name="MT2">201</text:span><text:span text:style-name="MT4">7</text:span><text:span text:style-name="MT2">-1</text:span><text:span text:style-name="MT4">8</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1-09-18T11:43:19</meta:creation-date>
    <dc:date>2017-10-15T23:48:26.906947698</dc:date>
    <meta:editing-cycles>104</meta:editing-cycles>
    <meta:editing-duration>PT22H17M12S</meta:editing-duration>
    <meta:generator>LibreOffice/5.4.2.2$Linux_X86_64 LibreOffice_project/40m0$Build-2</meta:generator>
    <meta:document-statistic meta:table-count="13" meta:image-count="1" meta:object-count="0" meta:page-count="38" meta:paragraph-count="694" meta:word-count="8836" meta:character-count="56162" meta:non-whitespace-character-count="48088"/>
    <meta:user-defined meta:name="Info 1"/>
    <meta:user-defined meta:name="Info 2"/>
    <meta:user-defined meta:name="Info 3"/>
    <meta:user-defined meta:name="Info 4"/>
  </office:meta>
</office:document-meta>
</file>